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52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8.714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4.459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4.016cm"/>
    </style:style>
    <style:style style:name="co14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3" style:family="table-cell" style:parent-style-name="Default">
      <style:table-cell-properties fo:background-color="#ffbf00"/>
      <style:text-properties fo:color="#000000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riant.csv__vs-base" table:style-name="ta1">
        <table:shapes>
          <draw:frame draw:z-index="0" draw:style-name="gr1" draw:text-style-name="P1" svg:width="18.3cm" svg:height="9.961cm" svg:x="70.08cm" svg:y="6.007cm">
            <draw:object draw:notify-on-update-of-ranges="'variant.csv__vs-base'.T2:'variant.csv__vs-base'.T6 'variant.csv__vs-base'.V1:'variant.csv__vs-base'.V1 'variant.csv__vs-base'.V2:'variant.csv__vs-base'.V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.044cm" svg:height="10.386cm" svg:x="70.194cm" svg:y="17.055cm">
            <draw:object draw:notify-on-update-of-ranges="'variant.csv__vs-base'.H2:'variant.csv__vs-base'.H339 'variant.csv__vs-base'.O1:'variant.csv__vs-base'.O1 'variant.csv__vs-base'.O2:'variant.csv__vs-base'.O3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5"/>
        <table:table-column table:style-name="co8" table:default-cell-style-name="ce15"/>
        <table:table-column table:style-name="co8" table:default-cell-style-name="Default"/>
        <table:table-column table:style-name="co11" table:default-cell-style-name="Default"/>
        <table:table-column table:style-name="co8" table:number-columns-repeated="2" table:default-cell-style-name="ce16"/>
        <table:table-column table:style-name="co8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Mean (B) [ms]</text:p>
          </table:table-cell>
          <table:table-cell office:value-type="string" calcext:value-type="string">
            <text:p>Mean (V) [ms]</text:p>
          </table:table-cell>
          <table:table-cell office:value-type="string" calcext:value-type="string">
            <text:p>ΔMean [ms]</text:p>
          </table:table-cell>
          <table:table-cell office:value-type="string" calcext:value-type="string">
            <text:p>ΔMean [%]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umber of Merges</text:p>
          </table:table-cell>
          <table:table-cell table:number-columns-repeated="2"/>
          <table:table-cell office:value-type="string" calcext:value-type="string">
            <text:p>Per Group:</text:p>
          </table:table-cell>
          <table:table-cell office:value-type="string" calcext:value-type="string">
            <text:p>Average ΔMean [%]</text:p>
          </table:table-cell>
          <table:table-cell office:value-type="string" calcext:value-type="string">
            <text:p>Stdev ΔMean [%]</text:p>
          </table:table-cell>
          <table:table-cell office:value-type="string" calcext:value-type="string">
            <text:p>Z3 WARNING</text:p>
          </table:table-cell>
          <table:table-cell office:value-type="string" calcext:value-type="string">
            <text:p>ΔMean excluding no merges [%]</text:p>
          </table:table-cell>
          <table:table-cell office:value-type="string" calcext:value-type="string">
            <text:p>Average Δmean exluding no merges [%]</text:p>
          </table:table-cell>
          <table:table-cell office:value-type="string" calcext:value-type="string">
            <text:p>Stdev Δmean excluding no merges [%]</text:p>
          </table:table-cell>
          <table:table-cell table:number-columns-repeated="3"/>
          <table:table-cell table:style-name="ce15" office:value-type="string" calcext:value-type="string">
            <text:p>Average ΔMean [%]</text:p>
          </table:table-cell>
          <table:table-cell table:style-name="ce16" office:value-type="string" calcext:value-type="string">
            <text:p>Average ΔMean exluding no merges [%]</text:p>
          </table:table-cell>
        </table:table-row>
        <table:table-row table:style-name="ro1">
          <table:table-cell table:style-name="ce1" office:value-type="string" calcext:value-type="string">
            <text:p>frontends/gobra/forall-simple1.gobra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5"/>
          <table:table-cell table:number-columns-repeated="8"/>
          <table:table-cell office:value-type="string" calcext:value-type="string">
            <text:p>0.1s – 0.5s (14)</text:p>
          </table:table-cell>
          <table:table-cell table:style-name="ce15" office:value-type="float" office:value="-1.4" calcext:value-type="float">
            <text:p>-1.4</text:p>
          </table:table-cell>
          <table:table-cell table:style-name="ce16" office:value-type="float" office:value="-3.3" calcext:value-type="float">
            <text:p>-3.3</text:p>
          </table:table-cell>
        </table:table-row>
        <table:table-row table:style-name="ro1">
          <table:table-cell table:style-name="ce1" office:value-type="string" calcext:value-type="string">
            <text:p>allSil/BracketIssues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.4444444444444" calcext:value-type="float">
            <text:p>44.4444444444444</text:p>
          </table:table-cell>
          <table:table-cell table:style-name="ce1" office:value-type="string" calcext:value-type="string">
            <text:p>allSil/BubbleSort-silicon.si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8"/>
          <table:table-cell office:value-type="string" calcext:value-type="string">
            <text:p>0.5s – 1s (20)</text:p>
          </table:table-cell>
          <table:table-cell table:style-name="ce15" office:value-type="float" office:value="-0.3" calcext:value-type="float">
            <text:p>-0.3</text:p>
          </table:table-cell>
          <table:table-cell table:style-name="ce16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string" calcext:value-type="string">
            <text:p>allSil/LoopPV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5.26315789473684" calcext:value-type="float">
            <text:p>-5.26315789473684</text:p>
          </table:table-cell>
          <table:table-cell table:style-name="ce1" office:value-type="string" calcext:value-type="string">
            <text:p>allSil/MainPVL-silicon.si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8"/>
          <table:table-cell office:value-type="string" calcext:value-type="string">
            <text:p>1s – 5s (54)</text:p>
          </table:table-cell>
          <table:table-cell table:style-name="ce15" office:value-type="float" office:value="3.2" calcext:value-type="float">
            <text:p>3.2</text:p>
          </table:table-cell>
          <table:table-cell table:style-name="ce16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string" calcext:value-type="string">
            <text:p>allSil/RW7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.33333333333333" calcext:value-type="float">
            <text:p>-3.33333333333333</text:p>
          </table:table-cell>
          <table:table-cell table:style-name="ce1" table:number-columns-repeated="5"/>
          <table:table-cell table:number-columns-repeated="8"/>
          <table:table-cell office:value-type="string" calcext:value-type="string">
            <text:p>5s – 10s (15)</text:p>
          </table:table-cell>
          <table:table-cell table:style-name="ce15" office:value-type="float" office:value="9.6" calcext:value-type="float">
            <text:p>9.6</text:p>
          </table:table-cell>
          <table:table-cell table:style-name="ce16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string" calcext:value-type="string">
            <text:p>allSil/RW5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.2258064516129" calcext:value-type="float">
            <text:p>-3.2258064516129</text:p>
          </table:table-cell>
          <table:table-cell table:style-name="ce1" table:number-columns-repeated="5"/>
          <table:table-cell table:number-columns-repeated="8"/>
          <table:table-cell office:value-type="string" calcext:value-type="string">
            <text:p>&gt; 10s (17)</text:p>
          </table:table-cell>
          <table:table-cell table:style-name="ce15" office:value-type="float" office:value="25.2" calcext:value-type="float">
            <text:p>25.2</text:p>
          </table:table-cell>
          <table:table-cell table:style-name="ce16" office:value-type="float" office:value="2.7" calcext:value-type="float">
            <text:p>2.7</text:p>
          </table:table-cell>
        </table:table-row>
        <table:table-row table:style-name="ro1">
          <table:table-cell table:style-name="ce2" office:value-type="string" calcext:value-type="string">
            <text:p>allSil/CastExamplePV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82131661442006" calcext:value-type="float">
            <text:p>-2.82131661442006</text:p>
          </table:table-cell>
          <table:table-cell table:style-name="ce2" office:value-type="string" calcext:value-type="string">
            <text:p>allSil/CollectionTes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formula="of:=AVERAGE([.F7:.F109])" office:value-type="float" office:value="-1.41735766555291" calcext:value-type="float">
            <text:p>-1.41735766555291</text:p>
          </table:table-cell>
          <table:table-cell table:formula="of:=STDEV([.F7:.F109])" office:value-type="float" office:value="3.99499044574358" calcext:value-type="float">
            <text:p>3.99499044574358</text:p>
          </table:table-cell>
          <table:table-cell/>
          <table:table-cell table:formula="of:=IF([.H7]=0;&quot;&quot;;[.F7])">
            <text:p/>
          </table:table-cell>
          <table:table-cell table:formula="of:=AVERAGE([.O7:.O109])" office:value-type="float" office:value="-3.32260759569258" calcext:value-type="float">
            <text:p>-3.32260759569258</text:p>
          </table:table-cell>
          <table:table-cell table:formula="of:=STDEV([.O7:.O109])" office:value-type="float" office:value="4.04433876375237" calcext:value-type="float">
            <text:p>4.0443387637523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llSil/OnlyPredicat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4.26829268292683" calcext:value-type="float">
            <text:p>-4.26829268292683</text:p>
          </table:table-cell>
          <table:table-cell table:style-name="ce2" office:value-type="string" calcext:value-type="string">
            <text:p>allSil/OnlyRetur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]=0;&quot;&quot;;[.F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oto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06060606060606" calcext:value-type="float">
            <text:p>0.606060606060606</text:p>
          </table:table-cell>
          <table:table-cell table:style-name="ce2" office:value-type="string" calcext:value-type="string">
            <text:p>allSil/Goto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]=0;&quot;&quot;;[.F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nlyClas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.42424242424242" calcext:value-type="float">
            <text:p>2.42424242424242</text:p>
          </table:table-cell>
          <table:table-cell table:style-name="ce2" office:value-type="string" calcext:value-type="string">
            <text:p>allSil/OnlyExtends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]=0;&quot;&quot;;[.F1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KeywordsAllowC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1.51057401812689" calcext:value-type="float">
            <text:p>-1.51057401812689</text:p>
          </table:table-cell>
          <table:table-cell table:style-name="ce2" office:value-type="string" calcext:value-type="string">
            <text:p>allSil/KeywordsAllowJava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1]=0;&quot;&quot;;[.F1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oto3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0.890207715133531" calcext:value-type="float">
            <text:p>-0.890207715133531</text:p>
          </table:table-cell>
          <table:table-cell table:style-name="ce2" office:value-type="string" calcext:value-type="string">
            <text:p>allSil/GraphReachabilit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2]=0;&quot;&quot;;[.F1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orWithinParalle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4792899408284" calcext:value-type="float">
            <text:p>1.4792899408284</text:p>
          </table:table-cell>
          <table:table-cell table:style-name="ce2" office:value-type="string" calcext:value-type="string">
            <text:p>allSil/ForkPV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3]=0;&quot;&quot;;[.F1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nlyExtend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585798816568" calcext:value-type="float">
            <text:p>0.29585798816568</text:p>
          </table:table-cell>
          <table:table-cell table:style-name="ce2" office:value-type="string" calcext:value-type="string">
            <text:p>allSil/OnlyNew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4]=0;&quot;&quot;;[.F1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inally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-17" calcext:value-type="float">
            <text:p>-17</text:p>
          </table:table-cell>
          <table:table-cell table:style-name="ce2" office:value-type="float" office:value="-4.97076023391813" calcext:value-type="float">
            <text:p>-4.97076023391813</text:p>
          </table:table-cell>
          <table:table-cell table:style-name="ce2" office:value-type="string" calcext:value-type="string">
            <text:p>allSil/For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5]=0;&quot;&quot;;[.F1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MethodCallNegati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45772594752187" calcext:value-type="float">
            <text:p>1.45772594752187</text:p>
          </table:table-cell>
          <table:table-cell table:style-name="ce2" office:value-type="string" calcext:value-type="string">
            <text:p>allSil/MinMaxList-silicon.sil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3"/>
          <table:table-cell table:formula="of:=IF([.H16]=0;&quot;&quot;;[.F16])" office:value-type="float" office:value="1.45772594752187" calcext:value-type="float">
            <text:p>1.4577259475218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oto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-6.1046511627907" calcext:value-type="float">
            <text:p>-6.1046511627907</text:p>
          </table:table-cell>
          <table:table-cell table:style-name="ce2" office:value-type="string" calcext:value-type="string">
            <text:p>allSil/Goto3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7]=0;&quot;&quot;;[.F1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KeywordsAllowJava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-7.20461095100865" calcext:value-type="float">
            <text:p>-7.20461095100865</text:p>
          </table:table-cell>
          <table:table-cell table:style-name="ce2" office:value-type="string" calcext:value-type="string">
            <text:p>allSil/Knuth_Tabulate-silicon.sil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3"/>
          <table:table-cell table:formula="of:=IF([.H18]=0;&quot;&quot;;[.F18])" office:value-type="float" office:value="-7.20461095100865" calcext:value-type="float">
            <text:p>-7.2046109510086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Unsa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.30547550432277" calcext:value-type="float">
            <text:p>2.30547550432277</text:p>
          </table:table-cell>
          <table:table-cell table:style-name="ce2" office:value-type="string" calcext:value-type="string">
            <text:p>allSil/RefuteUnsa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9]=0;&quot;&quot;;[.F1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ListDomai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1.14285714285714" calcext:value-type="float">
            <text:p>-1.14285714285714</text:p>
          </table:table-cell>
          <table:table-cell table:style-name="ce2" office:value-type="string" calcext:value-type="string">
            <text:p>allSil/ListDomai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0]=0;&quot;&quot;;[.F2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CExampleImp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6980056980057" calcext:value-type="float">
            <text:p>0.56980056980057</text:p>
          </table:table-cell>
          <table:table-cell table:style-name="ce2" office:value-type="string" calcext:value-type="string">
            <text:p>allSil/CExampleUse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1]=0;&quot;&quot;;[.F2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LabeledIf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-5.12820512820513" calcext:value-type="float">
            <text:p>-5.12820512820513</text:p>
          </table:table-cell>
          <table:table-cell table:style-name="ce2" office:value-type="string" calcext:value-type="string">
            <text:p>allSil/LabeledIf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2]=0;&quot;&quot;;[.F2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13636363636364" calcext:value-type="float">
            <text:p>1.13636363636364</text:p>
          </table:table-cell>
          <table:table-cell table:style-name="ce2" office:value-type="string" calcext:value-type="string">
            <text:p>allSil/Refute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3]=0;&quot;&quot;;[.F2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rameError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92156862745098" calcext:value-type="float">
            <text:p>-3.92156862745098</text:p>
          </table:table-cell>
          <table:table-cell table:style-name="ce2" office:value-type="string" calcext:value-type="string">
            <text:p>allSil/FunctionsPV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4]=0;&quot;&quot;;[.F2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W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20168067226891" calcext:value-type="float">
            <text:p>4.20168067226891</text:p>
          </table:table-cell>
          <table:table-cell table:style-name="ce2" office:value-type="string" calcext:value-type="string">
            <text:p>allSil/RW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5]=0;&quot;&quot;;[.F2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asicArray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.67130919220056" calcext:value-type="float">
            <text:p>-1.67130919220056</text:p>
          </table:table-cell>
          <table:table-cell table:style-name="ce2" office:value-type="string" calcext:value-type="string">
            <text:p>allSil/BasicArra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6]=0;&quot;&quot;;[.F2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W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2.22841225626741" calcext:value-type="float">
            <text:p>-2.22841225626741</text:p>
          </table:table-cell>
          <table:table-cell table:style-name="ce2" office:value-type="string" calcext:value-type="string">
            <text:p>allSil/RW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7]=0;&quot;&quot;;[.F2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PostfixIncremen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16666666666667" calcext:value-type="float">
            <text:p>4.16666666666667</text:p>
          </table:table-cell>
          <table:table-cell table:style-name="ce2" office:value-type="string" calcext:value-type="string">
            <text:p>allSil/PostfixIncremen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8]=0;&quot;&quot;;[.F2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AddAssignJava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-26" calcext:value-type="float">
            <text:p>-26</text:p>
          </table:table-cell>
          <table:table-cell table:style-name="ce2" office:value-type="float" office:value="-7.18232044198895" calcext:value-type="float">
            <text:p>-7.18232044198895</text:p>
          </table:table-cell>
          <table:table-cell table:style-name="ce2" office:value-type="string" calcext:value-type="string">
            <text:p>allSil/AddAssignJava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9]=0;&quot;&quot;;[.F2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asicAsser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10497237569061" calcext:value-type="float">
            <text:p>1.10497237569061</text:p>
          </table:table-cell>
          <table:table-cell table:style-name="ce2" office:value-type="string" calcext:value-type="string">
            <text:p>allSil/BasicAsser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0]=0;&quot;&quot;;[.F3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Test-1-c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86740331491713" calcext:value-type="float">
            <text:p>-3.86740331491713</text:p>
          </table:table-cell>
          <table:table-cell table:style-name="ce2" office:value-type="string" calcext:value-type="string">
            <text:p>allSil/Test-1-c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1]=0;&quot;&quot;;[.F3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nlyNew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.6831955922865" calcext:value-type="float">
            <text:p>4.6831955922865</text:p>
          </table:table-cell>
          <table:table-cell table:style-name="ce2" office:value-type="string" calcext:value-type="string">
            <text:p>allSil/OnlyPredicate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2]=0;&quot;&quot;;[.F3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rac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2.74725274725275" calcext:value-type="float">
            <text:p>-2.74725274725275</text:p>
          </table:table-cell>
          <table:table-cell table:style-name="ce2" office:value-type="string" calcext:value-type="string">
            <text:p>allSil/Frac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3]=0;&quot;&quot;;[.F3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Sa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3.56164383561644" calcext:value-type="float">
            <text:p>-3.56164383561644</text:p>
          </table:table-cell>
          <table:table-cell table:style-name="ce2" office:value-type="string" calcext:value-type="string">
            <text:p>allSil/RefuteSa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4]=0;&quot;&quot;;[.F3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ContinueBreak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0.544959128065395" calcext:value-type="float">
            <text:p>-0.544959128065395</text:p>
          </table:table-cell>
          <table:table-cell table:style-name="ce2" office:value-type="string" calcext:value-type="string">
            <text:p>allSil/Counter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5]=0;&quot;&quot;;[.F3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eparateUti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-4.89130434782609" calcext:value-type="float">
            <text:p>-4.89130434782609</text:p>
          </table:table-cell>
          <table:table-cell table:style-name="ce2" office:value-type="string" calcext:value-type="string">
            <text:p>allSil/SeparateUti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6]=0;&quot;&quot;;[.F3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ractionComparis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42587601078167" calcext:value-type="float">
            <text:p>-2.42587601078167</text:p>
          </table:table-cell>
          <table:table-cell table:style-name="ce2" office:value-type="string" calcext:value-type="string">
            <text:p>allSil/FrameError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7]=0;&quot;&quot;;[.F3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IncrementError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-34" calcext:value-type="float">
            <text:p>-34</text:p>
          </table:table-cell>
          <table:table-cell table:style-name="ce2" office:value-type="float" office:value="-9.13978494623656" calcext:value-type="float">
            <text:p>-9.13978494623656</text:p>
          </table:table-cell>
          <table:table-cell table:style-name="ce2" office:value-type="string" calcext:value-type="string">
            <text:p>allSil/InductionProblem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8]=0;&quot;&quot;;[.F3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def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.41286863270777" calcext:value-type="float">
            <text:p>2.41286863270777</text:p>
          </table:table-cell>
          <table:table-cell table:style-name="ce2" office:value-type="string" calcext:value-type="string">
            <text:p>allSil/def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9]=0;&quot;&quot;;[.F3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AmbiguousBooleanOperator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.62566844919786" calcext:value-type="float">
            <text:p>9.62566844919786</text:p>
          </table:table-cell>
          <table:table-cell table:style-name="ce2" office:value-type="string" calcext:value-type="string">
            <text:p>allSil/AmbiguousBooleanOperators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0]=0;&quot;&quot;;[.F4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orPV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40641711229946" calcext:value-type="float">
            <text:p>-2.40641711229946</text:p>
          </table:table-cell>
          <table:table-cell table:style-name="ce2" office:value-type="string" calcext:value-type="string">
            <text:p>allSil/ForWithinParalle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1]=0;&quot;&quot;;[.F4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ptionDomai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-22" calcext:value-type="float">
            <text:p>-22</text:p>
          </table:table-cell>
          <table:table-cell table:style-name="ce2" office:value-type="float" office:value="-5.88235294117647" calcext:value-type="float">
            <text:p>-5.88235294117647</text:p>
          </table:table-cell>
          <table:table-cell table:style-name="ce2" office:value-type="string" calcext:value-type="string">
            <text:p>allSil/OptionDomai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2]=0;&quot;&quot;;[.F4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W3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40641711229946" calcext:value-type="float">
            <text:p>-2.40641711229946</text:p>
          </table:table-cell>
          <table:table-cell table:style-name="ce2" office:value-type="string" calcext:value-type="string">
            <text:p>allSil/RW3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3]=0;&quot;&quot;;[.F4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Yield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74331550802139" calcext:value-type="float">
            <text:p>-3.74331550802139</text:p>
          </table:table-cell>
          <table:table-cell table:style-name="ce2" office:value-type="string" calcext:value-type="string">
            <text:p>allSil/Yield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4]=0;&quot;&quot;;[.F4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rac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-11" calcext:value-type="float">
            <text:p>-11</text:p>
          </table:table-cell>
          <table:table-cell table:style-name="ce2" office:value-type="float" office:value="-2.93333333333333" calcext:value-type="float">
            <text:p>-2.93333333333333</text:p>
          </table:table-cell>
          <table:table-cell table:style-name="ce2" office:value-type="string" calcext:value-type="string">
            <text:p>allSil/FractionCompariso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5]=0;&quot;&quot;;[.F4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ivenInPar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.59574468085106" calcext:value-type="float">
            <text:p>-1.59574468085106</text:p>
          </table:table-cell>
          <table:table-cell table:style-name="ce2" office:value-type="string" calcext:value-type="string">
            <text:p>allSil/GoodCustomExceptio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6]=0;&quot;&quot;;[.F4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gobra/trigger-simple3.gobra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-3.97877984084881" calcext:value-type="float">
            <text:p>-3.97877984084881</text:p>
          </table:table-cell>
          <table:table-cell table:style-name="ce2" office:value-type="string" calcext:value-type="string">
            <text:p>frontends/gobra/trigger-simple3.gobra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7]=0;&quot;&quot;;[.F4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NewClassGhos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0.529100529100529" calcext:value-type="float">
            <text:p>-0.529100529100529</text:p>
          </table:table-cell>
          <table:table-cell table:style-name="ce2" office:value-type="string" calcext:value-type="string">
            <text:p>allSil/NewExceptio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8]=0;&quot;&quot;;[.F4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or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68421052631579" calcext:value-type="float">
            <text:p>-3.68421052631579</text:p>
          </table:table-cell>
          <table:table-cell table:style-name="ce2" office:value-type="string" calcext:value-type="string">
            <text:p>allSil/ForPV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9]=0;&quot;&quot;;[.F4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CExampleUs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-27" calcext:value-type="float">
            <text:p>-27</text:p>
          </table:table-cell>
          <table:table-cell table:style-name="ce2" office:value-type="float" office:value="-7.04960835509138" calcext:value-type="float">
            <text:p>-7.04960835509138</text:p>
          </table:table-cell>
          <table:table-cell table:style-name="ce2" office:value-type="string" calcext:value-type="string">
            <text:p>allSil/CPointers-silicon.sil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3"/>
          <table:table-cell table:formula="of:=IF([.H50]=0;&quot;&quot;;[.F50])" office:value-type="float" office:value="-7.04960835509138" calcext:value-type="float">
            <text:p>-7.049608355091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turnNul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-29" calcext:value-type="float">
            <text:p>-29</text:p>
          </table:table-cell>
          <table:table-cell table:style-name="ce2" office:value-type="float" office:value="-7.57180156657963" calcext:value-type="float">
            <text:p>-7.57180156657963</text:p>
          </table:table-cell>
          <table:table-cell table:style-name="ce2" office:value-type="string" calcext:value-type="string">
            <text:p>allSil/ReturnNul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1]=0;&quot;&quot;;[.F5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gobra/forall-simple3.gobra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-4.16666666666667" calcext:value-type="float">
            <text:p>-4.16666666666667</text:p>
          </table:table-cell>
          <table:table-cell table:style-name="ce2" office:value-type="string" calcext:value-type="string">
            <text:p>frontends/gobra/forall-simple3.gobra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2]=0;&quot;&quot;;[.F5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adLoop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-5.41237113402062" calcext:value-type="float">
            <text:p>-5.41237113402062</text:p>
          </table:table-cell>
          <table:table-cell table:style-name="ce2" office:value-type="string" calcext:value-type="string">
            <text:p>allSil/BadLoop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3]=0;&quot;&quot;;[.F5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gobra/global-const-4.gobra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2.57731958762887" calcext:value-type="float">
            <text:p>-2.57731958762887</text:p>
          </table:table-cell>
          <table:table-cell table:style-name="ce2" office:value-type="string" calcext:value-type="string">
            <text:p>frontends/gobra/global-const-4.gobra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4]=0;&quot;&quot;;[.F5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asicAssert-E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-8.22622107969152" calcext:value-type="float">
            <text:p>-8.22622107969152</text:p>
          </table:table-cell>
          <table:table-cell table:style-name="ce2" office:value-type="string" calcext:value-type="string">
            <text:p>allSil/BasicAssert-E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5]=0;&quot;&quot;;[.F5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20b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.7120822622108" calcext:value-type="float">
            <text:p>7.7120822622108</text:p>
          </table:table-cell>
          <table:table-cell table:style-name="ce2" office:value-type="string" calcext:value-type="string">
            <text:p>frontends/vyper/testsresourcesissuesissue020b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6]=0;&quot;&quot;;[.F5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28a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.9974293059126" calcext:value-type="float">
            <text:p>8.9974293059126</text:p>
          </table:table-cell>
          <table:table-cell table:style-name="ce2" office:value-type="string" calcext:value-type="string">
            <text:p>frontends/vyper/testsresourcesissuesissue028a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7]=0;&quot;&quot;;[.F5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impleExample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0.767263427109974" calcext:value-type="float">
            <text:p>-0.767263427109974</text:p>
          </table:table-cell>
          <table:table-cell table:style-name="ce2" office:value-type="string" calcext:value-type="string">
            <text:p>allSil/simpleExamples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8]=0;&quot;&quot;;[.F5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Permission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29591836734694" calcext:value-type="float">
            <text:p>-2.29591836734694</text:p>
          </table:table-cell>
          <table:table-cell table:style-name="ce2" office:value-type="string" calcext:value-type="string">
            <text:p>allSil/Permissions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9]=0;&quot;&quot;;[.F5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nlyRetur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29007633587786" calcext:value-type="float">
            <text:p>-2.29007633587786</text:p>
          </table:table-cell>
          <table:table-cell table:style-name="ce2" office:value-type="string" calcext:value-type="string">
            <text:p>allSil/OnlyThrows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0]=0;&quot;&quot;;[.F6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22d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80710659898477" calcext:value-type="float">
            <text:p>3.80710659898477</text:p>
          </table:table-cell>
          <table:table-cell table:style-name="ce2" office:value-type="string" calcext:value-type="string">
            <text:p>frontends/vyper/testsresourcesissuesissue022d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1]=0;&quot;&quot;;[.F6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5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81012658227848" calcext:value-type="float">
            <text:p>4.81012658227848</text:p>
          </table:table-cell>
          <table:table-cell table:style-name="ce2" office:value-type="string" calcext:value-type="string">
            <text:p>allSil/Refute5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2]=0;&quot;&quot;;[.F6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DifferentClassesDifferentTypes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26130653266332" calcext:value-type="float">
            <text:p>-2.26130653266332</text:p>
          </table:table-cell>
          <table:table-cell table:style-name="ce2" office:value-type="string" calcext:value-type="string">
            <text:p>allSil/DifferentClassesDifferentTypes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3]=0;&quot;&quot;;[.F6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20g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.27638190954774" calcext:value-type="float">
            <text:p>5.27638190954774</text:p>
          </table:table-cell>
          <table:table-cell table:style-name="ce2" office:value-type="string" calcext:value-type="string">
            <text:p>frontends/vyper/testsresourcesissuesissue020g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4]=0;&quot;&quot;;[.F6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adLoop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0.75187969924812" calcext:value-type="float">
            <text:p>-0.75187969924812</text:p>
          </table:table-cell>
          <table:table-cell table:style-name="ce2" office:value-type="string" calcext:value-type="string">
            <text:p>allSil/BadLoop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5]=0;&quot;&quot;;[.F6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ox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0.75" calcext:value-type="float">
            <text:p>-0.75</text:p>
          </table:table-cell>
          <table:table-cell table:style-name="ce2" office:value-type="string" calcext:value-type="string">
            <text:p>allSil/Box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6]=0;&quot;&quot;;[.F6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InductionProblem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.49253731343284" calcext:value-type="float">
            <text:p>-1.49253731343284</text:p>
          </table:table-cell>
          <table:table-cell table:style-name="ce2" office:value-type="string" calcext:value-type="string">
            <text:p>allSil/InductionSolutio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7]=0;&quot;&quot;;[.F6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06a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21782178217822" calcext:value-type="float">
            <text:p>3.21782178217822</text:p>
          </table:table-cell>
          <table:table-cell table:style-name="ce2" office:value-type="string" calcext:value-type="string">
            <text:p>frontends/vyper/testsresourcesissuesissue006a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8]=0;&quot;&quot;;[.F6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30a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.66336633663366" calcext:value-type="float">
            <text:p>8.66336633663366</text:p>
          </table:table-cell>
          <table:table-cell table:style-name="ce2" office:value-type="string" calcext:value-type="string">
            <text:p>frontends/vyper/testsresourcesissuesissue030a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9]=0;&quot;&quot;;[.F6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NestedLoop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93827160493827" calcext:value-type="float">
            <text:p>0.493827160493827</text:p>
          </table:table-cell>
          <table:table-cell table:style-name="ce2" office:value-type="string" calcext:value-type="string">
            <text:p>allSil/NestedTryCatchFinall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0]=0;&quot;&quot;;[.F7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ptionTypeManua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-4.43349753694581" calcext:value-type="float">
            <text:p>-4.43349753694581</text:p>
          </table:table-cell>
          <table:table-cell table:style-name="ce2" office:value-type="string" calcext:value-type="string">
            <text:p>allSil/OptionTypeManua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1]=0;&quot;&quot;;[.F7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4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91400491400491" calcext:value-type="float">
            <text:p>0.491400491400491</text:p>
          </table:table-cell>
          <table:table-cell table:style-name="ce2" office:value-type="string" calcext:value-type="string">
            <text:p>allSil/Refute4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2]=0;&quot;&quot;;[.F7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TernaryOperator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0.488997555012225" calcext:value-type="float">
            <text:p>-0.488997555012225</text:p>
          </table:table-cell>
          <table:table-cell table:style-name="ce2" office:value-type="string" calcext:value-type="string">
            <text:p>allSil/TernaryOperator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73]=0;&quot;&quot;;[.F73])" office:value-type="float" office:value="-0.488997555012225" calcext:value-type="float">
            <text:p>-0.48899755501222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InvokationInGuard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.18446601941748" calcext:value-type="float">
            <text:p>2.18446601941748</text:p>
          </table:table-cell>
          <table:table-cell table:style-name="ce2" office:value-type="string" calcext:value-type="string">
            <text:p>allSil/JavaArrayExamples-silicon.sil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3"/>
          <table:table-cell table:formula="of:=IF([.H74]=0;&quot;&quot;;[.F74])" office:value-type="float" office:value="2.18446601941748" calcext:value-type="float">
            <text:p>2.1844660194174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LoopInvBoogi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1.93704600484262" calcext:value-type="float">
            <text:p>-1.93704600484262</text:p>
          </table:table-cell>
          <table:table-cell table:style-name="ce2" office:value-type="string" calcext:value-type="string">
            <text:p>allSil/LoopInvBoogie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5]=0;&quot;&quot;;[.F7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DifferentClassesDifferentTypes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3.13253012048193" calcext:value-type="float">
            <text:p>-3.13253012048193</text:p>
          </table:table-cell>
          <table:table-cell table:style-name="ce2" office:value-type="string" calcext:value-type="string">
            <text:p>allSil/DoubleNestedFinally.java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6]=0;&quot;&quot;;[.F7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Incremen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-5.06024096385542" calcext:value-type="float">
            <text:p>-5.06024096385542</text:p>
          </table:table-cell>
          <table:table-cell table:style-name="ce2" office:value-type="string" calcext:value-type="string">
            <text:p>allSil/IncrementError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7]=0;&quot;&quot;;[.F7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orkPV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1.67865707434053" calcext:value-type="float">
            <text:p>-1.67865707434053</text:p>
          </table:table-cell>
          <table:table-cell table:style-name="ce2" office:value-type="string" calcext:value-type="string">
            <text:p>allSil/ForwardDep-silicon.sil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3"/>
          <table:table-cell table:formula="of:=IF([.H78]=0;&quot;&quot;;[.F78])" office:value-type="float" office:value="-1.67865707434053" calcext:value-type="float">
            <text:p>-1.6786570743405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TypeExample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-4.54545454545455" calcext:value-type="float">
            <text:p>-4.54545454545455</text:p>
          </table:table-cell>
          <table:table-cell table:style-name="ce2" office:value-type="string" calcext:value-type="string">
            <text:p>allSil/TypeExample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9]=0;&quot;&quot;;[.F7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3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0.470588235294118" calcext:value-type="float">
            <text:p>-0.470588235294118</text:p>
          </table:table-cell>
          <table:table-cell table:style-name="ce2" office:value-type="string" calcext:value-type="string">
            <text:p>allSil/Refute3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0]=0;&quot;&quot;;[.F8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oogieExampl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24825986078886" calcext:value-type="float">
            <text:p>-3.24825986078886</text:p>
          </table:table-cell>
          <table:table-cell table:style-name="ce2" office:value-type="string" calcext:value-type="string">
            <text:p>allSil/BoogieExample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81]=0;&quot;&quot;;[.F81])" office:value-type="float" office:value="-3.24825986078886" calcext:value-type="float">
            <text:p>-3.2482598607888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oogieTes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-43" calcext:value-type="float">
            <text:p>-43</text:p>
          </table:table-cell>
          <table:table-cell table:style-name="ce2" office:value-type="float" office:value="-9.9537037037037" calcext:value-type="float">
            <text:p>-9.9537037037037</text:p>
          </table:table-cell>
          <table:table-cell table:style-name="ce2" office:value-type="string" calcext:value-type="string">
            <text:p>allSil/BoogieTest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82]=0;&quot;&quot;;[.F82])" office:value-type="float" office:value="-9.9537037037037" calcext:value-type="float">
            <text:p>-9.95370370370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TestValue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1481481481481" calcext:value-type="float">
            <text:p>0.231481481481481</text:p>
          </table:table-cell>
          <table:table-cell table:style-name="ce2" office:value-type="string" calcext:value-type="string">
            <text:p>allSil/TestValue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3]=0;&quot;&quot;;[.F8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abc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1.15740740740741" calcext:value-type="float">
            <text:p>-1.15740740740741</text:p>
          </table:table-cell>
          <table:table-cell table:style-name="ce2" office:value-type="string" calcext:value-type="string">
            <text:p>allSil/abc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4]=0;&quot;&quot;;[.F8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WhileBreakFinally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-4.60829493087558" calcext:value-type="float">
            <text:p>-4.60829493087558</text:p>
          </table:table-cell>
          <table:table-cell table:style-name="ce2" office:value-type="string" calcext:value-type="string">
            <text:p>allSil/WhileBreakFinall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5]=0;&quot;&quot;;[.F8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eparateMai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5662100456621" calcext:value-type="float">
            <text:p>0.45662100456621</text:p>
          </table:table-cell>
          <table:table-cell table:style-name="ce2" office:value-type="string" calcext:value-type="string">
            <text:p>allSil/SeparateMai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6]=0;&quot;&quot;;[.F8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hi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0.892857142857143" calcext:value-type="float">
            <text:p>-0.892857142857143</text:p>
          </table:table-cell>
          <table:table-cell table:style-name="ce2" office:value-type="string" calcext:value-type="string">
            <text:p>allSil/ghi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7]=0;&quot;&quot;;[.F8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MainPV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0.221238938053097" calcext:value-type="float">
            <text:p>-0.221238938053097</text:p>
          </table:table-cell>
          <table:table-cell table:style-name="ce2" office:value-type="string" calcext:value-type="string">
            <text:p>allSil/Maps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88]=0;&quot;&quot;;[.F88])" office:value-type="float" office:value="-0.221238938053097" calcext:value-type="float">
            <text:p>-0.22123893805309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equenceUpdating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20264317180617" calcext:value-type="float">
            <text:p>2.20264317180617</text:p>
          </table:table-cell>
          <table:table-cell table:style-name="ce2" office:value-type="string" calcext:value-type="string">
            <text:p>allSil/SequenceUpdating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9]=0;&quot;&quot;;[.F8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eqLength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-17" calcext:value-type="float">
            <text:p>-17</text:p>
          </table:table-cell>
          <table:table-cell table:style-name="ce2" office:value-type="float" office:value="-3.7280701754386" calcext:value-type="float">
            <text:p>-3.7280701754386</text:p>
          </table:table-cell>
          <table:table-cell table:style-name="ce2" office:value-type="string" calcext:value-type="string">
            <text:p>allSil/SeqLength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90]=0;&quot;&quot;;[.F90])" office:value-type="float" office:value="-3.7280701754386" calcext:value-type="float">
            <text:p>-3.728070175438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unctionsPV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.31004366812227" calcext:value-type="float">
            <text:p>-1.31004366812227</text:p>
          </table:table-cell>
          <table:table-cell table:style-name="ce2" office:value-type="string" calcext:value-type="string">
            <text:p>allSil/GeneralisedConcurrentCounting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91]=0;&quot;&quot;;[.F91])" office:value-type="float" office:value="-1.31004366812227" calcext:value-type="float">
            <text:p>-1.3100436681222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ParBothRead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1.07066381156317" calcext:value-type="float">
            <text:p>-1.07066381156317</text:p>
          </table:table-cell>
          <table:table-cell table:style-name="ce2" office:value-type="string" calcext:value-type="string">
            <text:p>allSil/ParBothRead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2]=0;&quot;&quot;;[.F9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turnFinally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-3.41151385927505" calcext:value-type="float">
            <text:p>-3.41151385927505</text:p>
          </table:table-cell>
          <table:table-cell table:style-name="ce2" office:value-type="string" calcext:value-type="string">
            <text:p>allSil/ReturnFinall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3]=0;&quot;&quot;;[.F9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verloadedRetur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2765957446808" calcext:value-type="float">
            <text:p>0.212765957446808</text:p>
          </table:table-cell>
          <table:table-cell table:style-name="ce2" office:value-type="string" calcext:value-type="string">
            <text:p>allSil/OverloadedRetur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4]=0;&quot;&quot;;[.F9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lockParallellism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-26" calcext:value-type="float">
            <text:p>-26</text:p>
          </table:table-cell>
          <table:table-cell table:style-name="ce2" office:value-type="float" office:value="-5.52016985138004" calcext:value-type="float">
            <text:p>-5.52016985138004</text:p>
          </table:table-cell>
          <table:table-cell table:style-name="ce2" office:value-type="string" calcext:value-type="string">
            <text:p>allSil/BlockParallellism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5]=0;&quot;&quot;;[.F9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WhileFinally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1.05708245243129" calcext:value-type="float">
            <text:p>-1.05708245243129</text:p>
          </table:table-cell>
          <table:table-cell table:style-name="ce2" office:value-type="string" calcext:value-type="string">
            <text:p>allSil/WhileFinall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6]=0;&quot;&quot;;[.F9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DoubleNestedFinally.java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78947368421053" calcext:value-type="float">
            <text:p>3.78947368421053</text:p>
          </table:table-cell>
          <table:table-cell table:style-name="ce2" office:value-type="string" calcext:value-type="string">
            <text:p>allSil/ExceptionAbortsAssignmen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7]=0;&quot;&quot;;[.F9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TestScal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-34" calcext:value-type="float">
            <text:p>-34</text:p>
          </table:table-cell>
          <table:table-cell table:style-name="ce2" office:value-type="float" office:value="-7.14285714285714" calcext:value-type="float">
            <text:p>-7.14285714285714</text:p>
          </table:table-cell>
          <table:table-cell table:style-name="ce2" office:value-type="string" calcext:value-type="string">
            <text:p>allSil/TestScale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8]=0;&quot;&quot;;[.F9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ParNestedInvarian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18410041841004" calcext:value-type="float">
            <text:p>0.418410041841004</text:p>
          </table:table-cell>
          <table:table-cell table:style-name="ce2" office:value-type="string" calcext:value-type="string">
            <text:p>allSil/ParNestedInvarian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9]=0;&quot;&quot;;[.F9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NewExcepti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-6.68058455114822" calcext:value-type="float">
            <text:p>-6.68058455114822</text:p>
          </table:table-cell>
          <table:table-cell table:style-name="ce2" office:value-type="string" calcext:value-type="string">
            <text:p>allSil/NewRuntimeExceptio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0]=0;&quot;&quot;;[.F10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InductionSoluti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-38" calcext:value-type="float">
            <text:p>-38</text:p>
          </table:table-cell>
          <table:table-cell table:style-name="ce2" office:value-type="float" office:value="-7.88381742738589" calcext:value-type="float">
            <text:p>-7.88381742738589</text:p>
          </table:table-cell>
          <table:table-cell table:style-name="ce2" office:value-type="string" calcext:value-type="string">
            <text:p>allSil/IntegerList-silicon.sil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3"/>
          <table:table-cell table:formula="of:=IF([.H101]=0;&quot;&quot;;[.F101])" office:value-type="float" office:value="-7.88381742738589" calcext:value-type="float">
            <text:p>-7.8838174273858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ynchronized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65289256198347" calcext:value-type="float">
            <text:p>1.65289256198347</text:p>
          </table:table-cell>
          <table:table-cell table:style-name="ce2" office:value-type="string" calcext:value-type="string">
            <text:p>allSil/Synchronized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2]=0;&quot;&quot;;[.F10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demo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2.68595041322314" calcext:value-type="float">
            <text:p>-2.68595041322314</text:p>
          </table:table-cell>
          <table:table-cell table:style-name="ce2" office:value-type="string" calcext:value-type="string">
            <text:p>allSil/demo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3]=0;&quot;&quot;;[.F10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Knuth_Tabulat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24742268041237" calcext:value-type="float">
            <text:p>0.824742268041237</text:p>
          </table:table-cell>
          <table:table-cell table:style-name="ce2" office:value-type="string" calcext:value-type="string">
            <text:p>allSil/LFQatomicsImplementation-silicon.sil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3"/>
          <table:table-cell table:formula="of:=IF([.H104]=0;&quot;&quot;;[.F104])" office:value-type="float" office:value="0.824742268041237" calcext:value-type="float">
            <text:p>0.8247422680412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oodCustomExcepti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0.205338809034908" calcext:value-type="float">
            <text:p>-0.205338809034908</text:p>
          </table:table-cell>
          <table:table-cell table:style-name="ce2" office:value-type="string" calcext:value-type="string">
            <text:p>allSil/Goto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5]=0;&quot;&quot;;[.F10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Parameters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4806517311609" calcext:value-type="float">
            <text:p>4.4806517311609</text:p>
          </table:table-cell>
          <table:table-cell table:style-name="ce2" office:value-type="string" calcext:value-type="string">
            <text:p>allSil/Parameters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6]=0;&quot;&quot;;[.F10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CollectionTes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-35" calcext:value-type="float">
            <text:p>-35</text:p>
          </table:table-cell>
          <table:table-cell table:style-name="ce2" office:value-type="float" office:value="-7.07070707070707" calcext:value-type="float">
            <text:p>-7.07070707070707</text:p>
          </table:table-cell>
          <table:table-cell table:style-name="ce2" office:value-type="string" calcext:value-type="string">
            <text:p>allSil/ConcurrentCounting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7]=0;&quot;&quot;;[.F10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equenceSlicing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42655935613682" calcext:value-type="float">
            <text:p>4.42655935613682</text:p>
          </table:table-cell>
          <table:table-cell table:style-name="ce2" office:value-type="string" calcext:value-type="string">
            <text:p>allSil/SequenceSlicing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8]=0;&quot;&quot;;[.F10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NewRuntimeExcepti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-41" calcext:value-type="float">
            <text:p>-41</text:p>
          </table:table-cell>
          <table:table-cell table:style-name="ce2" office:value-type="float" office:value="-8.21643286573146" calcext:value-type="float">
            <text:p>-8.21643286573146</text:p>
          </table:table-cell>
          <table:table-cell table:style-name="ce2" office:value-type="string" calcext:value-type="string">
            <text:p>allSil/NoSendAfterRead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109]=0;&quot;&quot;;[.F109])" office:value-type="float" office:value="-8.21643286573146" calcext:value-type="float">
            <text:p>-8.2164328657314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allSil/IncrSilicon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-11" calcext:value-type="float">
            <text:p>-11</text:p>
          </table:table-cell>
          <table:table-cell table:style-name="ce3" office:value-type="float" office:value="-2.2" calcext:value-type="float">
            <text:p>-2.2</text:p>
          </table:table-cell>
          <table:table-cell table:style-name="ce3" office:value-type="string" calcext:value-type="string">
            <text:p>allSil/Increment-silicon.sil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formula="of:=AVERAGE([.F110:.F180])" office:value-type="float" office:value="-0.280076374116968" calcext:value-type="float">
            <text:p>-0.280076374116968</text:p>
          </table:table-cell>
          <table:table-cell table:formula="of:=STDEV([.F110:.F180])" office:value-type="float" office:value="5.49764038841221" calcext:value-type="float">
            <text:p>5.49764038841221</text:p>
          </table:table-cell>
          <table:table-cell/>
          <table:table-cell table:formula="of:=IF([.H110]=0;&quot;&quot;;[.F110])">
            <text:p/>
          </table:table-cell>
          <table:table-cell table:formula="of:=AVERAGE([.O110:.O180])" office:value-type="float" office:value="0.482575033266921" calcext:value-type="float">
            <text:p>0.482575033266921</text:p>
          </table:table-cell>
          <table:table-cell table:formula="of:=STDEV([.O110:.O180])" office:value-type="float" office:value="5.94107825959955" calcext:value-type="float">
            <text:p>5.9410782595995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llSil/SeqSeqLength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07" calcext:value-type="float">
            <text:p>507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3.94477317554241" calcext:value-type="float">
            <text:p>-3.94477317554241</text:p>
          </table:table-cell>
          <table:table-cell table:style-name="ce4" office:value-type="string" calcext:value-type="string">
            <text:p>allSil/SeqSeqLength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11]=0;&quot;&quot;;[.F111])" office:value-type="float" office:value="-3.94477317554241" calcext:value-type="float">
            <text:p>-3.9447731755424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ubSe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1.17878192534381" calcext:value-type="float">
            <text:p>-1.17878192534381</text:p>
          </table:table-cell>
          <table:table-cell table:style-name="ce4" office:value-type="string" calcext:value-type="string">
            <text:p>allSil/SubSet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2]=0;&quot;&quot;;[.F112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ExceptionAbortsAssignmen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.21917808219178" calcext:value-type="float">
            <text:p>8.21917808219178</text:p>
          </table:table-cell>
          <table:table-cell table:style-name="ce4" office:value-type="string" calcext:value-type="string">
            <text:p>allSil/ExceptionsAndAbrupt.java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3]=0;&quot;&quot;;[.F11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wapInteger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.70793036750484" calcext:value-type="float">
            <text:p>2.70793036750484</text:p>
          </table:table-cell>
          <table:table-cell table:style-name="ce4" office:value-type="string" calcext:value-type="string">
            <text:p>allSil/SwapInteger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4]=0;&quot;&quot;;[.F11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Parameters1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0.950570342205323" calcext:value-type="float">
            <text:p>-0.950570342205323</text:p>
          </table:table-cell>
          <table:table-cell table:style-name="ce4" office:value-type="string" calcext:value-type="string">
            <text:p>allSil/Parameters1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5]=0;&quot;&quot;;[.F115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LabeledStatement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0.56390977443609" calcext:value-type="float">
            <text:p>-0.56390977443609</text:p>
          </table:table-cell>
          <table:table-cell table:style-name="ce4" office:value-type="string" calcext:value-type="string">
            <text:p>allSil/LabeledStatements-silicon.sil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/>
          <table:table-cell table:formula="of:=IF([.H116]=0;&quot;&quot;;[.F116])" office:value-type="float" office:value="-0.56390977443609" calcext:value-type="float">
            <text:p>-0.5639097744360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prusti/fail-pc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-38" calcext:value-type="float">
            <text:p>-38</text:p>
          </table:table-cell>
          <table:table-cell table:style-name="ce4" office:value-type="float" office:value="-7.10280373831776" calcext:value-type="float">
            <text:p>-7.10280373831776</text:p>
          </table:table-cell>
          <table:table-cell table:style-name="ce4" office:value-type="string" calcext:value-type="string">
            <text:p>frontends/prusti/fail-pc.rs.vp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7]=0;&quot;&quot;;[.F11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impleCollectionConstructor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746268656716418" calcext:value-type="float">
            <text:p>0.746268656716418</text:p>
          </table:table-cell>
          <table:table-cell table:style-name="ce4" office:value-type="string" calcext:value-type="string">
            <text:p>allSil/SimpleCollectionConstructor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8]=0;&quot;&quot;;[.F11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ignalsMustPropagate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.62081784386617" calcext:value-type="float">
            <text:p>7.62081784386617</text:p>
          </table:table-cell>
          <table:table-cell table:style-name="ce4" office:value-type="string" calcext:value-type="string">
            <text:p>allSil/SignalsMustPropagate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19]=0;&quot;&quot;;[.F119])" office:value-type="float" office:value="7.62081784386617" calcext:value-type="float">
            <text:p>7.620817843866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OnlyThrow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.31491712707182" calcext:value-type="float">
            <text:p>3.31491712707182</text:p>
          </table:table-cell>
          <table:table-cell table:style-name="ce4" office:value-type="string" calcext:value-type="string">
            <text:p>allSil/OpenMPSectionReduced-silicon.sil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/>
          <table:table-cell table:formula="of:=IF([.H120]=0;&quot;&quot;;[.F120])" office:value-type="float" office:value="3.31491712707182" calcext:value-type="float">
            <text:p>3.3149171270718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WandDemoSilver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0.914076782449726" calcext:value-type="float">
            <text:p>-0.914076782449726</text:p>
          </table:table-cell>
          <table:table-cell table:style-name="ce4" office:value-type="string" calcext:value-type="string">
            <text:p>allSil/WandDemoSilver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1]=0;&quot;&quot;;[.F121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witchVariou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.82513661202186" calcext:value-type="float">
            <text:p>3.82513661202186</text:p>
          </table:table-cell>
          <table:table-cell table:style-name="ce4" office:value-type="string" calcext:value-type="string">
            <text:p>allSil/SwitchVarious-silicon.sil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3"/>
          <table:table-cell table:formula="of:=IF([.H122]=0;&quot;&quot;;[.F122])" office:value-type="float" office:value="3.82513661202186" calcext:value-type="float">
            <text:p>3.8251366120218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Counter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81159420289855" calcext:value-type="float">
            <text:p>1.81159420289855</text:p>
          </table:table-cell>
          <table:table-cell table:style-name="ce4" office:value-type="string" calcext:value-type="string">
            <text:p>allSil/DifferentClassesDifferentTypes1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3]=0;&quot;&quot;;[.F12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eqItemAcces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3.6101083032491" calcext:value-type="float">
            <text:p>-3.6101083032491</text:p>
          </table:table-cell>
          <table:table-cell table:style-name="ce4" office:value-type="string" calcext:value-type="string">
            <text:p>allSil/SeqItemAccess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24]=0;&quot;&quot;;[.F124])" office:value-type="float" office:value="-3.6101083032491" calcext:value-type="float">
            <text:p>-3.610108303249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estValue2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1.03986135181976" calcext:value-type="float">
            <text:p>-1.03986135181976</text:p>
          </table:table-cell>
          <table:table-cell table:style-name="ce4" office:value-type="string" calcext:value-type="string">
            <text:p>allSil/TestValue2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5]=0;&quot;&quot;;[.F125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LabeledWhile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.88468158347676" calcext:value-type="float">
            <text:p>6.88468158347676</text:p>
          </table:table-cell>
          <table:table-cell table:style-name="ce4" office:value-type="string" calcext:value-type="string">
            <text:p>allSil/LabeledWhile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6]=0;&quot;&quot;;[.F126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OwickiGrie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-24" calcext:value-type="float">
            <text:p>-24</text:p>
          </table:table-cell>
          <table:table-cell table:style-name="ce4" office:value-type="float" office:value="-4.07470288624788" calcext:value-type="float">
            <text:p>-4.07470288624788</text:p>
          </table:table-cell>
          <table:table-cell table:style-name="ce4" office:value-type="string" calcext:value-type="string">
            <text:p>allSil/OwickiGrie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7]=0;&quot;&quot;;[.F12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OnlyCatch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.39932318104907" calcext:value-type="float">
            <text:p>4.39932318104907</text:p>
          </table:table-cell>
          <table:table-cell table:style-name="ce4" office:value-type="string" calcext:value-type="string">
            <text:p>allSil/OnlyClas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8]=0;&quot;&quot;;[.F12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NestedTryCatchFinally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-4.5" calcext:value-type="float">
            <text:p>-4.5</text:p>
          </table:table-cell>
          <table:table-cell table:style-name="ce4" office:value-type="string" calcext:value-type="string">
            <text:p>allSil/NewClassGhost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9]=0;&quot;&quot;;[.F129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hrowsAndThrow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0.332225913621262" calcext:value-type="float">
            <text:p>-0.332225913621262</text:p>
          </table:table-cell>
          <table:table-cell table:style-name="ce4" office:value-type="string" calcext:value-type="string">
            <text:p>allSil/ThrowsAndThrow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0]=0;&quot;&quot;;[.F130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prusti/complex-fn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-116" calcext:value-type="float">
            <text:p>-116</text:p>
          </table:table-cell>
          <table:table-cell table:style-name="ce4" office:value-type="float" office:value="-19.2371475953566" calcext:value-type="float">
            <text:p>-19.2371475953566</text:p>
          </table:table-cell>
          <table:table-cell table:style-name="ce4" office:value-type="string" calcext:value-type="string">
            <text:p>frontends/prusti/complex-fn.rs.vp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1]=0;&quot;&quot;;[.F131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RemoveValue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-0.648298217179903" calcext:value-type="float">
            <text:p>-0.648298217179903</text:p>
          </table:table-cell>
          <table:table-cell table:style-name="ce4" office:value-type="string" calcext:value-type="string">
            <text:p>allSil/RemoveValue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2]=0;&quot;&quot;;[.F132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etComprehension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2.58899676375405" calcext:value-type="float">
            <text:p>-2.58899676375405</text:p>
          </table:table-cell>
          <table:table-cell table:style-name="ce4" office:value-type="string" calcext:value-type="string">
            <text:p>allSil/SetComprehension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3]=0;&quot;&quot;;[.F13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MinMaxLis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-28" calcext:value-type="float">
            <text:p>-28</text:p>
          </table:table-cell>
          <table:table-cell table:style-name="ce4" office:value-type="float" office:value="-4.45859872611465" calcext:value-type="float">
            <text:p>-4.45859872611465</text:p>
          </table:table-cell>
          <table:table-cell table:style-name="ce4" office:value-type="string" calcext:value-type="string">
            <text:p>allSil/MultiDimArray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4]=0;&quot;&quot;;[.F13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ListsPV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3.49761526232114" calcext:value-type="float">
            <text:p>-3.49761526232114</text:p>
          </table:table-cell>
          <table:table-cell table:style-name="ce4" office:value-type="string" calcext:value-type="string">
            <text:p>allSil/ListsPVL-silicon.sil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3"/>
          <table:table-cell table:formula="of:=IF([.H135]=0;&quot;&quot;;[.F135])" office:value-type="float" office:value="-3.49761526232114" calcext:value-type="float">
            <text:p>-3.4976152623211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ArrayItemAcces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6.19047619047619" calcext:value-type="float">
            <text:p>-6.19047619047619</text:p>
          </table:table-cell>
          <table:table-cell table:style-name="ce4" office:value-type="string" calcext:value-type="string">
            <text:p>allSil/ArrayItemAccess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36]=0;&quot;&quot;;[.F136])" office:value-type="float" office:value="-6.19047619047619" calcext:value-type="float">
            <text:p>-6.1904761904761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umSeqOfInt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.05696202531646" calcext:value-type="float">
            <text:p>2.05696202531646</text:p>
          </table:table-cell>
          <table:table-cell table:style-name="ce4" office:value-type="string" calcext:value-type="string">
            <text:p>allSil/SumSeqOfInt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7]=0;&quot;&quot;;[.F13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FibonacciPV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.10062893081761" calcext:value-type="float">
            <text:p>1.10062893081761</text:p>
          </table:table-cell>
          <table:table-cell table:style-name="ce4" office:value-type="string" calcext:value-type="string">
            <text:p>allSil/Finally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8]=0;&quot;&quot;;[.F13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BasicNewArray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-15.527950310559" calcext:value-type="float">
            <text:p>-15.527950310559</text:p>
          </table:table-cell>
          <table:table-cell table:style-name="ce4" office:value-type="string" calcext:value-type="string">
            <text:p>allSil/BasicNewArray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9]=0;&quot;&quot;;[.F139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demo3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.07692307692308" calcext:value-type="float">
            <text:p>1.07692307692308</text:p>
          </table:table-cell>
          <table:table-cell table:style-name="ce4" office:value-type="string" calcext:value-type="string">
            <text:p>allSil/demo3c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40]=0;&quot;&quot;;[.F140])" office:value-type="float" office:value="1.07692307692308" calcext:value-type="float">
            <text:p>1.076923076923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ypecheckTryCatch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60882800608828" calcext:value-type="float">
            <text:p>0.60882800608828</text:p>
          </table:table-cell>
          <table:table-cell table:style-name="ce4" office:value-type="string" calcext:value-type="string">
            <text:p>allSil/TypecheckTryCatch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41]=0;&quot;&quot;;[.F141])" office:value-type="float" office:value="0.60882800608828" calcext:value-type="float">
            <text:p>0.6088280060882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MultiIncremen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.62537764350453" calcext:value-type="float">
            <text:p>3.62537764350453</text:p>
          </table:table-cell>
          <table:table-cell table:style-name="ce4" office:value-type="string" calcext:value-type="string">
            <text:p>allSil/NestedLoop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2]=0;&quot;&quot;;[.F142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WhileInFinally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598802395209581" calcext:value-type="float">
            <text:p>0.598802395209581</text:p>
          </table:table-cell>
          <table:table-cell table:style-name="ce4" office:value-type="string" calcext:value-type="string">
            <text:p>allSil/WhileInFinally-silicon.sil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/>
          <table:table-cell table:formula="of:=IF([.H143]=0;&quot;&quot;;[.F143])" office:value-type="float" office:value="0.598802395209581" calcext:value-type="float">
            <text:p>0.59880239520958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estHistory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llSil/TestHistory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4]=0;&quot;&quot;;[.F14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OpenMPzero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2.29885057471264" calcext:value-type="float">
            <text:p>-2.29885057471264</text:p>
          </table:table-cell>
          <table:table-cell table:style-name="ce4" office:value-type="string" calcext:value-type="string">
            <text:p>allSil/OpenMPzero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5]=0;&quot;&quot;;[.F145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ypecheckSignalsOk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-2.00860832137733" calcext:value-type="float">
            <text:p>-2.00860832137733</text:p>
          </table:table-cell>
          <table:table-cell table:style-name="ce4" office:value-type="string" calcext:value-type="string">
            <text:p>allSil/TypecheckSignalsOk-silicon.sil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3"/>
          <table:table-cell table:formula="of:=IF([.H146]=0;&quot;&quot;;[.F146])" office:value-type="float" office:value="-2.00860832137733" calcext:value-type="float">
            <text:p>-2.0086083213773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InvariantBlockTes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86123032904149" calcext:value-type="float">
            <text:p>2.86123032904149</text:p>
          </table:table-cell>
          <table:table-cell table:style-name="ce4" office:value-type="string" calcext:value-type="string">
            <text:p>allSil/InvariantParallelAtomic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7]=0;&quot;&quot;;[.F14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JavaOverloading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-1.28571428571429" calcext:value-type="float">
            <text:p>-1.28571428571429</text:p>
          </table:table-cell>
          <table:table-cell table:style-name="ce4" office:value-type="string" calcext:value-type="string">
            <text:p>allSil/KeYAbruptTerminationChallengeSilicon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8]=0;&quot;&quot;;[.F14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gobra/seq-update-simple1.gobra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2.13675213675214" calcext:value-type="float">
            <text:p>-2.13675213675214</text:p>
          </table:table-cell>
          <table:table-cell table:style-name="ce4" office:value-type="string" calcext:value-type="string">
            <text:p>frontends/gobra/seq-update-simple1.gobra.vp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9]=0;&quot;&quot;;[.F149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Kerne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-0.56657223796034" calcext:value-type="float">
            <text:p>-0.56657223796034</text:p>
          </table:table-cell>
          <table:table-cell table:style-name="ce4" office:value-type="string" calcext:value-type="string">
            <text:p>allSil/ZeroKernel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0]=0;&quot;&quot;;[.F150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demo3a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2.25988700564972" calcext:value-type="float">
            <text:p>-2.25988700564972</text:p>
          </table:table-cell>
          <table:table-cell table:style-name="ce4" office:value-type="string" calcext:value-type="string">
            <text:p>allSil/demo3a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1]=0;&quot;&quot;;[.F151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Abrup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-85" calcext:value-type="float">
            <text:p>-85</text:p>
          </table:table-cell>
          <table:table-cell table:style-name="ce4" office:value-type="float" office:value="-11.9718309859155" calcext:value-type="float">
            <text:p>-11.9718309859155</text:p>
          </table:table-cell>
          <table:table-cell table:style-name="ce4" office:value-type="string" calcext:value-type="string">
            <text:p>allSil/Abrupt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52]=0;&quot;&quot;;[.F152])" office:value-type="float" office:value="-11.9718309859155" calcext:value-type="float">
            <text:p>-11.971830985915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ArrayI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.09423347398031" calcext:value-type="float">
            <text:p>3.09423347398031</text:p>
          </table:table-cell>
          <table:table-cell table:style-name="ce4" office:value-type="string" calcext:value-type="string">
            <text:p>allSil/ZeroArrayIC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3]=0;&quot;&quot;;[.F15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ArrayLoopPV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.33707865168539" calcext:value-type="float">
            <text:p>5.33707865168539</text:p>
          </table:table-cell>
          <table:table-cell table:style-name="ce4" office:value-type="string" calcext:value-type="string">
            <text:p>allSil/ZeroArrayLoopPVL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4]=0;&quot;&quot;;[.F15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ExceptionsAndAbrupt.java-silicon.sil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.04438280166436" calcext:value-type="float">
            <text:p>8.04438280166436</text:p>
          </table:table-cell>
          <table:table-cell table:style-name="ce4" office:value-type="string" calcext:value-type="string">
            <text:p>allSil/FibonacciPVL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1"/>
        </table:table-row>
        <table:table-row table:style-name="ro1">
          <table:table-cell table:style-name="ce4" office:value-type="string" calcext:value-type="string">
            <text:p>allSil/ListAppendASyncDefInline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.01662049861496" calcext:value-type="float">
            <text:p>4.01662049861496</text:p>
          </table:table-cell>
          <table:table-cell table:style-name="ce4" office:value-type="string" calcext:value-type="string">
            <text:p>allSil/ListAppendASyncDefInline-silicon.sil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3"/>
          <table:table-cell table:formula="of:=IF([.H156]=0;&quot;&quot;;[.F156])" office:value-type="float" office:value="4.01662049861496" calcext:value-type="float">
            <text:p>4.0166204986149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ListAppendASyncDef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1.8294360385144" calcext:value-type="float">
            <text:p>11.8294360385144</text:p>
          </table:table-cell>
          <table:table-cell table:style-name="ce4" office:value-type="string" calcext:value-type="string">
            <text:p>allSil/ListAppendASyncDef-silicon.sil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3"/>
          <table:table-cell table:formula="of:=IF([.H157]=0;&quot;&quot;;[.F157])" office:value-type="float" office:value="11.8294360385144" calcext:value-type="float">
            <text:p>11.82943603851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demo3b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2.20082530949106" calcext:value-type="float">
            <text:p>-2.20082530949106</text:p>
          </table:table-cell>
          <table:table-cell table:style-name="ce4" office:value-type="string" calcext:value-type="string">
            <text:p>allSil/demo3b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8]=0;&quot;&quot;;[.F15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CastExample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-66" calcext:value-type="float">
            <text:p>-66</text:p>
          </table:table-cell>
          <table:table-cell table:style-name="ce4" office:value-type="float" office:value="-9.02872777017784" calcext:value-type="float">
            <text:p>-9.02872777017784</text:p>
          </table:table-cell>
          <table:table-cell table:style-name="ce4" office:value-type="string" calcext:value-type="string">
            <text:p>allSil/CastExamplePVL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9]=0;&quot;&quot;;[.F159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SubArray-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0.954979536152797" calcext:value-type="float">
            <text:p>-0.954979536152797</text:p>
          </table:table-cell>
          <table:table-cell table:style-name="ce4" office:value-type="string" calcext:value-type="string">
            <text:p>allSil/ZeroSubArray-C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0]=0;&quot;&quot;;[.F160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prusti/Dijkstras_algorithm-simpl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2.04638472032742" calcext:value-type="float">
            <text:p>-2.04638472032742</text:p>
          </table:table-cell>
          <table:table-cell table:style-name="ce4" office:value-type="string" calcext:value-type="string">
            <text:p>frontends/prusti/Dijkstras_algorithm-simpl.rs.vp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1]=0;&quot;&quot;;[.F161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gobra/switch.gobra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2.98507462686567" calcext:value-type="float">
            <text:p>-2.98507462686567</text:p>
          </table:table-cell>
          <table:table-cell table:style-name="ce4" office:value-type="string" calcext:value-type="string">
            <text:p>frontends/gobra/switch.gobra.vpr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3"/>
          <table:table-cell table:formula="of:=IF([.H162]=0;&quot;&quot;;[.F162])" office:value-type="float" office:value="-2.98507462686567" calcext:value-type="float">
            <text:p>-2.9850746268656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Loop-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-4.5822102425876" calcext:value-type="float">
            <text:p>-4.5822102425876</text:p>
          </table:table-cell>
          <table:table-cell table:style-name="ce4" office:value-type="string" calcext:value-type="string">
            <text:p>allSil/ZeroLoop-C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3]=0;&quot;&quot;;[.F16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AccessSubMatrix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.84329349269588" calcext:value-type="float">
            <text:p>5.84329349269588</text:p>
          </table:table-cell>
          <table:table-cell table:style-name="ce4" office:value-type="string" calcext:value-type="string">
            <text:p>allSil/AccessSubMatrix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4]=0;&quot;&quot;;[.F16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InvariantParallelAtomi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.06290956749672" calcext:value-type="float">
            <text:p>4.06290956749672</text:p>
          </table:table-cell>
          <table:table-cell table:style-name="ce4" office:value-type="string" calcext:value-type="string">
            <text:p>allSil/InvokationInGuard-silicon.sil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3"/>
          <table:table-cell table:formula="of:=IF([.H165]=0;&quot;&quot;;[.F165])" office:value-type="float" office:value="4.06290956749672" calcext:value-type="float">
            <text:p>4.0629095674967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ignalsThrowNoThrow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.80628272251309" calcext:value-type="float">
            <text:p>6.80628272251309</text:p>
          </table:table-cell>
          <table:table-cell table:style-name="ce4" office:value-type="string" calcext:value-type="string">
            <text:p>allSil/SignalsThrowNoThrows-silicon.sil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number-columns-repeated="3"/>
          <table:table-cell table:formula="of:=IF([.H166]=0;&quot;&quot;;[.F166])" office:value-type="float" office:value="6.80628272251309" calcext:value-type="float">
            <text:p>6.8062827225130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gobra/seq-slice-simple1.gobra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-1.69491525423729" calcext:value-type="float">
            <text:p>-1.69491525423729</text:p>
          </table:table-cell>
          <table:table-cell table:style-name="ce4" office:value-type="string" calcext:value-type="string">
            <text:p>frontends/gobra/seq-slice-simple1.gobra.vp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7]=0;&quot;&quot;;[.F16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-array-c-err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-1.67525773195876" calcext:value-type="float">
            <text:p>-1.67525773195876</text:p>
          </table:table-cell>
          <table:table-cell table:style-name="ce4" office:value-type="string" calcext:value-type="string">
            <text:p>allSil/zero-array-c-err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8]=0;&quot;&quot;;[.F16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impleLockingProtoco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.5427135678392" calcext:value-type="float">
            <text:p>8.5427135678392</text:p>
          </table:table-cell>
          <table:table-cell table:style-name="ce4" office:value-type="string" calcext:value-type="string">
            <text:p>allSil/SimpleLockingProtocol-silicon.sil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number-columns-repeated="3"/>
          <table:table-cell table:formula="of:=IF([.H169]=0;&quot;&quot;;[.F169])" office:value-type="float" office:value="8.5427135678392" calcext:value-type="float">
            <text:p>8.542713567839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HistoryApplication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.35403726708074" calcext:value-type="float">
            <text:p>3.35403726708074</text:p>
          </table:table-cell>
          <table:table-cell table:style-name="ce4" office:value-type="string" calcext:value-type="string">
            <text:p>allSil/HistoryLoop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0]=0;&quot;&quot;;[.F170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KeYAbruptTerminationChallengeSilicon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0.743494423791822" calcext:value-type="float">
            <text:p>-0.743494423791822</text:p>
          </table:table-cell>
          <table:table-cell table:style-name="ce4" office:value-type="string" calcext:value-type="string">
            <text:p>allSil/KeywordsAllowC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1]=0;&quot;&quot;;[.F171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AppendPrepend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.14709517923362" calcext:value-type="float">
            <text:p>9.14709517923362</text:p>
          </table:table-cell>
          <table:table-cell table:style-name="ce4" office:value-type="string" calcext:value-type="string">
            <text:p>allSil/AppendPrepend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2]=0;&quot;&quot;;[.F172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IntegerLis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.34969325153374" calcext:value-type="float">
            <text:p>1.34969325153374</text:p>
          </table:table-cell>
          <table:table-cell table:style-name="ce4" office:value-type="string" calcext:value-type="string">
            <text:p>allSil/InvariantBlockTest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3]=0;&quot;&quot;;[.F17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MapsInPV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2.55220417633411" calcext:value-type="float">
            <text:p>-2.55220417633411</text:p>
          </table:table-cell>
          <table:table-cell table:style-name="ce4" office:value-type="string" calcext:value-type="string">
            <text:p>allSil/MaxSort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4]=0;&quot;&quot;;[.F17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RosterFixed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-68" calcext:value-type="float">
            <text:p>-68</text:p>
          </table:table-cell>
          <table:table-cell table:style-name="ce4" office:value-type="float" office:value="-7.87949015063731" calcext:value-type="float">
            <text:p>-7.87949015063731</text:p>
          </table:table-cell>
          <table:table-cell table:style-name="ce4" office:value-type="string" calcext:value-type="string">
            <text:p>allSil/RosterFixed-silicon.sil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number-columns-repeated="3"/>
          <table:table-cell table:formula="of:=IF([.H175]=0;&quot;&quot;;[.F175])" office:value-type="float" office:value="-7.87949015063731" calcext:value-type="float">
            <text:p>-7.8794901506373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estFuture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43" calcext:value-type="float">
            <text:p>943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.19618239660657" calcext:value-type="float">
            <text:p>5.19618239660657</text:p>
          </table:table-cell>
          <table:table-cell table:style-name="ce4" office:value-type="string" calcext:value-type="string">
            <text:p>allSil/TestFuture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6]=0;&quot;&quot;;[.F176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demo2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53" calcext:value-type="float">
            <text:p>95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-5.14165792235047" calcext:value-type="float">
            <text:p>-5.14165792235047</text:p>
          </table:table-cell>
          <table:table-cell table:style-name="ce4" office:value-type="string" calcext:value-type="string">
            <text:p>allSil/demo2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7]=0;&quot;&quot;;[.F17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estFuturePerm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-52" calcext:value-type="float">
            <text:p>-52</text:p>
          </table:table-cell>
          <table:table-cell table:style-name="ce4" office:value-type="float" office:value="-5.44502617801047" calcext:value-type="float">
            <text:p>-5.44502617801047</text:p>
          </table:table-cell>
          <table:table-cell table:style-name="ce4" office:value-type="string" calcext:value-type="string">
            <text:p>allSil/TestFuturePerm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8]=0;&quot;&quot;;[.F17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HistoryLoop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.75708502024292" calcext:value-type="float">
            <text:p>4.75708502024292</text:p>
          </table:table-cell>
          <table:table-cell table:style-name="ce4" office:value-type="string" calcext:value-type="string">
            <text:p>allSil/IncrSilicon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9]=0;&quot;&quot;;[.F179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BubbleSor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-57" calcext:value-type="float">
            <text:p>-57</text:p>
          </table:table-cell>
          <table:table-cell table:style-name="ce4" office:value-type="float" office:value="-5.70570570570571" calcext:value-type="float">
            <text:p>-5.70570570570571</text:p>
          </table:table-cell>
          <table:table-cell table:style-name="ce4" office:value-type="string" calcext:value-type="string">
            <text:p>allSil/CExampleImpl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2"/>
          <table:table-cell office:value-type="string" calcext:value-type="string">
            <text:p>TRUE</text:p>
          </table:table-cell>
          <table:table-cell table:formula="of:=IF([.H180]=0;&quot;&quot;;[.F18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WaitNotify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-41" calcext:value-type="float">
            <text:p>-41</text:p>
          </table:table-cell>
          <table:table-cell table:style-name="ce5" office:value-type="float" office:value="-3.97286821705426" calcext:value-type="float">
            <text:p>-3.97286821705426</text:p>
          </table:table-cell>
          <table:table-cell table:style-name="ce5" office:value-type="string" calcext:value-type="string">
            <text:p>allSil/WaitNotify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formula="of:=AVERAGE([.F181:.F286])" office:value-type="float" office:value="3.21802604810203" calcext:value-type="float">
            <text:p>3.21802604810203</text:p>
          </table:table-cell>
          <table:table-cell table:formula="of:=STDEV([.F181:.F286])" office:value-type="float" office:value="21.3391931715272" calcext:value-type="float">
            <text:p>21.3391931715272</text:p>
          </table:table-cell>
          <table:table-cell/>
          <table:table-cell table:formula="of:=IF([.H181]=0;&quot;&quot;;[.F181])">
            <text:p/>
          </table:table-cell>
          <table:table-cell table:formula="of:=AVERAGE([.O181:.O286])" office:value-type="float" office:value="2.58636659613771" calcext:value-type="float">
            <text:p>2.58636659613771</text:p>
          </table:table-cell>
          <table:table-cell table:formula="of:=STDEV([.O181:.O286])" office:value-type="float" office:value="8.13603845953723" calcext:value-type="float">
            <text:p>8.1360384595372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rontends/prusti/generics-basic-3-6.rs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-65" calcext:value-type="float">
            <text:p>-65</text:p>
          </table:table-cell>
          <table:table-cell table:style-name="ce5" office:value-type="float" office:value="-6.2200956937799" calcext:value-type="float">
            <text:p>-6.2200956937799</text:p>
          </table:table-cell>
          <table:table-cell table:style-name="ce5" office:value-type="string" calcext:value-type="string">
            <text:p>frontends/prusti/generics-basic-3-6.rs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2]=0;&quot;&quot;;[.F182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ListAppen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56" calcext:value-type="float">
            <text:p>1056</text:p>
          </table:table-cell>
          <table:table-cell table:style-name="ce5" office:value-type="float" office:value="1218" calcext:value-type="float">
            <text:p>1218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5.3409090909091" calcext:value-type="float">
            <text:p>15.3409090909091</text:p>
          </table:table-cell>
          <table:table-cell table:style-name="ce5" office:value-type="string" calcext:value-type="string">
            <text:p>allSil/ListAppend-silicon.sil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183]=0;&quot;&quot;;[.F183])" office:value-type="float" office:value="15.3409090909091" calcext:value-type="float">
            <text:p>15.340909090909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BarrierWithAtomic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61" calcext:value-type="float">
            <text:p>1061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-55" calcext:value-type="float">
            <text:p>-55</text:p>
          </table:table-cell>
          <table:table-cell table:style-name="ce5" office:value-type="float" office:value="-5.18378887841659" calcext:value-type="float">
            <text:p>-5.18378887841659</text:p>
          </table:table-cell>
          <table:table-cell table:style-name="ce5" office:value-type="string" calcext:value-type="string">
            <text:p>allSil/BarrierWithAtomic-silicon.sil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number-columns-repeated="3"/>
          <table:table-cell table:formula="of:=IF([.H184]=0;&quot;&quot;;[.F184])" office:value-type="float" office:value="-5.18378887841659" calcext:value-type="float">
            <text:p>-5.1837888784165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Maps-silicon.sil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float" office:value="1079" calcext:value-type="float">
            <text:p>10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llSil/MapsInPVL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5]=0;&quot;&quot;;[.F18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UnequalCounting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91" calcext:value-type="float">
            <text:p>1091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-108" calcext:value-type="float">
            <text:p>-108</text:p>
          </table:table-cell>
          <table:table-cell table:style-name="ce5" office:value-type="float" office:value="-9.89917506874427" calcext:value-type="float">
            <text:p>-9.89917506874427</text:p>
          </table:table-cell>
          <table:table-cell table:style-name="ce5" office:value-type="string" calcext:value-type="string">
            <text:p>allSil/UnequalCounting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6]=0;&quot;&quot;;[.F186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ArrayGetList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093" calcext:value-type="float">
            <text:p>109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0.273722627737226" calcext:value-type="float">
            <text:p>-0.273722627737226</text:p>
          </table:table-cell>
          <table:table-cell table:style-name="ce5" office:value-type="string" calcext:value-type="string">
            <text:p>allSil/ArrayGetList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7]=0;&quot;&quot;;[.F187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demo4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121" calcext:value-type="float">
            <text:p>1121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-93" calcext:value-type="float">
            <text:p>-93</text:p>
          </table:table-cell>
          <table:table-cell table:style-name="ce5" office:value-type="float" office:value="-8.29616413916146" calcext:value-type="float">
            <text:p>-8.29616413916146</text:p>
          </table:table-cell>
          <table:table-cell table:style-name="ce5" office:value-type="string" calcext:value-type="string">
            <text:p>allSil/demo4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8]=0;&quot;&quot;;[.F188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MaxSort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179" calcext:value-type="float">
            <text:p>1179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7.03986429177269" calcext:value-type="float">
            <text:p>-7.03986429177269</text:p>
          </table:table-cell>
          <table:table-cell table:style-name="ce5" office:value-type="string" calcext:value-type="string">
            <text:p>allSil/MethodCallNegation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9]=0;&quot;&quot;;[.F189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issues00057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192" calcext:value-type="float">
            <text:p>1192</text:p>
          </table:table-cell>
          <table:table-cell table:style-name="ce5" office:value-type="float" office:value="1056" calcext:value-type="float">
            <text:p>1056</text:p>
          </table:table-cell>
          <table:table-cell table:style-name="ce5" office:value-type="float" office:value="-136" calcext:value-type="float">
            <text:p>-136</text:p>
          </table:table-cell>
          <table:table-cell table:style-name="ce5" office:value-type="float" office:value="-11.4093959731544" calcext:value-type="float">
            <text:p>-11.4093959731544</text:p>
          </table:table-cell>
          <table:table-cell table:style-name="ce5" office:value-type="string" calcext:value-type="string">
            <text:p>frontends/nagini/testsfunctionalverificationissues00057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90]=0;&quot;&quot;;[.F19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TreeRecursive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239" calcext:value-type="float">
            <text:p>1239</text:p>
          </table:table-cell>
          <table:table-cell table:style-name="ce5" office:value-type="float" office:value="1078" calcext:value-type="float">
            <text:p>1078</text:p>
          </table:table-cell>
          <table:table-cell table:style-name="ce5" office:value-type="float" office:value="-161" calcext:value-type="float">
            <text:p>-161</text:p>
          </table:table-cell>
          <table:table-cell table:style-name="ce5" office:value-type="float" office:value="-12.9943502824859" calcext:value-type="float">
            <text:p>-12.9943502824859</text:p>
          </table:table-cell>
          <table:table-cell table:style-name="ce5" office:value-type="string" calcext:value-type="string">
            <text:p>allSil/TreeRecursive-silicon.sil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number-columns-repeated="3"/>
          <table:table-cell table:number-columns-repeated="3"/>
          <table:table-cell table:formula="of:=IF([.H191]=0;&quot;&quot;;[.F191])" office:value-type="float" office:value="-12.9943502824859" calcext:value-type="float">
            <text:p>-12.994350282485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prusti/account.rs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1204" calcext:value-type="float">
            <text:p>1204</text:p>
          </table:table-cell>
          <table:table-cell table:style-name="ce5" office:value-type="float" office:value="-46" calcext:value-type="float">
            <text:p>-46</text:p>
          </table:table-cell>
          <table:table-cell table:style-name="ce5" office:value-type="float" office:value="-3.68" calcext:value-type="float">
            <text:p>-3.68</text:p>
          </table:table-cell>
          <table:table-cell table:style-name="ce5" office:value-type="string" calcext:value-type="string">
            <text:p>frontends/prusti/account.rs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92]=0;&quot;&quot;;[.F192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MultiDimArray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259" calcext:value-type="float">
            <text:p>1259</text:p>
          </table:table-cell>
          <table:table-cell table:style-name="ce5" office:value-type="float" office:value="1290" calcext:value-type="float">
            <text:p>129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.46227164416203" calcext:value-type="float">
            <text:p>2.46227164416203</text:p>
          </table:table-cell>
          <table:table-cell table:style-name="ce5" office:value-type="string" calcext:value-type="string">
            <text:p>allSil/MultiIncrement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93]=0;&quot;&quot;;[.F193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ParallelWhile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285" calcext:value-type="float">
            <text:p>1285</text:p>
          </table:table-cell>
          <table:table-cell table:style-name="ce5" office:value-type="float" office:value="1319" calcext:value-type="float">
            <text:p>131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.64591439688716" calcext:value-type="float">
            <text:p>2.64591439688716</text:p>
          </table:table-cell>
          <table:table-cell table:style-name="ce5" office:value-type="string" calcext:value-type="string">
            <text:p>allSil/ParallelWhile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94]=0;&quot;&quot;;[.F194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kernel-example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299" calcext:value-type="float">
            <text:p>1299</text:p>
          </table:table-cell>
          <table:table-cell table:style-name="ce5" office:value-type="float" office:value="1307" calcext:value-type="float">
            <text:p>130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615858352578907" calcext:value-type="float">
            <text:p>0.615858352578907</text:p>
          </table:table-cell>
          <table:table-cell table:style-name="ce5" office:value-type="string" calcext:value-type="string">
            <text:p>allSil/kernel-example-silicon.si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195]=0;&quot;&quot;;[.F195])" office:value-type="float" office:value="0.615858352578907" calcext:value-type="float">
            <text:p>0.6158583525789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TreeRecursiveSilver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315" calcext:value-type="float">
            <text:p>1315</text:p>
          </table:table-cell>
          <table:table-cell table:style-name="ce5" office:value-type="float" office:value="1116" calcext:value-type="float">
            <text:p>1116</text:p>
          </table:table-cell>
          <table:table-cell table:style-name="ce5" office:value-type="float" office:value="-199" calcext:value-type="float">
            <text:p>-199</text:p>
          </table:table-cell>
          <table:table-cell table:style-name="ce5" office:value-type="float" office:value="-15.1330798479087" calcext:value-type="float">
            <text:p>-15.1330798479087</text:p>
          </table:table-cell>
          <table:table-cell table:style-name="ce5" office:value-type="string" calcext:value-type="string">
            <text:p>allSil/TreeRecursiveSilver-silicon.sil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3"/>
          <table:table-cell table:formula="of:=IF([.H196]=0;&quot;&quot;;[.F196])" office:value-type="float" office:value="-15.1330798479087" calcext:value-type="float">
            <text:p>-15.13307984790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ConcurrentCounting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369" calcext:value-type="float">
            <text:p>1369</text:p>
          </table:table-cell>
          <table:table-cell table:style-name="ce5" office:value-type="float" office:value="1263" calcext:value-type="float">
            <text:p>1263</text:p>
          </table:table-cell>
          <table:table-cell table:style-name="ce5" office:value-type="float" office:value="-106" calcext:value-type="float">
            <text:p>-106</text:p>
          </table:table-cell>
          <table:table-cell table:style-name="ce5" office:value-type="float" office:value="-7.74287801314828" calcext:value-type="float">
            <text:p>-7.74287801314828</text:p>
          </table:table-cell>
          <table:table-cell table:style-name="ce5" office:value-type="string" calcext:value-type="string">
            <text:p>allSil/ContinueBreak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97]=0;&quot;&quot;;[.F197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SummationKernel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403" calcext:value-type="float">
            <text:p>1403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.56593014967926" calcext:value-type="float">
            <text:p>2.56593014967926</text:p>
          </table:table-cell>
          <table:table-cell table:style-name="ce5" office:value-type="string" calcext:value-type="string">
            <text:p>allSil/SummationKernel-silicon.sil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3"/>
          <table:table-cell table:formula="of:=IF([.H198]=0;&quot;&quot;;[.F198])" office:value-type="float" office:value="2.56593014967926" calcext:value-type="float">
            <text:p>2.5659301496792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definedness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426" calcext:value-type="float">
            <text:p>1426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float" office:value="-81" calcext:value-type="float">
            <text:p>-81</text:p>
          </table:table-cell>
          <table:table-cell table:style-name="ce5" office:value-type="float" office:value="-5.68022440392707" calcext:value-type="float">
            <text:p>-5.68022440392707</text:p>
          </table:table-cell>
          <table:table-cell table:style-name="ce5" office:value-type="string" calcext:value-type="string">
            <text:p>frontends/nagini/testsfunctionalverificationtest_definedness.py.vp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formula="of:=IF([.H199]=0;&quot;&quot;;[.F199])" office:value-type="float" office:value="-5.68022440392707" calcext:value-type="float">
            <text:p>-5.680224403927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prusti/balance.rs.vpr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1451" calcext:value-type="float">
            <text:p>1451</text:p>
          </table:table-cell>
          <table:table-cell table:style-name="ce5" table:number-columns-repeated="8"/>
          <table:table-cell table:number-columns-repeated="3"/>
          <table:table-cell table:formula="of:=IF([.H200]=0;&quot;&quot;;[.F20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ZeroSubMatrix-C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484" calcext:value-type="float">
            <text:p>1484</text:p>
          </table:table-cell>
          <table:table-cell table:style-name="ce5" office:value-type="float" office:value="1457" calcext:value-type="float">
            <text:p>1457</text:p>
          </table:table-cell>
          <table:table-cell table:style-name="ce5" office:value-type="float" office:value="-27" calcext:value-type="float">
            <text:p>-27</text:p>
          </table:table-cell>
          <table:table-cell table:style-name="ce5" office:value-type="float" office:value="-1.81940700808625" calcext:value-type="float">
            <text:p>-1.81940700808625</text:p>
          </table:table-cell>
          <table:table-cell table:style-name="ce5" office:value-type="string" calcext:value-type="string">
            <text:p>allSil/ZeroSubMatrix-C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1]=0;&quot;&quot;;[.F20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ArrayValues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504" calcext:value-type="float">
            <text:p>1504</text:p>
          </table:table-cell>
          <table:table-cell table:style-name="ce5" office:value-type="float" office:value="1491" calcext:value-type="float">
            <text:p>1491</text:p>
          </table:table-cell>
          <table:table-cell table:style-name="ce5" office:value-type="float" office:value="-13" calcext:value-type="float">
            <text:p>-13</text:p>
          </table:table-cell>
          <table:table-cell table:style-name="ce5" office:value-type="float" office:value="-0.86436170212766" calcext:value-type="float">
            <text:p>-0.86436170212766</text:p>
          </table:table-cell>
          <table:table-cell table:style-name="ce5" office:value-type="string" calcext:value-type="string">
            <text:p>allSil/ArrayValues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2]=0;&quot;&quot;;[.F202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TransposeCopy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537" calcext:value-type="float">
            <text:p>1537</text:p>
          </table:table-cell>
          <table:table-cell table:style-name="ce5" office:value-type="float" office:value="1450" calcext:value-type="float">
            <text:p>1450</text:p>
          </table:table-cell>
          <table:table-cell table:style-name="ce5" office:value-type="float" office:value="-87" calcext:value-type="float">
            <text:p>-87</text:p>
          </table:table-cell>
          <table:table-cell table:style-name="ce5" office:value-type="float" office:value="-5.66037735849057" calcext:value-type="float">
            <text:p>-5.66037735849057</text:p>
          </table:table-cell>
          <table:table-cell table:style-name="ce5" office:value-type="string" calcext:value-type="string">
            <text:p>allSil/TransposeCopy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3]=0;&quot;&quot;;[.F203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TestCount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587" calcext:value-type="float">
            <text:p>1587</text:p>
          </table:table-cell>
          <table:table-cell table:style-name="ce5" office:value-type="float" office:value="1487" calcext:value-type="float">
            <text:p>1487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-6.30119722747322" calcext:value-type="float">
            <text:p>-6.30119722747322</text:p>
          </table:table-cell>
          <table:table-cell table:style-name="ce5" office:value-type="string" calcext:value-type="string">
            <text:p>allSil/TestCount-silicon.sil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/>
          <table:table-cell table:formula="of:=IF([.H204]=0;&quot;&quot;;[.F204])" office:value-type="float" office:value="-6.30119722747322" calcext:value-type="float">
            <text:p>-6.3011972274732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cast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616" calcext:value-type="float">
            <text:p>1616</text:p>
          </table:table-cell>
          <table:table-cell table:style-name="ce5" office:value-type="float" office:value="1531" calcext:value-type="float">
            <text:p>1531</text:p>
          </table:table-cell>
          <table:table-cell table:style-name="ce5" office:value-type="float" office:value="-85" calcext:value-type="float">
            <text:p>-85</text:p>
          </table:table-cell>
          <table:table-cell table:style-name="ce5" office:value-type="float" office:value="-5.25990099009901" calcext:value-type="float">
            <text:p>-5.25990099009901</text:p>
          </table:table-cell>
          <table:table-cell table:style-name="ce5" office:value-type="string" calcext:value-type="string">
            <text:p>frontends/nagini/testsfunctionalverificationtest_cast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5]=0;&quot;&quot;;[.F20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issues00031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643" calcext:value-type="float">
            <text:p>1643</text:p>
          </table:table-cell>
          <table:table-cell table:style-name="ce5" office:value-type="float" office:value="1575" calcext:value-type="float">
            <text:p>1575</text:p>
          </table:table-cell>
          <table:table-cell table:style-name="ce5" office:value-type="float" office:value="-68" calcext:value-type="float">
            <text:p>-68</text:p>
          </table:table-cell>
          <table:table-cell table:style-name="ce5" office:value-type="float" office:value="-4.13877054169203" calcext:value-type="float">
            <text:p>-4.13877054169203</text:p>
          </table:table-cell>
          <table:table-cell table:style-name="ce5" office:value-type="string" calcext:value-type="string">
            <text:p>frontends/nagini/testsfunctionalverificationissues00031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6]=0;&quot;&quot;;[.F206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SatCheck_Check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683" calcext:value-type="float">
            <text:p>1683</text:p>
          </table:table-cell>
          <table:table-cell table:style-name="ce5" office:value-type="float" office:value="1728" calcext:value-type="float">
            <text:p>172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.67379679144385" calcext:value-type="float">
            <text:p>2.67379679144385</text:p>
          </table:table-cell>
          <table:table-cell table:style-name="ce5" office:value-type="string" calcext:value-type="string">
            <text:p>allSil/SatCheck_Check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7]=0;&quot;&quot;;[.F207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examplesparkinson_recell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715" calcext:value-type="float">
            <text:p>1715</text:p>
          </table:table-cell>
          <table:table-cell table:style-name="ce5" office:value-type="float" office:value="1738" calcext:value-type="float">
            <text:p>173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.34110787172012" calcext:value-type="float">
            <text:p>1.34110787172012</text:p>
          </table:table-cell>
          <table:table-cell table:style-name="ce5" office:value-type="string" calcext:value-type="string">
            <text:p>frontends/nagini/testsfunctionalverificationexamplesparkinson_recell.py.vp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formula="of:=IF([.H208]=0;&quot;&quot;;[.F208])" office:value-type="float" office:value="1.34110787172012" calcext:value-type="float">
            <text:p>1.3411078717201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ERC721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722" calcext:value-type="float">
            <text:p>1722</text:p>
          </table:table-cell>
          <table:table-cell table:style-name="ce5" office:value-type="float" office:value="1751" calcext:value-type="float">
            <text:p>175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.68408826945412" calcext:value-type="float">
            <text:p>1.68408826945412</text:p>
          </table:table-cell>
          <table:table-cell table:style-name="ce5" table:number-columns-repeated="5"/>
          <table:table-cell table:number-columns-repeated="3"/>
          <table:table-cell table:formula="of:=IF([.H209]=0;&quot;&quot;;[.F209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obligationsverificationchalice2silverissueschalice2silver-83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762" calcext:value-type="float">
            <text:p>1762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6.01589103291714" calcext:value-type="float">
            <text:p>6.01589103291714</text:p>
          </table:table-cell>
          <table:table-cell table:style-name="ce5" office:value-type="string" calcext:value-type="string">
            <text:p>frontends/nagini/testsobligationsverificationchalice2silverissueschalice2silver-83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0]=0;&quot;&quot;;[.F21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GraphReachability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815" calcext:value-type="float">
            <text:p>1815</text:p>
          </table:table-cell>
          <table:table-cell table:style-name="ce5" office:value-type="float" office:value="1808" calcext:value-type="float">
            <text:p>1808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-0.385674931129477" calcext:value-type="float">
            <text:p>-0.385674931129477</text:p>
          </table:table-cell>
          <table:table-cell table:style-name="ce5" office:value-type="string" calcext:value-type="string">
            <text:p>allSil/HistogramSubMatrix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1]=0;&quot;&quot;;[.F21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onfig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1932" calcext:value-type="float">
            <text:p>1932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5.97915523861766" calcext:value-type="float">
            <text:p>5.97915523861766</text:p>
          </table:table-cell>
          <table:table-cell table:style-name="ce5" office:value-type="string" calcext:value-type="string">
            <text:p>frontends/vyper/testsresourceslanguageconfig.v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2]=0;&quot;&quot;;[.F212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OpenMPcopy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853" calcext:value-type="float">
            <text:p>1853</text:p>
          </table:table-cell>
          <table:table-cell table:style-name="ce5" office:value-type="float" office:value="1841" calcext:value-type="float">
            <text:p>1841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0.647598488936859" calcext:value-type="float">
            <text:p>-0.647598488936859</text:p>
          </table:table-cell>
          <table:table-cell table:style-name="ce5" office:value-type="string" calcext:value-type="string">
            <text:p>allSil/OpenMPcopy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3]=0;&quot;&quot;;[.F213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issues00017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.05233453052848" calcext:value-type="float">
            <text:p>2.05233453052848</text:p>
          </table:table-cell>
          <table:table-cell table:style-name="ce5" office:value-type="string" calcext:value-type="string">
            <text:p>frontends/nagini/testsfunctionalverificationissues00017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4]=0;&quot;&quot;;[.F214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GeneralisedConcurrentCounting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205" calcext:value-type="float">
            <text:p>2205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9.26660059464817" calcext:value-type="float">
            <text:p>9.26660059464817</text:p>
          </table:table-cell>
          <table:table-cell table:style-name="ce5" office:value-type="string" calcext:value-type="string">
            <text:p>allSil/GivenInPar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5]=0;&quot;&quot;;[.F21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behavioural_subtyping_classmethod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905" calcext:value-type="float">
            <text:p>1905</text:p>
          </table:table-cell>
          <table:table-cell table:style-name="ce5" office:value-type="float" office:value="-115" calcext:value-type="float">
            <text:p>-115</text:p>
          </table:table-cell>
          <table:table-cell table:style-name="ce5" office:value-type="float" office:value="-5.69306930693069" calcext:value-type="float">
            <text:p>-5.69306930693069</text:p>
          </table:table-cell>
          <table:table-cell table:style-name="ce5" office:value-type="string" calcext:value-type="string">
            <text:p>frontends/nagini/testsfunctionalverificationtest_behavioural_subtyping_classmethod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6]=0;&quot;&quot;;[.F216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itwise_operations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52" calcext:value-type="float">
            <text:p>2052</text:p>
          </table:table-cell>
          <table:table-cell table:style-name="ce5" office:value-type="float" office:value="2179" calcext:value-type="float">
            <text:p>2179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6.18908382066277" calcext:value-type="float">
            <text:p>6.18908382066277</text:p>
          </table:table-cell>
          <table:table-cell table:style-name="ce5" office:value-type="string" calcext:value-type="string">
            <text:p>frontends/vyper/testsresourceslanguagebitwise_operations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17]=0;&quot;&quot;;[.F217])" office:value-type="float" office:value="6.18908382066277" calcext:value-type="float">
            <text:p>6.1890838206627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4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2080" calcext:value-type="float">
            <text:p>208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.26582278481013" calcext:value-type="float">
            <text:p>1.26582278481013</text:p>
          </table:table-cell>
          <table:table-cell table:style-name="ce5" office:value-type="string" calcext:value-type="string">
            <text:p>frontends/vyper/testsresourcesissuesissue024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18]=0;&quot;&quot;;[.F218])" office:value-type="float" office:value="1.26582278481013" calcext:value-type="float">
            <text:p>1.2658227848101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kernel-example-v3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66" calcext:value-type="float">
            <text:p>2066</text:p>
          </table:table-cell>
          <table:table-cell table:style-name="ce5" office:value-type="float" office:value="2029" calcext:value-type="float">
            <text:p>2029</text:p>
          </table:table-cell>
          <table:table-cell table:style-name="ce5" office:value-type="float" office:value="-37" calcext:value-type="float">
            <text:p>-37</text:p>
          </table:table-cell>
          <table:table-cell table:style-name="ce5" office:value-type="float" office:value="-1.79090029041626" calcext:value-type="float">
            <text:p>-1.79090029041626</text:p>
          </table:table-cell>
          <table:table-cell table:style-name="ce5" office:value-type="string" calcext:value-type="string">
            <text:p>allSil/kernel-example-v3-silicon.si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19]=0;&quot;&quot;;[.F219])" office:value-type="float" office:value="-1.79090029041626" calcext:value-type="float">
            <text:p>-1.7909002904162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3a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76" calcext:value-type="float">
            <text:p>2076</text:p>
          </table:table-cell>
          <table:table-cell table:style-name="ce5" office:value-type="float" office:value="2191" calcext:value-type="float">
            <text:p>2191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5.53949903660886" calcext:value-type="float">
            <text:p>5.53949903660886</text:p>
          </table:table-cell>
          <table:table-cell table:style-name="ce5" office:value-type="string" calcext:value-type="string">
            <text:p>frontends/vyper/testsresourcesissuesissue023a.vy.vp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/>
          <table:table-cell table:formula="of:=IF([.H220]=0;&quot;&quot;;[.F220])" office:value-type="float" office:value="5.53949903660886" calcext:value-type="float">
            <text:p>5.539499036608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alance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14" calcext:value-type="float">
            <text:p>2114</text:p>
          </table:table-cell>
          <table:table-cell table:style-name="ce5" office:value-type="float" office:value="2213" calcext:value-type="float">
            <text:p>22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4.68306527909177" calcext:value-type="float">
            <text:p>4.68306527909177</text:p>
          </table:table-cell>
          <table:table-cell table:style-name="ce5" office:value-type="string" calcext:value-type="string">
            <text:p>frontends/vyper/testsresourceslanguagebalance.v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21]=0;&quot;&quot;;[.F22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0c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21" calcext:value-type="float">
            <text:p>2121</text:p>
          </table:table-cell>
          <table:table-cell table:style-name="ce5" office:value-type="float" office:value="2183" calcext:value-type="float">
            <text:p>218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.92314945780292" calcext:value-type="float">
            <text:p>2.92314945780292</text:p>
          </table:table-cell>
          <table:table-cell table:style-name="ce5" office:value-type="string" calcext:value-type="string">
            <text:p>frontends/vyper/testsresourcesissuesissue020c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22]=0;&quot;&quot;;[.F222])" office:value-type="float" office:value="2.92314945780292" calcext:value-type="float">
            <text:p>2.923149457802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9b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53" calcext:value-type="float">
            <text:p>2153</text:p>
          </table:table-cell>
          <table:table-cell table:style-name="ce5" office:value-type="float" office:value="2373" calcext:value-type="float">
            <text:p>2373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0.2183000464468" calcext:value-type="float">
            <text:p>10.2183000464468</text:p>
          </table:table-cell>
          <table:table-cell table:style-name="ce5" office:value-type="string" calcext:value-type="string">
            <text:p>frontends/vyper/testsresourcesissuesissue029b.vy.vp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3"/>
          <table:table-cell table:formula="of:=IF([.H223]=0;&quot;&quot;;[.F223])" office:value-type="float" office:value="10.2183000464468" calcext:value-type="float">
            <text:p>10.218300046446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06b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68" calcext:value-type="float">
            <text:p>2168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5.67343173431734" calcext:value-type="float">
            <text:p>5.67343173431734</text:p>
          </table:table-cell>
          <table:table-cell table:style-name="ce5" office:value-type="string" calcext:value-type="string">
            <text:p>frontends/vyper/testsresourcesissuesissue006b.vy.vp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24]=0;&quot;&quot;;[.F224])" office:value-type="float" office:value="5.67343173431734" calcext:value-type="float">
            <text:p>5.6734317343173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kernel-example-v2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70" calcext:value-type="float">
            <text:p>2170</text:p>
          </table:table-cell>
          <table:table-cell table:style-name="ce5" office:value-type="float" office:value="2458" calcext:value-type="float">
            <text:p>2458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3.2718894009217" calcext:value-type="float">
            <text:p>13.2718894009217</text:p>
          </table:table-cell>
          <table:table-cell table:style-name="ce5" office:value-type="string" calcext:value-type="string">
            <text:p>allSil/kernel-example-v2-silicon.si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25]=0;&quot;&quot;;[.F225])" office:value-type="float" office:value="13.2718894009217" calcext:value-type="float">
            <text:p>13.271889400921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NoSendAfterRea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80" calcext:value-type="float">
            <text:p>2180</text:p>
          </table:table-cell>
          <table:table-cell table:style-name="ce5" office:value-type="float" office:value="2129" calcext:value-type="float">
            <text:p>2129</text:p>
          </table:table-cell>
          <table:table-cell table:style-name="ce5" office:value-type="float" office:value="-51" calcext:value-type="float">
            <text:p>-51</text:p>
          </table:table-cell>
          <table:table-cell table:style-name="ce5" office:value-type="float" office:value="-2.3394495412844" calcext:value-type="float">
            <text:p>-2.3394495412844</text:p>
          </table:table-cell>
          <table:table-cell table:style-name="ce5" office:value-type="string" calcext:value-type="string">
            <text:p>allSil/OnlyCatch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26]=0;&quot;&quot;;[.F226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defaul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201" calcext:value-type="float">
            <text:p>2201</text:p>
          </table:table-cell>
          <table:table-cell table:style-name="ce5" office:value-type="float" office:value="2240" calcext:value-type="float">
            <text:p>224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.77192185370286" calcext:value-type="float">
            <text:p>1.77192185370286</text:p>
          </table:table-cell>
          <table:table-cell table:style-name="ce5" office:value-type="string" calcext:value-type="string">
            <text:p>frontends/vyper/testsresourceslanguagedefault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27]=0;&quot;&quot;;[.F227])" office:value-type="float" office:value="1.77192185370286" calcext:value-type="float">
            <text:p>1.771921853702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forward-dep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223" calcext:value-type="float">
            <text:p>2223</text:p>
          </table:table-cell>
          <table:table-cell table:style-name="ce5" office:value-type="float" office:value="2478" calcext:value-type="float">
            <text:p>2478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1.4709851551957" calcext:value-type="float">
            <text:p>11.4709851551957</text:p>
          </table:table-cell>
          <table:table-cell table:style-name="ce5" office:value-type="string" calcext:value-type="string">
            <text:p>allSil/forward-dep-silicon.si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28]=0;&quot;&quot;;[.F228])" office:value-type="float" office:value="11.4709851551957" calcext:value-type="float">
            <text:p>11.470985155195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16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233" calcext:value-type="float">
            <text:p>2233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4.83654276757725" calcext:value-type="float">
            <text:p>4.83654276757725</text:p>
          </table:table-cell>
          <table:table-cell table:style-name="ce5" office:value-type="string" calcext:value-type="string">
            <text:p>frontends/vyper/testsresourcesissuesissue016.vy.vpr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number-columns-repeated="3"/>
          <table:table-cell table:formula="of:=IF([.H229]=0;&quot;&quot;;[.F229])" office:value-type="float" office:value="4.83654276757725" calcext:value-type="float">
            <text:p>4.836542767577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9a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269" calcext:value-type="float">
            <text:p>2269</text:p>
          </table:table-cell>
          <table:table-cell table:style-name="ce5" office:value-type="float" office:value="2502" calcext:value-type="float">
            <text:p>2502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0.2688408990745" calcext:value-type="float">
            <text:p>10.2688408990745</text:p>
          </table:table-cell>
          <table:table-cell table:style-name="ce5" office:value-type="string" calcext:value-type="string">
            <text:p>frontends/vyper/testsresourcesissuesissue029a.vy.vpr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number-columns-repeated="3"/>
          <table:table-cell table:formula="of:=IF([.H230]=0;&quot;&quot;;[.F230])" office:value-type="float" office:value="10.2688408990745" calcext:value-type="float">
            <text:p>10.268840899074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vector-ad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float" office:value="2122" calcext:value-type="float">
            <text:p>2122</text:p>
          </table:table-cell>
          <table:table-cell table:style-name="ce5" office:value-type="float" office:value="-162" calcext:value-type="float">
            <text:p>-162</text:p>
          </table:table-cell>
          <table:table-cell table:style-name="ce5" office:value-type="float" office:value="-7.09281961471103" calcext:value-type="float">
            <text:p>-7.09281961471103</text:p>
          </table:table-cell>
          <table:table-cell table:style-name="ce5" office:value-type="string" calcext:value-type="string">
            <text:p>allSil/vector-add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31]=0;&quot;&quot;;[.F23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31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17" calcext:value-type="float">
            <text:p>2317</text:p>
          </table:table-cell>
          <table:table-cell table:style-name="ce5" office:value-type="float" office:value="2468" calcext:value-type="float">
            <text:p>2468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6.517047906776" calcext:value-type="float">
            <text:p>6.517047906776</text:p>
          </table:table-cell>
          <table:table-cell table:style-name="ce5" office:value-type="string" calcext:value-type="string">
            <text:p>frontends/vyper/testsresourcesissuesissue031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32]=0;&quot;&quot;;[.F232])" office:value-type="float" office:value="6.517047906776" calcext:value-type="float">
            <text:p>6.51704790677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ytes32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29" calcext:value-type="float">
            <text:p>2329</text:p>
          </table:table-cell>
          <table:table-cell table:style-name="ce5" office:value-type="float" office:value="2396" calcext:value-type="float">
            <text:p>239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.87677114641477" calcext:value-type="float">
            <text:p>2.87677114641477</text:p>
          </table:table-cell>
          <table:table-cell table:style-name="ce5" office:value-type="string" calcext:value-type="string">
            <text:p>frontends/vyper/testsresourceslanguagebytes32.vy.vp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/>
          <table:table-cell table:formula="of:=IF([.H233]=0;&quot;&quot;;[.F233])" office:value-type="float" office:value="2.87677114641477" calcext:value-type="float">
            <text:p>2.8767711464147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onstant_fail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38" calcext:value-type="float">
            <text:p>2338</text:p>
          </table:table-cell>
          <table:table-cell table:style-name="ce5" office:value-type="float" office:value="2399" calcext:value-type="float">
            <text:p>239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.60906757912746" calcext:value-type="float">
            <text:p>2.60906757912746</text:p>
          </table:table-cell>
          <table:table-cell table:style-name="ce5" office:value-type="string" calcext:value-type="string">
            <text:p>frontends/vyper/testsresourceslanguageconstant_fail.vy.vp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34]=0;&quot;&quot;;[.F234])" office:value-type="float" office:value="2.60906757912746" calcext:value-type="float">
            <text:p>2.6090675791274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rray_literal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2421" calcext:value-type="float">
            <text:p>242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.28498293515358" calcext:value-type="float">
            <text:p>3.28498293515358</text:p>
          </table:table-cell>
          <table:table-cell table:style-name="ce5" table:number-columns-repeated="5"/>
          <table:table-cell table:number-columns-repeated="3"/>
          <table:table-cell table:formula="of:=IF([.H235]=0;&quot;&quot;;[.F23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ug_assign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47" calcext:value-type="float">
            <text:p>2347</text:p>
          </table:table-cell>
          <table:table-cell table:style-name="ce5" office:value-type="float" office:value="2420" calcext:value-type="float">
            <text:p>242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.11035364294844" calcext:value-type="float">
            <text:p>3.11035364294844</text:p>
          </table:table-cell>
          <table:table-cell table:style-name="ce5" office:value-type="string" calcext:value-type="string">
            <text:p>frontends/vyper/testsresourceslanguageaug_assign.v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36]=0;&quot;&quot;;[.F236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lockhash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office:value-type="float" office:value="2530" calcext:value-type="float">
            <text:p>2530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6.4366848969289" calcext:value-type="float">
            <text:p>6.4366848969289</text:p>
          </table:table-cell>
          <table:table-cell table:style-name="ce5" office:value-type="string" calcext:value-type="string">
            <text:p>frontends/vyper/testsresourceslanguageblockhash.vy.vpr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3"/>
          <table:table-cell table:formula="of:=IF([.H237]=0;&quot;&quot;;[.F237])" office:value-type="float" office:value="6.4366848969289" calcext:value-type="float">
            <text:p>6.43668489692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forward-dep-err1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441" calcext:value-type="float">
            <text:p>2441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office:value-type="float" office:value="-64" calcext:value-type="float">
            <text:p>-64</text:p>
          </table:table-cell>
          <table:table-cell table:style-name="ce5" office:value-type="float" office:value="-2.62187628021303" calcext:value-type="float">
            <text:p>-2.62187628021303</text:p>
          </table:table-cell>
          <table:table-cell table:style-name="ce5" office:value-type="string" calcext:value-type="string">
            <text:p>allSil/forward-dep-err1-silicon.sil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3"/>
          <table:table-cell table:formula="of:=IF([.H238]=0;&quot;&quot;;[.F238])" office:value-type="float" office:value="-2.62187628021303" calcext:value-type="float">
            <text:p>-2.621876280213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reate_forwarder_to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468" calcext:value-type="float">
            <text:p>2468</text:p>
          </table:table-cell>
          <table:table-cell table:style-name="ce5" office:value-type="float" office:value="2635" calcext:value-type="float">
            <text:p>2635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6.76661264181524" calcext:value-type="float">
            <text:p>6.76661264181524</text:p>
          </table:table-cell>
          <table:table-cell table:style-name="ce5" office:value-type="string" calcext:value-type="string">
            <text:p>frontends/vyper/testsresourceslanguagecreate_forwarder_to.vy.vpr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3"/>
          <table:table-cell table:number-columns-repeated="3"/>
          <table:table-cell table:formula="of:=IF([.H239]=0;&quot;&quot;;[.F239])" office:value-type="float" office:value="6.76661264181524" calcext:value-type="float">
            <text:p>6.7666126418152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ytes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472" calcext:value-type="float">
            <text:p>2472</text:p>
          </table:table-cell>
          <table:table-cell table:style-name="ce5" office:value-type="float" office:value="2571" calcext:value-type="float">
            <text:p>2571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4.00485436893204" calcext:value-type="float">
            <text:p>4.00485436893204</text:p>
          </table:table-cell>
          <table:table-cell table:style-name="ce5" table:number-columns-repeated="5"/>
          <table:table-cell table:number-columns-repeated="3"/>
          <table:table-cell table:formula="of:=IF([.H240]=0;&quot;&quot;;[.F24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30b.vy.vpr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2487" calcext:value-type="float">
            <text:p>2487</text:p>
          </table:table-cell>
          <table:table-cell table:style-name="ce5" office:value-type="float" office:value="2692" calcext:value-type="float">
            <text:p>2692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8.24286288701246" calcext:value-type="float">
            <text:p>8.24286288701246</text:p>
          </table:table-cell>
          <table:table-cell table:style-name="ce5" office:value-type="string" calcext:value-type="string">
            <text:p>frontends/vyper/testsresourcesissuesissue030b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11"/>
        </table:table-row>
        <table:table-row table:style-name="ro1">
          <table:table-cell table:style-name="ce5" office:value-type="string" calcext:value-type="string">
            <text:p>frontends/vyper/testsresourcesissuesissue028b.vy.vpr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2520" calcext:value-type="float">
            <text:p>252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.961538461538462" calcext:value-type="float">
            <text:p>0.961538461538462</text:p>
          </table:table-cell>
          <table:table-cell table:style-name="ce5" office:value-type="string" calcext:value-type="string">
            <text:p>frontends/vyper/testsresourcesissuesissue028b.vy.vpr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1"/>
        </table:table-row>
        <table:table-row table:style-name="ro1">
          <table:table-cell table:style-name="ce5" office:value-type="string" calcext:value-type="string">
            <text:p>allSil/backward-dep-err1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510" calcext:value-type="float">
            <text:p>2510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-506" calcext:value-type="float">
            <text:p>-506</text:p>
          </table:table-cell>
          <table:table-cell table:style-name="ce5" office:value-type="float" office:value="-20.1593625498008" calcext:value-type="float">
            <text:p>-20.1593625498008</text:p>
          </table:table-cell>
          <table:table-cell table:style-name="ce5" office:value-type="string" calcext:value-type="string">
            <text:p>allSil/backward-dep-err1-silicon.sil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43]=0;&quot;&quot;;[.F243])" office:value-type="float" office:value="-20.1593625498008" calcext:value-type="float">
            <text:p>-20.159362549800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yte_literal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518" calcext:value-type="float">
            <text:p>2518</text:p>
          </table:table-cell>
          <table:table-cell table:style-name="ce5" office:value-type="float" office:value="2558" calcext:value-type="float">
            <text:p>255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.58856235107228" calcext:value-type="float">
            <text:p>1.58856235107228</text:p>
          </table:table-cell>
          <table:table-cell table:style-name="ce5" office:value-type="string" calcext:value-type="string">
            <text:p>frontends/vyper/testsresourceslanguagebyte_literal.vy.vp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/>
          <table:table-cell table:formula="of:=IF([.H244]=0;&quot;&quot;;[.F244])" office:value-type="float" office:value="1.58856235107228" calcext:value-type="float">
            <text:p>1.5885623510722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lock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539" calcext:value-type="float">
            <text:p>2539</text:p>
          </table:table-cell>
          <table:table-cell table:style-name="ce5" office:value-type="float" office:value="2635" calcext:value-type="float">
            <text:p>263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3.7810161480898" calcext:value-type="float">
            <text:p>3.7810161480898</text:p>
          </table:table-cell>
          <table:table-cell table:style-name="ce5" office:value-type="string" calcext:value-type="string">
            <text:p>frontends/vyper/testsresourceslanguageblock.vy.vp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/>
          <table:table-cell table:formula="of:=IF([.H245]=0;&quot;&quot;;[.F245])" office:value-type="float" office:value="3.7810161480898" calcext:value-type="float">
            <text:p>3.78101614808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7g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587" calcext:value-type="float">
            <text:p>2587</text:p>
          </table:table-cell>
          <table:table-cell table:style-name="ce5" office:value-type="float" office:value="2746" calcext:value-type="float">
            <text:p>2746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6.14611519134132" calcext:value-type="float">
            <text:p>6.14611519134132</text:p>
          </table:table-cell>
          <table:table-cell table:style-name="ce5" office:value-type="string" calcext:value-type="string">
            <text:p>frontends/vyper/testsresourcesissuesissue027g.vy.vpr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3"/>
          <table:table-cell table:number-columns-repeated="3"/>
          <table:table-cell table:formula="of:=IF([.H246]=0;&quot;&quot;;[.F246])" office:value-type="float" office:value="6.14611519134132" calcext:value-type="float">
            <text:p>6.1461151913413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demo3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2572" calcext:value-type="float">
            <text:p>2572</text:p>
          </table:table-cell>
          <table:table-cell table:style-name="ce5" office:value-type="float" office:value="-28" calcext:value-type="float">
            <text:p>-28</text:p>
          </table:table-cell>
          <table:table-cell table:style-name="ce5" office:value-type="float" office:value="-1.07692307692308" calcext:value-type="float">
            <text:p>-1.07692307692308</text:p>
          </table:table-cell>
          <table:table-cell table:style-name="ce5" office:value-type="string" calcext:value-type="string">
            <text:p>allSil/demo3d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47]=0;&quot;&quot;;[.F247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onca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632" calcext:value-type="float">
            <text:p>2632</text:p>
          </table:table-cell>
          <table:table-cell table:style-name="ce5" office:value-type="float" office:value="2685" calcext:value-type="float">
            <text:p>268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.01367781155015" calcext:value-type="float">
            <text:p>2.01367781155015</text:p>
          </table:table-cell>
          <table:table-cell table:style-name="ce5" office:value-type="string" calcext:value-type="string">
            <text:p>frontends/vyper/testsresourceslanguageconcat.v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48]=0;&quot;&quot;;[.F248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ddmod_mulmod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639" calcext:value-type="float">
            <text:p>2639</text:p>
          </table:table-cell>
          <table:table-cell table:style-name="ce5" office:value-type="float" office:value="2937" calcext:value-type="float">
            <text:p>2937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11.2921561197423" calcext:value-type="float">
            <text:p>11.2921561197423</text:p>
          </table:table-cell>
          <table:table-cell table:style-name="ce5" office:value-type="string" calcext:value-type="string">
            <text:p>frontends/vyper/testsresourceslanguageaddmod_mulmod.vy.vp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formula="of:=IF([.H249]=0;&quot;&quot;;[.F249])" office:value-type="float" office:value="11.2921561197423" calcext:value-type="float">
            <text:p>11.292156119742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18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699" calcext:value-type="float">
            <text:p>2699</text:p>
          </table:table-cell>
          <table:table-cell table:style-name="ce5" office:value-type="float" office:value="2846" calcext:value-type="float">
            <text:p>2846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5.44646165246388" calcext:value-type="float">
            <text:p>5.44646165246388</text:p>
          </table:table-cell>
          <table:table-cell table:style-name="ce5" office:value-type="string" calcext:value-type="string">
            <text:p>frontends/vyper/testsresourcesissuesissue018.vy.vpr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3"/>
          <table:table-cell table:number-columns-repeated="3"/>
          <table:table-cell table:formula="of:=IF([.H250]=0;&quot;&quot;;[.F250])" office:value-type="float" office:value="5.44646165246388" calcext:value-type="float">
            <text:p>5.446461652463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demo3a-func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753" calcext:value-type="float">
            <text:p>2753</text:p>
          </table:table-cell>
          <table:table-cell table:style-name="ce5" office:value-type="float" office:value="2652" calcext:value-type="float">
            <text:p>2652</text:p>
          </table:table-cell>
          <table:table-cell table:style-name="ce5" office:value-type="float" office:value="-101" calcext:value-type="float">
            <text:p>-101</text:p>
          </table:table-cell>
          <table:table-cell table:style-name="ce5" office:value-type="float" office:value="-3.66872502724301" calcext:value-type="float">
            <text:p>-3.66872502724301</text:p>
          </table:table-cell>
          <table:table-cell table:style-name="ce5" office:value-type="string" calcext:value-type="string">
            <text:p>allSil/demo3a-func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51]=0;&quot;&quot;;[.F25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ForwardDep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958" calcext:value-type="float">
            <text:p>2958</text:p>
          </table:table-cell>
          <table:table-cell table:style-name="ce5" office:value-type="float" office:value="2886" calcext:value-type="float">
            <text:p>2886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2.4340770791075" calcext:value-type="float">
            <text:p>-2.4340770791075</text:p>
          </table:table-cell>
          <table:table-cell table:style-name="ce5" office:value-type="string" calcext:value-type="string">
            <text:p>allSil/ForwardHost-silicon.sil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3"/>
          <table:table-cell table:formula="of:=IF([.H252]=0;&quot;&quot;;[.F252])" office:value-type="float" office:value="-2.4340770791075" calcext:value-type="float">
            <text:p>-2.43407707910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obligationsverificationtest_builtin_must_terminate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962" calcext:value-type="float">
            <text:p>2962</text:p>
          </table:table-cell>
          <table:table-cell table:style-name="ce5" office:value-type="float" office:value="2997" calcext:value-type="float">
            <text:p>299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.18163403106009" calcext:value-type="float">
            <text:p>1.18163403106009</text:p>
          </table:table-cell>
          <table:table-cell table:style-name="ce5" office:value-type="string" calcext:value-type="string">
            <text:p>frontends/nagini/testsobligationsverificationtest_builtin_must_terminate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53]=0;&quot;&quot;;[.F253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lear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990" calcext:value-type="float">
            <text:p>299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34448160535117" calcext:value-type="float">
            <text:p>0.334448160535117</text:p>
          </table:table-cell>
          <table:table-cell table:style-name="ce5" office:value-type="string" calcext:value-type="string">
            <text:p>frontends/vyper/testsresourceslanguageclear.v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54]=0;&quot;&quot;;[.F254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ccessible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office:value-type="float" office:value="3460" calcext:value-type="float">
            <text:p>3460</text:p>
          </table:table-cell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14.2668428005284" calcext:value-type="float">
            <text:p>14.2668428005284</text:p>
          </table:table-cell>
          <table:table-cell table:style-name="ce5" office:value-type="string" calcext:value-type="string">
            <text:p>frontends/vyper/testsresourceslanguageaccessible.vy.vpr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3"/>
          <table:table-cell table:number-columns-repeated="3"/>
          <table:table-cell table:formula="of:=IF([.H255]=0;&quot;&quot;;[.F255])" office:value-type="float" office:value="14.2668428005284" calcext:value-type="float">
            <text:p>14.26684280052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forward-dep-noauto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066" calcext:value-type="float">
            <text:p>3066</text:p>
          </table:table-cell>
          <table:table-cell table:style-name="ce5" office:value-type="float" office:value="2928" calcext:value-type="float">
            <text:p>2928</text:p>
          </table:table-cell>
          <table:table-cell table:style-name="ce5" office:value-type="float" office:value="-138" calcext:value-type="float">
            <text:p>-138</text:p>
          </table:table-cell>
          <table:table-cell table:style-name="ce5" office:value-type="float" office:value="-4.50097847358121" calcext:value-type="float">
            <text:p>-4.50097847358121</text:p>
          </table:table-cell>
          <table:table-cell table:style-name="ce5" office:value-type="string" calcext:value-type="string">
            <text:p>allSil/forward-dep-noauto-silicon.sil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3"/>
          <table:table-cell table:formula="of:=IF([.H256]=0;&quot;&quot;;[.F256])" office:value-type="float" office:value="-4.50097847358121" calcext:value-type="float">
            <text:p>-4.5009784735812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ForwardHost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078" calcext:value-type="float">
            <text:p>3078</text:p>
          </table:table-cell>
          <table:table-cell table:style-name="ce5" office:value-type="float" office:value="3063" calcext:value-type="float">
            <text:p>3063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0.487329434697856" calcext:value-type="float">
            <text:p>-0.487329434697856</text:p>
          </table:table-cell>
          <table:table-cell table:style-name="ce5" office:value-type="string" calcext:value-type="string">
            <text:p>allSil/Frac1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57]=0;&quot;&quot;;[.F257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multiplicator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085" calcext:value-type="float">
            <text:p>3085</text:p>
          </table:table-cell>
          <table:table-cell table:style-name="ce5" office:value-type="float" office:value="3066" calcext:value-type="float">
            <text:p>3066</text:p>
          </table:table-cell>
          <table:table-cell table:style-name="ce5" office:value-type="float" office:value="-19" calcext:value-type="float">
            <text:p>-19</text:p>
          </table:table-cell>
          <table:table-cell table:style-name="ce5" office:value-type="float" office:value="-0.615883306320908" calcext:value-type="float">
            <text:p>-0.615883306320908</text:p>
          </table:table-cell>
          <table:table-cell table:style-name="ce5" office:value-type="string" calcext:value-type="string">
            <text:p>frontends/vyper/testsresourcesexamplesmultiplicator.vy.vpr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3"/>
          <table:table-cell table:formula="of:=IF([.H258]=0;&quot;&quot;;[.F258])" office:value-type="float" office:value="-0.615883306320908" calcext:value-type="float">
            <text:p>-0.61588330632090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ZeroMultiple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099" calcext:value-type="float">
            <text:p>3099</text:p>
          </table:table-cell>
          <table:table-cell table:style-name="ce5" office:value-type="float" office:value="3005" calcext:value-type="float">
            <text:p>3005</text:p>
          </table:table-cell>
          <table:table-cell table:style-name="ce5" office:value-type="float" office:value="-94" calcext:value-type="float">
            <text:p>-94</text:p>
          </table:table-cell>
          <table:table-cell table:style-name="ce5" office:value-type="float" office:value="-3.03323652791223" calcext:value-type="float">
            <text:p>-3.03323652791223</text:p>
          </table:table-cell>
          <table:table-cell table:style-name="ce5" office:value-type="string" calcext:value-type="string">
            <text:p>allSil/ZeroMultiple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59]=0;&quot;&quot;;[.F259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ccessible_heuristics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113" calcext:value-type="float">
            <text:p>3113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6.00706713780919" calcext:value-type="float">
            <text:p>6.00706713780919</text:p>
          </table:table-cell>
          <table:table-cell table:style-name="ce5" office:value-type="string" calcext:value-type="string">
            <text:p>frontends/vyper/testsresourceslanguageaccessible_heuristics.vy.vpr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3"/>
          <table:table-cell table:formula="of:=IF([.H260]=0;&quot;&quot;;[.F260])" office:value-type="float" office:value="6.00706713780919" calcext:value-type="float">
            <text:p>6.0070671378091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EtherKing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162" calcext:value-type="float">
            <text:p>3162</text:p>
          </table:table-cell>
          <table:table-cell table:style-name="ce5" office:value-type="float" office:value="3197" calcext:value-type="float">
            <text:p>319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.10689437065149" calcext:value-type="float">
            <text:p>1.10689437065149</text:p>
          </table:table-cell>
          <table:table-cell table:style-name="ce5" table:number-columns-repeated="5"/>
          <table:table-cell table:number-columns-repeated="3"/>
          <table:table-cell table:formula="of:=IF([.H261]=0;&quot;&quot;;[.F26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generic_methods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214" calcext:value-type="float">
            <text:p>3214</text:p>
          </table:table-cell>
          <table:table-cell table:style-name="ce5" office:value-type="float" office:value="3307" calcext:value-type="float">
            <text:p>330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2.89359054138146" calcext:value-type="float">
            <text:p>2.89359054138146</text:p>
          </table:table-cell>
          <table:table-cell table:style-name="ce5" office:value-type="string" calcext:value-type="string">
            <text:p>frontends/nagini/testsfunctionalverificationtest_generic_methods.py.vp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formula="of:=IF([.H262]=0;&quot;&quot;;[.F262])" office:value-type="float" office:value="2.89359054138146" calcext:value-type="float">
            <text:p>2.8935905413814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sifverificationexamplesterauchi-fig4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264" calcext:value-type="float">
            <text:p>3264</text:p>
          </table:table-cell>
          <table:table-cell table:style-name="ce5" office:value-type="float" office:value="2846" calcext:value-type="float">
            <text:p>2846</text:p>
          </table:table-cell>
          <table:table-cell table:style-name="ce5" office:value-type="float" office:value="-418" calcext:value-type="float">
            <text:p>-418</text:p>
          </table:table-cell>
          <table:table-cell table:style-name="ce5" office:value-type="float" office:value="-12.8063725490196" calcext:value-type="float">
            <text:p>-12.8063725490196</text:p>
          </table:table-cell>
          <table:table-cell table:style-name="ce5" office:value-type="string" calcext:value-type="string">
            <text:p>frontends/nagini/testssifverificationexamplesterauchi-fig4.py.vpr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number-columns-repeated="3"/>
          <table:table-cell table:formula="of:=IF([.H263]=0;&quot;&quot;;[.F263])" office:value-type="float" office:value="-12.8063725490196" calcext:value-type="float">
            <text:p>-12.80637254901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EtherStore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312" calcext:value-type="float">
            <text:p>3312</text:p>
          </table:table-cell>
          <table:table-cell table:style-name="ce5" office:value-type="float" office:value="3352" calcext:value-type="float">
            <text:p>335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.20772946859903" calcext:value-type="float">
            <text:p>1.20772946859903</text:p>
          </table:table-cell>
          <table:table-cell table:style-name="ce5" office:value-type="string" calcext:value-type="string">
            <text:p>frontends/vyper/testsresourcesexamplesEtherStore.vy.vpr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3"/>
          <table:table-cell table:formula="of:=IF([.H264]=0;&quot;&quot;;[.F264])" office:value-type="float" office:value="1.20772946859903" calcext:value-type="float">
            <text:p>1.207729468599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JavaArrayExamples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448" calcext:value-type="float">
            <text:p>3448</text:p>
          </table:table-cell>
          <table:table-cell table:style-name="ce5" office:value-type="float" office:value="3667" calcext:value-type="float">
            <text:p>3667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6.35150812064965" calcext:value-type="float">
            <text:p>6.35150812064965</text:p>
          </table:table-cell>
          <table:table-cell table:style-name="ce5" office:value-type="string" calcext:value-type="string">
            <text:p>allSil/JavaOverloading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65]=0;&quot;&quot;;[.F26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onstants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3460" calcext:value-type="float">
            <text:p>34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202722270489429" calcext:value-type="float">
            <text:p>0.202722270489429</text:p>
          </table:table-cell>
          <table:table-cell table:style-name="ce5" office:value-type="string" calcext:value-type="string">
            <text:p>frontends/vyper/testsresourceslanguageconstants.vy.vpr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3"/>
          <table:table-cell table:formula="of:=IF([.H266]=0;&quot;&quot;;[.F266])" office:value-type="float" office:value="0.202722270489429" calcext:value-type="float">
            <text:p>0.20272227048942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arpverificationtest_rd_quantified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488" calcext:value-type="float">
            <text:p>3488</text:p>
          </table:table-cell>
          <table:table-cell table:style-name="ce5" office:value-type="float" office:value="3746" calcext:value-type="float">
            <text:p>3746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7.39678899082569" calcext:value-type="float">
            <text:p>7.39678899082569</text:p>
          </table:table-cell>
          <table:table-cell table:style-name="ce5" office:value-type="string" calcext:value-type="string">
            <text:p>frontends/nagini/testsarpverificationtest_rd_quantified.p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67]=0;&quot;&quot;;[.F267])" office:value-type="float" office:value="7.39678899082569" calcext:value-type="float">
            <text:p>7.3967889908256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prusti/Ackermann_function.rs.vpr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3514" calcext:value-type="float">
            <text:p>3514</text:p>
          </table:table-cell>
          <table:table-cell table:style-name="ce5" office:value-type="float" office:value="10826" calcext:value-type="float">
            <text:p>10826</text:p>
          </table:table-cell>
          <table:table-cell table:style-name="ce5" office:value-type="float" office:value="7312" calcext:value-type="float">
            <text:p>7312</text:p>
          </table:table-cell>
          <table:table-cell table:style-name="ce5" office:value-type="float" office:value="208.081957882755" calcext:value-type="float">
            <text:p>208.081957882755</text:p>
          </table:table-cell>
          <table:table-cell table:style-name="ce5" office:value-type="string" calcext:value-type="string">
            <text:p>frontends/prusti/Ackermann_function.rs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11"/>
        </table:table-row>
        <table:table-row table:style-name="ro1">
          <table:table-cell table:style-name="ce5" office:value-type="string" calcext:value-type="string">
            <text:p>frontends/vyper/testsresourceslanguageaccessible_heuristics_argumen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558" calcext:value-type="float">
            <text:p>3558</text:p>
          </table:table-cell>
          <table:table-cell table:style-name="ce5" office:value-type="float" office:value="3703" calcext:value-type="float">
            <text:p>3703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4.07532321528949" calcext:value-type="float">
            <text:p>4.07532321528949</text:p>
          </table:table-cell>
          <table:table-cell table:style-name="ce5" office:value-type="string" calcext:value-type="string">
            <text:p>frontends/vyper/testsresourceslanguageaccessible_heuristics_argument.vy.vpr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3"/>
          <table:table-cell table:number-columns-repeated="3"/>
          <table:table-cell table:formula="of:=IF([.H269]=0;&quot;&quot;;[.F269])" office:value-type="float" office:value="4.07532321528949" calcext:value-type="float">
            <text:p>4.0753232152894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funcs_and_methods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585" calcext:value-type="float">
            <text:p>3585</text:p>
          </table:table-cell>
          <table:table-cell table:style-name="ce5" office:value-type="float" office:value="3673" calcext:value-type="float">
            <text:p>3673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.45467224546722" calcext:value-type="float">
            <text:p>2.45467224546722</text:p>
          </table:table-cell>
          <table:table-cell table:style-name="ce5" office:value-type="string" calcext:value-type="string">
            <text:p>frontends/nagini/testsfunctionalverificationtest_funcs_and_methods.py.vpr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/>
          <table:table-cell table:formula="of:=IF([.H270]=0;&quot;&quot;;[.F270])" office:value-type="float" office:value="2.45467224546722" calcext:value-type="float">
            <text:p>2.4546722454672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uniswap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700" calcext:value-type="float">
            <text:p>3700</text:p>
          </table:table-cell>
          <table:table-cell table:style-name="ce5" office:value-type="float" office:value="3744" calcext:value-type="float">
            <text:p>374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.18918918918919" calcext:value-type="float">
            <text:p>1.18918918918919</text:p>
          </table:table-cell>
          <table:table-cell table:style-name="ce5" table:number-columns-repeated="5"/>
          <table:table-cell table:number-columns-repeated="3"/>
          <table:table-cell table:formula="of:=IF([.H271]=0;&quot;&quot;;[.F27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reentrancy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716" calcext:value-type="float">
            <text:p>3716</text:p>
          </table:table-cell>
          <table:table-cell table:style-name="ce5" office:value-type="float" office:value="4729" calcext:value-type="float">
            <text:p>4729</text:p>
          </table:table-cell>
          <table:table-cell table:style-name="ce5" office:value-type="float" office:value="1013" calcext:value-type="float">
            <text:p>1013</text:p>
          </table:table-cell>
          <table:table-cell table:style-name="ce5" office:value-type="float" office:value="27.2604951560818" calcext:value-type="float">
            <text:p>27.2604951560818</text:p>
          </table:table-cell>
          <table:table-cell table:style-name="ce5" office:value-type="string" calcext:value-type="string">
            <text:p>frontends/vyper/testsresourcesexamplesreentrancy.vy.vpr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3"/>
          <table:table-cell table:formula="of:=IF([.H272]=0;&quot;&quot;;[.F272])" office:value-type="float" office:value="27.2604951560818" calcext:value-type="float">
            <text:p>27.26049515608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serenuscoin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759" calcext:value-type="float">
            <text:p>3759</text:p>
          </table:table-cell>
          <table:table-cell table:style-name="ce5" office:value-type="float" office:value="3819" calcext:value-type="float">
            <text:p>381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.59616919393456" calcext:value-type="float">
            <text:p>1.59616919393456</text:p>
          </table:table-cell>
          <table:table-cell table:style-name="ce5" table:number-columns-repeated="5"/>
          <table:table-cell table:number-columns-repeated="3"/>
          <table:table-cell table:formula="of:=IF([.H273]=0;&quot;&quot;;[.F273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sifverificationtest_fields_assign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847" calcext:value-type="float">
            <text:p>3847</text:p>
          </table:table-cell>
          <table:table-cell table:style-name="ce5" office:value-type="float" office:value="3320" calcext:value-type="float">
            <text:p>3320</text:p>
          </table:table-cell>
          <table:table-cell table:style-name="ce5" office:value-type="float" office:value="-527" calcext:value-type="float">
            <text:p>-527</text:p>
          </table:table-cell>
          <table:table-cell table:style-name="ce5" office:value-type="float" office:value="-13.6989862230309" calcext:value-type="float">
            <text:p>-13.6989862230309</text:p>
          </table:table-cell>
          <table:table-cell table:style-name="ce5" office:value-type="string" calcext:value-type="string">
            <text:p>frontends/nagini/testssifverificationtest_fields_assign.py.vpr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number-columns-repeated="3"/>
          <table:table-cell table:number-columns-repeated="3"/>
          <table:table-cell table:formula="of:=IF([.H274]=0;&quot;&quot;;[.F274])" office:value-type="float" office:value="-13.6989862230309" calcext:value-type="float">
            <text:p>-13.698986223030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OpenMPad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911" calcext:value-type="float">
            <text:p>3911</text:p>
          </table:table-cell>
          <table:table-cell table:style-name="ce5" office:value-type="float" office:value="4115" calcext:value-type="float">
            <text:p>4115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.21605727435439" calcext:value-type="float">
            <text:p>5.21605727435439</text:p>
          </table:table-cell>
          <table:table-cell table:style-name="ce5" office:value-type="string" calcext:value-type="string">
            <text:p>allSil/OpenMPadd-silicon.sil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/>
          <table:table-cell table:formula="of:=IF([.H275]=0;&quot;&quot;;[.F275])" office:value-type="float" office:value="5.21605727435439" calcext:value-type="float">
            <text:p>5.2160572743543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32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050" calcext:value-type="float">
            <text:p>4050</text:p>
          </table:table-cell>
          <table:table-cell table:style-name="ce5" office:value-type="float" office:value="4243" calcext:value-type="float">
            <text:p>4243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4.76543209876543" calcext:value-type="float">
            <text:p>4.76543209876543</text:p>
          </table:table-cell>
          <table:table-cell table:style-name="ce5" office:value-type="string" calcext:value-type="string">
            <text:p>frontends/vyper/testsresourcesissuesissue032.vy.vpr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3"/>
          <table:table-cell table:formula="of:=IF([.H276]=0;&quot;&quot;;[.F276])" office:value-type="float" office:value="4.76543209876543" calcext:value-type="float">
            <text:p>4.7654320987654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ddress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059" calcext:value-type="float">
            <text:p>4059</text:p>
          </table:table-cell>
          <table:table-cell table:style-name="ce5" office:value-type="float" office:value="4073" calcext:value-type="float">
            <text:p>407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.344912540034491" calcext:value-type="float">
            <text:p>0.344912540034491</text:p>
          </table:table-cell>
          <table:table-cell table:style-name="ce5" office:value-type="string" calcext:value-type="string">
            <text:p>frontends/vyper/testsresourceslanguageaddress.vy.vpr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number-columns-repeated="3"/>
          <table:table-cell table:number-columns-repeated="3"/>
          <table:table-cell table:formula="of:=IF([.H277]=0;&quot;&quot;;[.F277])" office:value-type="float" office:value="0.344912540034491" calcext:value-type="float">
            <text:p>0.34491254003449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ParallelPVLExample1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165" calcext:value-type="float">
            <text:p>4165</text:p>
          </table:table-cell>
          <table:table-cell table:style-name="ce5" office:value-type="float" office:value="4170" calcext:value-type="float">
            <text:p>417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120048019207683" calcext:value-type="float">
            <text:p>0.120048019207683</text:p>
          </table:table-cell>
          <table:table-cell table:style-name="ce5" office:value-type="string" calcext:value-type="string">
            <text:p>allSil/ParallelPVLExample1-silicon.si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78]=0;&quot;&quot;;[.F278])" office:value-type="float" office:value="0.120048019207683" calcext:value-type="float">
            <text:p>0.12004801920768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onver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249" calcext:value-type="float">
            <text:p>4249</text:p>
          </table:table-cell>
          <table:table-cell table:style-name="ce5" office:value-type="float" office:value="4393" calcext:value-type="float">
            <text:p>439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3.38903271357967" calcext:value-type="float">
            <text:p>3.38903271357967</text:p>
          </table:table-cell>
          <table:table-cell table:style-name="ce5" office:value-type="string" calcext:value-type="string">
            <text:p>frontends/vyper/testsresourceslanguageconvert.vy.vpr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number-columns-repeated="3"/>
          <table:table-cell table:number-columns-repeated="3"/>
          <table:table-cell table:formula="of:=IF([.H279]=0;&quot;&quot;;[.F279])" office:value-type="float" office:value="3.38903271357967" calcext:value-type="float">
            <text:p>3.3890327135796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forall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350" calcext:value-type="float">
            <text:p>4350</text:p>
          </table:table-cell>
          <table:table-cell table:style-name="ce5" office:value-type="float" office:value="4411" calcext:value-type="float">
            <text:p>441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.40229885057471" calcext:value-type="float">
            <text:p>1.40229885057471</text:p>
          </table:table-cell>
          <table:table-cell table:style-name="ce5" office:value-type="string" calcext:value-type="string">
            <text:p>frontends/nagini/testsfunctionalverificationtest_forall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80]=0;&quot;&quot;;[.F28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HistogramSubMatrix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365" calcext:value-type="float">
            <text:p>4365</text:p>
          </table:table-cell>
          <table:table-cell table:style-name="ce5" office:value-type="float" office:value="4347" calcext:value-type="float">
            <text:p>4347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-0.412371134020619" calcext:value-type="float">
            <text:p>-0.412371134020619</text:p>
          </table:table-cell>
          <table:table-cell table:style-name="ce5" office:value-type="string" calcext:value-type="string">
            <text:p>allSil/HistoryApplication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81]=0;&quot;&quot;;[.F28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trading_secre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393" calcext:value-type="float">
            <text:p>4393</text:p>
          </table:table-cell>
          <table:table-cell table:style-name="ce5" office:value-type="float" office:value="4973" calcext:value-type="float">
            <text:p>4973</text:p>
          </table:table-cell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13.2028226724334" calcext:value-type="float">
            <text:p>13.2028226724334</text:p>
          </table:table-cell>
          <table:table-cell table:style-name="ce5" office:value-type="string" calcext:value-type="string">
            <text:p>frontends/vyper/testsresourcesexamplestrading_secret.vy.vpr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number-columns-repeated="3"/>
          <table:table-cell table:number-columns-repeated="3"/>
          <table:table-cell table:formula="of:=IF([.H282]=0;&quot;&quot;;[.F282])" office:value-type="float" office:value="13.2028226724334" calcext:value-type="float">
            <text:p>13.202822672433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state_machine.vy.vpr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4428" calcext:value-type="float">
            <text:p>4428</text:p>
          </table:table-cell>
          <table:table-cell table:style-name="ce5" office:value-type="float" office:value="4791" calcext:value-type="float">
            <text:p>479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8.19783197831978" calcext:value-type="float">
            <text:p>8.19783197831978</text:p>
          </table:table-cell>
          <table:table-cell table:style-name="ce5" office:value-type="string" calcext:value-type="string">
            <text:p>frontends/vyper/testsresourcesexamplesstate_machine.vy.vpr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number-columns-repeated="3"/>
          <table:table-cell table:number-columns-repeated="11"/>
        </table:table-row>
        <table:table-row table:style-name="ro1">
          <table:table-cell table:style-name="ce5" office:value-type="string" calcext:value-type="string">
            <text:p>allSil/TestHist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435" calcext:value-type="float">
            <text:p>4435</text:p>
          </table:table-cell>
          <table:table-cell table:style-name="ce5" office:value-type="float" office:value="5015" calcext:value-type="float">
            <text:p>5015</text:p>
          </table:table-cell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13.0777903043968" calcext:value-type="float">
            <text:p>13.0777903043968</text:p>
          </table:table-cell>
          <table:table-cell table:style-name="ce5" office:value-type="string" calcext:value-type="string">
            <text:p>allSil/TestHist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84]=0;&quot;&quot;;[.F284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obligationsverificationchalice2silverloopsAndTermination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473" calcext:value-type="float">
            <text:p>4473</text:p>
          </table:table-cell>
          <table:table-cell table:style-name="ce5" office:value-type="float" office:value="4372" calcext:value-type="float">
            <text:p>4372</text:p>
          </table:table-cell>
          <table:table-cell table:style-name="ce5" office:value-type="float" office:value="-101" calcext:value-type="float">
            <text:p>-101</text:p>
          </table:table-cell>
          <table:table-cell table:style-name="ce5" office:value-type="float" office:value="-2.25799239883747" calcext:value-type="float">
            <text:p>-2.25799239883747</text:p>
          </table:table-cell>
          <table:table-cell table:style-name="ce5" office:value-type="string" calcext:value-type="string">
            <text:p>frontends/nagini/testsobligationsverificationchalice2silverloopsAndTermination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85]=0;&quot;&quot;;[.F28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sser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643" calcext:value-type="float">
            <text:p>4643</text:p>
          </table:table-cell>
          <table:table-cell table:style-name="ce5" office:value-type="float" office:value="4830" calcext:value-type="float">
            <text:p>4830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4.02756838251131" calcext:value-type="float">
            <text:p>4.02756838251131</text:p>
          </table:table-cell>
          <table:table-cell table:style-name="ce5" office:value-type="string" calcext:value-type="string">
            <text:p>frontends/vyper/testsresourceslanguageassert.vy.vpr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3"/>
          <table:table-cell table:number-columns-repeated="3"/>
          <table:table-cell table:formula="of:=IF([.H286]=0;&quot;&quot;;[.F286])" office:value-type="float" office:value="4.02756838251131" calcext:value-type="float">
            <text:p>4.02756838251131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languagecheck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067" calcext:value-type="float">
            <text:p>5067</text:p>
          </table:table-cell>
          <table:table-cell table:style-name="ce6" office:value-type="float" office:value="5365" calcext:value-type="float">
            <text:p>5365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5.88119202684034" calcext:value-type="float">
            <text:p>5.88119202684034</text:p>
          </table:table-cell>
          <table:table-cell table:style-name="ce6" office:value-type="string" calcext:value-type="string">
            <text:p>frontends/vyper/testsresourceslanguagecheck.vy.vpr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3"/>
          <table:table-cell table:formula="of:=AVERAGE([.F287:.F308])" office:value-type="float" office:value="9.60084968208441" calcext:value-type="float">
            <text:p>9.60084968208441</text:p>
          </table:table-cell>
          <table:table-cell table:formula="of:=STDEV([.F287:.F308])" office:value-type="float" office:value="21.6361144344273" calcext:value-type="float">
            <text:p>21.6361144344273</text:p>
          </table:table-cell>
          <table:table-cell/>
          <table:table-cell table:formula="of:=IF([.H287]=0;&quot;&quot;;[.F287])" office:value-type="float" office:value="5.88119202684034" calcext:value-type="float">
            <text:p>5.88119202684034</text:p>
          </table:table-cell>
          <table:table-cell table:formula="of:=AVERAGE([.O287:.O308])" office:value-type="float" office:value="13.2800227780867" calcext:value-type="float">
            <text:p>13.2800227780867</text:p>
          </table:table-cell>
          <table:table-cell table:formula="of:=STDEV([.O287:.O308])" office:value-type="float" office:value="24.1576252458637" calcext:value-type="float">
            <text:p>24.1576252458637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frontends/vyper/testsresourcesexamplesNoterEth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132" calcext:value-type="float">
            <text:p>5132</text:p>
          </table:table-cell>
          <table:table-cell table:style-name="ce6" office:value-type="float" office:value="5529" calcext:value-type="float">
            <text:p>5529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7.73577552611068" calcext:value-type="float">
            <text:p>7.73577552611068</text:p>
          </table:table-cell>
          <table:table-cell table:style-name="ce6" office:value-type="string" calcext:value-type="string">
            <text:p>frontends/vyper/testsresourcesexamplesNoterEth.vy.vp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frontends/vyper/testsresourceslanguagealways_check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239" calcext:value-type="float">
            <text:p>5239</text:p>
          </table:table-cell>
          <table:table-cell table:style-name="ce6" office:value-type="float" office:value="5718" calcext:value-type="float">
            <text:p>5718</text:p>
          </table:table-cell>
          <table:table-cell table:style-name="ce6" office:value-type="float" office:value="479" calcext:value-type="float">
            <text:p>479</text:p>
          </table:table-cell>
          <table:table-cell table:style-name="ce6" office:value-type="float" office:value="9.14296621492651" calcext:value-type="float">
            <text:p>9.14296621492651</text:p>
          </table:table-cell>
          <table:table-cell table:style-name="ce6" office:value-type="string" calcext:value-type="string">
            <text:p>frontends/vyper/testsresourceslanguagealways_check.vy.vpr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3"/>
          <table:table-cell table:number-columns-repeated="3"/>
          <table:table-cell table:formula="of:=IF([.H289]=0;&quot;&quot;;[.F289])" office:value-type="float" office:value="9.14296621492651" calcext:value-type="float">
            <text:p>9.14296621492651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llSil/TreeWandSilverE2-silicon.sil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295" calcext:value-type="float">
            <text:p>5295</text:p>
          </table:table-cell>
          <table:table-cell table:style-name="ce6" office:value-type="float" office:value="6559" calcext:value-type="float">
            <text:p>6559</text:p>
          </table:table-cell>
          <table:table-cell table:style-name="ce6" office:value-type="float" office:value="1264" calcext:value-type="float">
            <text:p>1264</text:p>
          </table:table-cell>
          <table:table-cell table:style-name="ce6" office:value-type="float" office:value="23.8715769593957" calcext:value-type="float">
            <text:p>23.8715769593957</text:p>
          </table:table-cell>
          <table:table-cell table:style-name="ce6" office:value-type="string" calcext:value-type="string">
            <text:p>allSil/TreeWandSilverE2-silicon.sil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3"/>
          <table:table-cell table:number-columns-repeated="3"/>
          <table:table-cell table:formula="of:=IF([.H290]=0;&quot;&quot;;[.F290])" office:value-type="float" office:value="23.8715769593957" calcext:value-type="float">
            <text:p>23.871576959395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examplesescrow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773" calcext:value-type="float">
            <text:p>5773</text:p>
          </table:table-cell>
          <table:table-cell table:style-name="ce6" office:value-type="float" office:value="4524" calcext:value-type="float">
            <text:p>4524</text:p>
          </table:table-cell>
          <table:table-cell table:style-name="ce6" office:value-type="float" office:value="-1249" calcext:value-type="float">
            <text:p>-1249</text:p>
          </table:table-cell>
          <table:table-cell table:style-name="ce6" office:value-type="float" office:value="-21.6351983370864" calcext:value-type="float">
            <text:p>-21.6351983370864</text:p>
          </table:table-cell>
          <table:table-cell table:style-name="ce6" office:value-type="string" calcext:value-type="string">
            <text:p>frontends/vyper/testsresourcesexamplesescrow.vy.vpr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number-columns-repeated="3"/>
          <table:table-cell table:number-columns-repeated="3"/>
          <table:table-cell table:formula="of:=IF([.H291]=0;&quot;&quot;;[.F291])" office:value-type="float" office:value="-21.6351983370864" calcext:value-type="float">
            <text:p>-21.6351983370864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languagedecimal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798" calcext:value-type="float">
            <text:p>5798</text:p>
          </table:table-cell>
          <table:table-cell table:style-name="ce6" office:value-type="float" office:value="10448" calcext:value-type="float">
            <text:p>10448</text:p>
          </table:table-cell>
          <table:table-cell table:style-name="ce6" office:value-type="float" office:value="4650" calcext:value-type="float">
            <text:p>4650</text:p>
          </table:table-cell>
          <table:table-cell table:style-name="ce6" office:value-type="float" office:value="80.2000689893067" calcext:value-type="float">
            <text:p>80.2000689893067</text:p>
          </table:table-cell>
          <table:table-cell table:style-name="ce6" office:value-type="string" calcext:value-type="string">
            <text:p>frontends/vyper/testsresourceslanguagedecimal.vy.vpr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number-columns-repeated="3"/>
          <table:table-cell table:number-columns-repeated="3"/>
          <table:table-cell table:formula="of:=IF([.H292]=0;&quot;&quot;;[.F292])" office:value-type="float" office:value="80.2000689893067" calcext:value-type="float">
            <text:p>80.20006898930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allocationERC721_alloc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244" calcext:value-type="float">
            <text:p>6244</text:p>
          </table:table-cell>
          <table:table-cell table:style-name="ce6" office:value-type="float" office:value="6314" calcext:value-type="float">
            <text:p>631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.12107623318386" calcext:value-type="float">
            <text:p>1.12107623318386</text:p>
          </table:table-cell>
          <table:table-cell table:style-name="ce6" table:number-columns-repeated="5"/>
          <table:table-cell table:number-columns-repeated="3"/>
          <table:table-cell table:formula="of:=IF([.H293]=0;&quot;&quot;;[.F293])">
            <text:p/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examplessafe_remote_purchase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420" calcext:value-type="float">
            <text:p>6420</text:p>
          </table:table-cell>
          <table:table-cell table:style-name="ce6" office:value-type="float" office:value="8735" calcext:value-type="float">
            <text:p>8735</text:p>
          </table:table-cell>
          <table:table-cell table:style-name="ce6" office:value-type="float" office:value="2315" calcext:value-type="float">
            <text:p>2315</text:p>
          </table:table-cell>
          <table:table-cell table:style-name="ce6" office:value-type="float" office:value="36.0591900311526" calcext:value-type="float">
            <text:p>36.0591900311526</text:p>
          </table:table-cell>
          <table:table-cell table:style-name="ce6" office:value-type="string" calcext:value-type="string">
            <text:p>frontends/vyper/testsresourcesexamplessafe_remote_purchase.vy.vpr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3"/>
          <table:table-cell table:number-columns-repeated="3"/>
          <table:table-cell table:formula="of:=IF([.H294]=0;&quot;&quot;;[.F294])" office:value-type="float" office:value="36.0591900311526" calcext:value-type="float">
            <text:p>36.059190031152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nagini/testsfunctionalverificationexamplestest_student_enroll_preds.p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600" calcext:value-type="float">
            <text:p>6600</text:p>
          </table:table-cell>
          <table:table-cell table:style-name="ce6" office:value-type="float" office:value="6140" calcext:value-type="float">
            <text:p>6140</text:p>
          </table:table-cell>
          <table:table-cell table:style-name="ce6" office:value-type="float" office:value="-460" calcext:value-type="float">
            <text:p>-460</text:p>
          </table:table-cell>
          <table:table-cell table:style-name="ce6" office:value-type="float" office:value="-6.96969696969697" calcext:value-type="float">
            <text:p>-6.96969696969697</text:p>
          </table:table-cell>
          <table:table-cell table:style-name="ce6" office:value-type="string" calcext:value-type="string">
            <text:p>frontends/nagini/testsfunctionalverificationexamplestest_student_enroll_preds.py.vpr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 table:number-columns-repeated="3"/>
          <table:table-cell table:formula="of:=IF([.H295]=0;&quot;&quot;;[.F295])" office:value-type="float" office:value="-6.96969696969697" calcext:value-type="float">
            <text:p>-6.9696969696969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prusti/Selection_sort.rs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739" calcext:value-type="float">
            <text:p>6739</text:p>
          </table:table-cell>
          <table:table-cell table:style-name="ce6" office:value-type="float" office:value="6673" calcext:value-type="float">
            <text:p>6673</text:p>
          </table:table-cell>
          <table:table-cell table:style-name="ce6" office:value-type="float" office:value="-66" calcext:value-type="float">
            <text:p>-66</text:p>
          </table:table-cell>
          <table:table-cell table:style-name="ce6" office:value-type="float" office:value="-0.979373794331503" calcext:value-type="float">
            <text:p>-0.979373794331503</text:p>
          </table:table-cell>
          <table:table-cell table:style-name="ce6" office:value-type="string" calcext:value-type="string">
            <text:p>frontends/prusti/Selection_sort.rs.vpr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3"/>
          <table:table-cell table:formula="of:=IF([.H296]=0;&quot;&quot;;[.F296])">
            <text:p/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nagini/testssifverificationexamplesjoana-fig3-br.p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836" calcext:value-type="float">
            <text:p>6836</text:p>
          </table:table-cell>
          <table:table-cell table:style-name="ce6" office:value-type="float" office:value="7812" calcext:value-type="float">
            <text:p>7812</text:p>
          </table:table-cell>
          <table:table-cell table:style-name="ce6" office:value-type="float" office:value="976" calcext:value-type="float">
            <text:p>976</text:p>
          </table:table-cell>
          <table:table-cell table:style-name="ce6" office:value-type="float" office:value="14.2773551784669" calcext:value-type="float">
            <text:p>14.2773551784669</text:p>
          </table:table-cell>
          <table:table-cell table:style-name="ce6" office:value-type="string" calcext:value-type="string">
            <text:p>frontends/nagini/testssifverificationexamplesjoana-fig3-br.py.vpr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3"/>
          <table:table-cell table:formula="of:=IF([.H297]=0;&quot;&quot;;[.F297])" office:value-type="float" office:value="14.2773551784669" calcext:value-type="float">
            <text:p>14.2773551784669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prusti/008-num-traits-pow.rs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925" calcext:value-type="float">
            <text:p>6925</text:p>
          </table:table-cell>
          <table:table-cell table:style-name="ce6" office:value-type="float" office:value="7156" calcext:value-type="float">
            <text:p>7156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.33574007220217" calcext:value-type="float">
            <text:p>3.33574007220217</text:p>
          </table:table-cell>
          <table:table-cell table:style-name="ce6" office:value-type="string" calcext:value-type="string">
            <text:p>frontends/prusti/008-num-traits-pow.rs.vpr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3"/>
          <table:table-cell table:formula="of:=IF([.H298]=0;&quot;&quot;;[.F298])">
            <text:p/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llSil/TicTacToeInt-silicon.sil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026" calcext:value-type="float">
            <text:p>7026</text:p>
          </table:table-cell>
          <table:table-cell table:style-name="ce6" office:value-type="float" office:value="8328" calcext:value-type="float">
            <text:p>8328</text:p>
          </table:table-cell>
          <table:table-cell table:style-name="ce6" office:value-type="float" office:value="1302" calcext:value-type="float">
            <text:p>1302</text:p>
          </table:table-cell>
          <table:table-cell table:style-name="ce6" office:value-type="float" office:value="18.531169940222" calcext:value-type="float">
            <text:p>18.531169940222</text:p>
          </table:table-cell>
          <table:table-cell table:style-name="ce6" office:value-type="string" calcext:value-type="string">
            <text:p>allSil/TicTacToeInt-silicon.sil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 table:number-columns-repeated="3"/>
          <table:table-cell table:formula="of:=IF([.H299]=0;&quot;&quot;;[.F299])" office:value-type="float" office:value="18.531169940222" calcext:value-type="float">
            <text:p>18.531169940222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examplesstock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075" calcext:value-type="float">
            <text:p>7075</text:p>
          </table:table-cell>
          <table:table-cell table:style-name="ce6" office:value-type="float" office:value="9081" calcext:value-type="float">
            <text:p>9081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28.3533568904594" calcext:value-type="float">
            <text:p>28.3533568904594</text:p>
          </table:table-cell>
          <table:table-cell table:style-name="ce6" office:value-type="string" calcext:value-type="string">
            <text:p>frontends/vyper/testsresourcesexamplesstock.vy.vpr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number-columns-repeated="3"/>
          <table:table-cell table:number-columns-repeated="3"/>
          <table:table-cell table:formula="of:=IF([.H300]=0;&quot;&quot;;[.F300])" office:value-type="float" office:value="28.3533568904594" calcext:value-type="float">
            <text:p>28.3533568904594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llSil/CPointers-silicon.sil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147" calcext:value-type="float">
            <text:p>7147</text:p>
          </table:table-cell>
          <table:table-cell table:style-name="ce6" office:value-type="float" office:value="7447" calcext:value-type="float">
            <text:p>7447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.197565412061" calcext:value-type="float">
            <text:p>4.197565412061</text:p>
          </table:table-cell>
          <table:table-cell table:style-name="ce6" office:value-type="string" calcext:value-type="string">
            <text:p>allSil/CastExample-silicon.sil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3"/>
          <table:table-cell table:formula="of:=IF([.H301]=0;&quot;&quot;;[.F301])" office:value-type="float" office:value="4.197565412061" calcext:value-type="float">
            <text:p>4.197565412061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llSil/SummationKernel1-silicon.sil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162" calcext:value-type="float">
            <text:p>7162</text:p>
          </table:table-cell>
          <table:table-cell table:style-name="ce6" office:value-type="float" office:value="6631" calcext:value-type="float">
            <text:p>6631</text:p>
          </table:table-cell>
          <table:table-cell table:style-name="ce6" office:value-type="float" office:value="-531" calcext:value-type="float">
            <text:p>-531</text:p>
          </table:table-cell>
          <table:table-cell table:style-name="ce6" office:value-type="float" office:value="-7.41413013124826" calcext:value-type="float">
            <text:p>-7.41413013124826</text:p>
          </table:table-cell>
          <table:table-cell table:style-name="ce6" office:value-type="string" calcext:value-type="string">
            <text:p>allSil/SummationKernel1-silicon.sil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3"/>
          <table:table-cell table:formula="of:=IF([.H302]=0;&quot;&quot;;[.F302])" office:value-type="float" office:value="-7.41413013124826" calcext:value-type="float">
            <text:p>-7.4141301312482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nagini/testsobligationsverificationtest_while_must_terminate.p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261" calcext:value-type="float">
            <text:p>7261</text:p>
          </table:table-cell>
          <table:table-cell table:style-name="ce6" office:value-type="float" office:value="7253" calcext:value-type="float">
            <text:p>7253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float" office:value="-0.110177661479135" calcext:value-type="float">
            <text:p>-0.110177661479135</text:p>
          </table:table-cell>
          <table:table-cell table:style-name="ce6" office:value-type="string" calcext:value-type="string">
            <text:p>frontends/nagini/testsobligationsverificationtest_while_must_terminate.py.vpr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3"/>
          <table:table-cell table:formula="of:=IF([.H303]=0;&quot;&quot;;[.F303])" office:value-type="float" office:value="-0.110177661479135" calcext:value-type="float">
            <text:p>-0.11017766147913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nagini/testsobligationsverificationchalice2silverchristianobl_loop.p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907" calcext:value-type="float">
            <text:p>7907</text:p>
          </table:table-cell>
          <table:table-cell table:style-name="ce6" office:value-type="float" office:value="7454" calcext:value-type="float">
            <text:p>7454</text:p>
          </table:table-cell>
          <table:table-cell table:style-name="ce6" office:value-type="float" office:value="-453" calcext:value-type="float">
            <text:p>-453</text:p>
          </table:table-cell>
          <table:table-cell table:style-name="ce6" office:value-type="float" office:value="-5.72910079676236" calcext:value-type="float">
            <text:p>-5.72910079676236</text:p>
          </table:table-cell>
          <table:table-cell table:style-name="ce6" office:value-type="string" calcext:value-type="string">
            <text:p>frontends/nagini/testsobligationsverificationchalice2silverchristianobl_loop.py.vpr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3"/>
          <table:table-cell table:number-columns-repeated="3"/>
          <table:table-cell table:formula="of:=IF([.H304]=0;&quot;&quot;;[.F304])" office:value-type="float" office:value="-5.72910079676236" calcext:value-type="float">
            <text:p>-5.7291007967623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languagecontract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8183" calcext:value-type="float">
            <text:p>8183</text:p>
          </table:table-cell>
          <table:table-cell table:style-name="ce6" office:value-type="float" office:value="7034" calcext:value-type="float">
            <text:p>7034</text:p>
          </table:table-cell>
          <table:table-cell table:style-name="ce6" office:value-type="float" office:value="-1149" calcext:value-type="float">
            <text:p>-1149</text:p>
          </table:table-cell>
          <table:table-cell table:style-name="ce6" office:value-type="float" office:value="-14.0413051448124" calcext:value-type="float">
            <text:p>-14.0413051448124</text:p>
          </table:table-cell>
          <table:table-cell table:style-name="ce6" office:value-type="string" calcext:value-type="string">
            <text:p>frontends/vyper/testsresourceslanguagecontract.vy.vpr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frontends/nagini/testsfunctionalverificationtest_exception.py.vpr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8997" calcext:value-type="float">
            <text:p>8997</text:p>
          </table:table-cell>
          <table:table-cell table:style-name="ce6" office:value-type="float" office:value="11302" calcext:value-type="float">
            <text:p>11302</text:p>
          </table:table-cell>
          <table:table-cell table:style-name="ce6" office:value-type="float" office:value="2305" calcext:value-type="float">
            <text:p>2305</text:p>
          </table:table-cell>
          <table:table-cell table:style-name="ce6" office:value-type="float" office:value="25.619650994776" calcext:value-type="float">
            <text:p>25.619650994776</text:p>
          </table:table-cell>
          <table:table-cell table:style-name="ce6" office:value-type="string" calcext:value-type="string">
            <text:p>frontends/nagini/testsfunctionalverificationtest_exception.py.vpr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 table:style-name="ce6" office:value-type="string" calcext:value-type="string">
            <text:p>allSil/LinkedList-silicon.sil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9273" calcext:value-type="float">
            <text:p>9273</text:p>
          </table:table-cell>
          <table:table-cell table:style-name="ce6" office:value-type="float" office:value="8274" calcext:value-type="float">
            <text:p>8274</text:p>
          </table:table-cell>
          <table:table-cell table:style-name="ce6" office:value-type="float" office:value="-999" calcext:value-type="float">
            <text:p>-999</text:p>
          </table:table-cell>
          <table:table-cell table:style-name="ce6" office:value-type="float" office:value="-10.773212552572" calcext:value-type="float">
            <text:p>-10.773212552572</text:p>
          </table:table-cell>
          <table:table-cell table:style-name="ce6" office:value-type="string" calcext:value-type="string">
            <text:p>allSil/LinkedList-silicon.sil</text:p>
          </table:table-cell>
          <table:table-cell table:style-name="ce6" office:value-type="float" office:value="179" calcext:value-type="float">
            <text:p>179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 table:style-name="ce6" office:value-type="string" calcext:value-type="string">
            <text:p>frontends/vyper/testsresourcesexamplesvoting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9886" calcext:value-type="float">
            <text:p>9886</text:p>
          </table:table-cell>
          <table:table-cell table:style-name="ce6" office:value-type="float" office:value="11917" calcext:value-type="float">
            <text:p>11917</text:p>
          </table:table-cell>
          <table:table-cell table:style-name="ce6" office:value-type="float" office:value="2031" calcext:value-type="float">
            <text:p>2031</text:p>
          </table:table-cell>
          <table:table-cell table:style-name="ce6" office:value-type="float" office:value="20.5442039247421" calcext:value-type="float">
            <text:p>20.5442039247421</text:p>
          </table:table-cell>
          <table:table-cell table:style-name="ce6" office:value-type="string" calcext:value-type="string">
            <text:p>frontends/vyper/testsresourcesexamplesvoting.vy.vpr</text:p>
          </table:table-cell>
          <table:table-cell table:style-name="ce6" office:value-type="float" office:value="181" calcext:value-type="float">
            <text:p>181</text:p>
          </table:table-cell>
          <table:table-cell table:style-name="ce6" table:number-columns-repeated="3"/>
          <table:table-cell table:number-columns-repeated="3"/>
          <table:table-cell table:formula="of:=IF([.H308]=0;&quot;&quot;;[.F308])" office:value-type="float" office:value="20.5442039247421" calcext:value-type="float">
            <text:p>20.544203924742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LFQatomicsImplementation-silicon.sil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0231" calcext:value-type="float">
            <text:p>10231</text:p>
          </table:table-cell>
          <table:table-cell table:style-name="ce7" office:value-type="float" office:value="19588" calcext:value-type="float">
            <text:p>19588</text:p>
          </table:table-cell>
          <table:table-cell table:style-name="ce7" office:value-type="float" office:value="9357" calcext:value-type="float">
            <text:p>9357</text:p>
          </table:table-cell>
          <table:table-cell table:style-name="ce7" office:value-type="float" office:value="91.4573355488222" calcext:value-type="float">
            <text:p>91.4573355488222</text:p>
          </table:table-cell>
          <table:table-cell table:style-name="ce7" office:value-type="string" calcext:value-type="string">
            <text:p>allSil/LFQhistoryImplementation-silicon.sil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number-columns-repeated="3"/>
          <table:table-cell table:formula="of:=AVERAGE([.F309:.F339])" office:value-type="float" office:value="25.2200615391812" calcext:value-type="float">
            <text:p>25.2200615391812</text:p>
          </table:table-cell>
          <table:table-cell table:formula="of:=STDEV([.F309:.F339])" office:value-type="float" office:value="64.6065976985593" calcext:value-type="float">
            <text:p>64.6065976985593</text:p>
          </table:table-cell>
          <table:table-cell/>
          <table:table-cell table:formula="of:=IF([.H309]=0;&quot;&quot;;[.F309])" office:value-type="float" office:value="91.4573355488222" calcext:value-type="float">
            <text:p>91.4573355488222</text:p>
          </table:table-cell>
          <table:table-cell table:formula="of:=AVERAGE([.O309:.O339])" office:value-type="float" office:value="2.7471810104361" calcext:value-type="float">
            <text:p>2.7471810104361</text:p>
          </table:table-cell>
          <table:table-cell table:formula="of:=STDEV([.O309:.O339])" office:value-type="float" office:value="42.1531028935024" calcext:value-type="float">
            <text:p>42.1531028935024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frontends/vyper/testsresourcesexamplesERC20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0588" calcext:value-type="float">
            <text:p>10588</text:p>
          </table:table-cell>
          <table:table-cell table:style-name="ce7" office:value-type="float" office:value="20798" calcext:value-type="float">
            <text:p>20798</text:p>
          </table:table-cell>
          <table:table-cell table:style-name="ce7" office:value-type="float" office:value="10210" calcext:value-type="float">
            <text:p>10210</text:p>
          </table:table-cell>
          <table:table-cell table:style-name="ce7" office:value-type="float" office:value="96.4299206649037" calcext:value-type="float">
            <text:p>96.4299206649037</text:p>
          </table:table-cell>
          <table:table-cell table:style-name="ce7" office:value-type="string" calcext:value-type="string">
            <text:p>frontends/vyper/testsresourcesexamplesERC20.vy.vpr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number-columns-repeated="3"/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rontends/prusti/knapsack.rs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0680" calcext:value-type="float">
            <text:p>10680</text:p>
          </table:table-cell>
          <table:table-cell table:style-name="ce7" office:value-type="float" office:value="10829" calcext:value-type="float">
            <text:p>10829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1.39513108614232" calcext:value-type="float">
            <text:p>1.39513108614232</text:p>
          </table:table-cell>
          <table:table-cell table:style-name="ce7" office:value-type="string" calcext:value-type="string">
            <text:p>frontends/prusti/knapsack.rs.vpr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3"/>
          <table:table-cell table:formula="of:=IF([.H311]=0;&quot;&quot;;[.F311])">
            <text:p/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functionalverificationexamplescav_example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0742" calcext:value-type="float">
            <text:p>10742</text:p>
          </table:table-cell>
          <table:table-cell table:style-name="ce7" office:value-type="float" office:value="7694" calcext:value-type="float">
            <text:p>7694</text:p>
          </table:table-cell>
          <table:table-cell table:style-name="ce7" office:value-type="float" office:value="-3048" calcext:value-type="float">
            <text:p>-3048</text:p>
          </table:table-cell>
          <table:table-cell table:style-name="ce7" office:value-type="float" office:value="-28.3746043567306" calcext:value-type="float">
            <text:p>-28.3746043567306</text:p>
          </table:table-cell>
          <table:table-cell table:style-name="ce7" office:value-type="string" calcext:value-type="string">
            <text:p>frontends/nagini/testsfunctionalverificationexamplescav_example.py.vpr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3"/>
          <table:table-cell table:number-columns-repeated="3"/>
          <table:table-cell table:formula="of:=IF([.H312]=0;&quot;&quot;;[.F312])" office:value-type="float" office:value="-28.3746043567306" calcext:value-type="float">
            <text:p>-28.374604356730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348_cgmath_point.rs.vpr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10747" calcext:value-type="float">
            <text:p>10747</text:p>
          </table:table-cell>
          <table:table-cell table:style-name="ce7" office:value-type="float" office:value="36480" calcext:value-type="float">
            <text:p>36480</text:p>
          </table:table-cell>
          <table:table-cell table:style-name="ce7" office:value-type="float" office:value="25733" calcext:value-type="float">
            <text:p>25733</text:p>
          </table:table-cell>
          <table:table-cell table:style-name="ce7" office:value-type="float" office:value="239.443565646227" calcext:value-type="float">
            <text:p>239.443565646227</text:p>
          </table:table-cell>
          <table:table-cell table:style-name="ce7" office:value-type="string" calcext:value-type="string">
            <text:p>frontends/prusti/348_cgmath_point.rs.vpr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3"/>
          <table:table-cell table:number-columns-repeated="11"/>
        </table:table-row>
        <table:table-row table:style-name="ro1">
          <table:table-cell table:style-name="ce7" office:value-type="string" calcext:value-type="string">
            <text:p>frontends/nagini/testsfunctionalverificationexamplesiap_bst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0978" calcext:value-type="float">
            <text:p>10978</text:p>
          </table:table-cell>
          <table:table-cell table:style-name="ce7" office:value-type="float" office:value="9397" calcext:value-type="float">
            <text:p>9397</text:p>
          </table:table-cell>
          <table:table-cell table:style-name="ce7" office:value-type="float" office:value="-1581" calcext:value-type="float">
            <text:p>-1581</text:p>
          </table:table-cell>
          <table:table-cell table:style-name="ce7" office:value-type="float" office:value="-14.4015303333941" calcext:value-type="float">
            <text:p>-14.4015303333941</text:p>
          </table:table-cell>
          <table:table-cell table:style-name="ce7" office:value-type="string" calcext:value-type="string">
            <text:p>frontends/nagini/testsfunctionalverificationexamplesiap_bst.py.vpr</text:p>
          </table:table-cell>
          <table:table-cell table:style-name="ce7" office:value-type="float" office:value="43" calcext:value-type="float">
            <text:p>43</text:p>
          </table:table-cell>
          <table:table-cell table:style-name="ce7" table:number-columns-repeated="3"/>
          <table:table-cell table:number-columns-repeated="3"/>
          <table:table-cell table:formula="of:=IF([.H314]=0;&quot;&quot;;[.F314])" office:value-type="float" office:value="-14.4015303333941" calcext:value-type="float">
            <text:p>-14.401530333394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languagearray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1664" calcext:value-type="float">
            <text:p>11664</text:p>
          </table:table-cell>
          <table:table-cell table:style-name="ce7" office:value-type="float" office:value="12684" calcext:value-type="float">
            <text:p>12684</text:p>
          </table:table-cell>
          <table:table-cell table:style-name="ce7" office:value-type="float" office:value="1020" calcext:value-type="float">
            <text:p>1020</text:p>
          </table:table-cell>
          <table:table-cell table:style-name="ce7" office:value-type="float" office:value="8.74485596707819" calcext:value-type="float">
            <text:p>8.74485596707819</text:p>
          </table:table-cell>
          <table:table-cell table:style-name="ce7" office:value-type="string" calcext:value-type="string">
            <text:p>frontends/vyper/testsresourceslanguagearray.vy.vpr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3"/>
          <table:table-cell table:formula="of:=IF([.H315]=0;&quot;&quot;;[.F315])" office:value-type="float" office:value="8.74485596707819" calcext:value-type="float">
            <text:p>8.74485596707819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examplesauction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1745" calcext:value-type="float">
            <text:p>11745</text:p>
          </table:table-cell>
          <table:table-cell table:style-name="ce7" office:value-type="float" office:value="15623" calcext:value-type="float">
            <text:p>15623</text:p>
          </table:table-cell>
          <table:table-cell table:style-name="ce7" office:value-type="float" office:value="3878" calcext:value-type="float">
            <text:p>3878</text:p>
          </table:table-cell>
          <table:table-cell table:style-name="ce7" office:value-type="float" office:value="33.0183056619838" calcext:value-type="float">
            <text:p>33.0183056619838</text:p>
          </table:table-cell>
          <table:table-cell table:style-name="ce7" office:value-type="string" calcext:value-type="string">
            <text:p>frontends/vyper/testsresourcesexamplesauction.vy.vpr</text:p>
          </table:table-cell>
          <table:table-cell table:style-name="ce7" office:value-type="float" office:value="35" calcext:value-type="float">
            <text:p>35</text:p>
          </table:table-cell>
          <table:table-cell table:style-name="ce7" table:number-columns-repeated="3"/>
          <table:table-cell table:number-columns-repeated="3"/>
          <table:table-cell table:formula="of:=IF([.H316]=0;&quot;&quot;;[.F316])" office:value-type="float" office:value="33.0183056619838" calcext:value-type="float">
            <text:p>33.018305661983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basic-examples-c-silicon.sil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2473" calcext:value-type="float">
            <text:p>12473</text:p>
          </table:table-cell>
          <table:table-cell table:style-name="ce7" office:value-type="float" office:value="12393" calcext:value-type="float">
            <text:p>12393</text:p>
          </table:table-cell>
          <table:table-cell table:style-name="ce7" office:value-type="float" office:value="-80" calcext:value-type="float">
            <text:p>-80</text:p>
          </table:table-cell>
          <table:table-cell table:style-name="ce7" office:value-type="float" office:value="-0.641385392447687" calcext:value-type="float">
            <text:p>-0.641385392447687</text:p>
          </table:table-cell>
          <table:table-cell table:style-name="ce7" office:value-type="string" calcext:value-type="string">
            <text:p>allSil/basic-examples-c-silicon.sil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number-columns-repeated="3"/>
          <table:table-cell table:number-columns-repeated="3"/>
          <table:table-cell table:formula="of:=IF([.H317]=0;&quot;&quot;;[.F317])" office:value-type="float" office:value="-0.641385392447687" calcext:value-type="float">
            <text:p>-0.64138539244768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first-final.rs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3599" calcext:value-type="float">
            <text:p>13599</text:p>
          </table:table-cell>
          <table:table-cell table:style-name="ce7" office:value-type="float" office:value="15153" calcext:value-type="float">
            <text:p>15153</text:p>
          </table:table-cell>
          <table:table-cell table:style-name="ce7" office:value-type="float" office:value="1554" calcext:value-type="float">
            <text:p>1554</text:p>
          </table:table-cell>
          <table:table-cell table:style-name="ce7" office:value-type="float" office:value="11.4273108316788" calcext:value-type="float">
            <text:p>11.4273108316788</text:p>
          </table:table-cell>
          <table:table-cell table:style-name="ce7" office:value-type="string" calcext:value-type="string">
            <text:p>frontends/prusti/first-final.rs.vpr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3"/>
          <table:table-cell table:formula="of:=IF([.H318]=0;&quot;&quot;;[.F318])" office:value-type="float" office:value="11.4273108316788" calcext:value-type="float">
            <text:p>11.427310831678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examplesstableswap_get_virtual_price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3913" calcext:value-type="float">
            <text:p>13913</text:p>
          </table:table-cell>
          <table:table-cell table:style-name="ce7" office:value-type="float" office:value="18661" calcext:value-type="float">
            <text:p>18661</text:p>
          </table:table-cell>
          <table:table-cell table:style-name="ce7" office:value-type="float" office:value="4748" calcext:value-type="float">
            <text:p>4748</text:p>
          </table:table-cell>
          <table:table-cell table:style-name="ce7" office:value-type="float" office:value="34.1263566448645" calcext:value-type="float">
            <text:p>34.1263566448645</text:p>
          </table:table-cell>
          <table:table-cell table:style-name="ce7" office:value-type="string" calcext:value-type="string">
            <text:p>frontends/vyper/testsresourcesexamplesstableswap_get_virtual_price.vy.vpr</text:p>
          </table:table-cell>
          <table:table-cell table:style-name="ce7" office:value-type="float" office:value="47" calcext:value-type="float">
            <text:p>47</text:p>
          </table:table-cell>
          <table:table-cell table:style-name="ce7" table:number-columns-repeated="3"/>
          <table:table-cell table:number-columns-repeated="3"/>
          <table:table-cell table:formula="of:=IF([.H319]=0;&quot;&quot;;[.F319])" office:value-type="float" office:value="34.1263566448645" calcext:value-type="float">
            <text:p>34.126356644864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sifverificationexamplesexample-decl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4038" calcext:value-type="float">
            <text:p>14038</text:p>
          </table:table-cell>
          <table:table-cell table:style-name="ce7" office:value-type="float" office:value="15128" calcext:value-type="float">
            <text:p>15128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7.76463883744123" calcext:value-type="float">
            <text:p>7.76463883744123</text:p>
          </table:table-cell>
          <table:table-cell table:style-name="ce7" office:value-type="string" calcext:value-type="string">
            <text:p>frontends/nagini/testssifverificationexamplesexample-decl.py.vpr</text:p>
          </table:table-cell>
          <table:table-cell table:style-name="ce7" office:value-type="float" office:value="35" calcext:value-type="float">
            <text:p>35</text:p>
          </table:table-cell>
          <table:table-cell table:style-name="ce7" table:number-columns-repeated="3"/>
          <table:table-cell table:number-columns-repeated="3"/>
          <table:table-cell table:formula="of:=IF([.H320]=0;&quot;&quot;;[.F320])" office:value-type="float" office:value="7.76463883744123" calcext:value-type="float">
            <text:p>7.76463883744123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LFQhistoryImplementation-silicon.sil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14995" calcext:value-type="float">
            <text:p>14995</text:p>
          </table:table-cell>
          <table:table-cell table:style-name="ce7" table:number-columns-repeated="8"/>
          <table:table-cell table:number-columns-repeated="3"/>
          <table:table-cell table:formula="of:=IF([.H321]=0;&quot;&quot;;[.F321])">
            <text:p/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functionalverificationexamplesrosetta_qsort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5164" calcext:value-type="float">
            <text:p>15164</text:p>
          </table:table-cell>
          <table:table-cell table:style-name="ce7" office:value-type="float" office:value="9151" calcext:value-type="float">
            <text:p>9151</text:p>
          </table:table-cell>
          <table:table-cell table:style-name="ce7" office:value-type="float" office:value="-6013" calcext:value-type="float">
            <text:p>-6013</text:p>
          </table:table-cell>
          <table:table-cell table:style-name="ce7" office:value-type="float" office:value="-39.6531258243208" calcext:value-type="float">
            <text:p>-39.6531258243208</text:p>
          </table:table-cell>
          <table:table-cell table:style-name="ce7" office:value-type="string" calcext:value-type="string">
            <text:p>frontends/nagini/testsfunctionalverificationexamplesrosetta_qsort.py.vpr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3"/>
          <table:table-cell table:formula="of:=IF([.H322]=0;&quot;&quot;;[.F322])" office:value-type="float" office:value="-39.6531258243208" calcext:value-type="float">
            <text:p>-39.653125824320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case1-overflow.rs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7397" calcext:value-type="float">
            <text:p>17397</text:p>
          </table:table-cell>
          <table:table-cell table:style-name="ce7" office:value-type="float" office:value="24910" calcext:value-type="float">
            <text:p>24910</text:p>
          </table:table-cell>
          <table:table-cell table:style-name="ce7" office:value-type="float" office:value="7513" calcext:value-type="float">
            <text:p>7513</text:p>
          </table:table-cell>
          <table:table-cell table:style-name="ce7" office:value-type="float" office:value="43.1856067138012" calcext:value-type="float">
            <text:p>43.1856067138012</text:p>
          </table:table-cell>
          <table:table-cell table:style-name="ce7" office:value-type="string" calcext:value-type="string">
            <text:p>frontends/prusti/case1-overflow.rs.vpr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3"/>
          <table:table-cell table:formula="of:=IF([.H323]=0;&quot;&quot;;[.F323])">
            <text:p/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functionalverificationtest_iterator_set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8271" calcext:value-type="float">
            <text:p>18271</text:p>
          </table:table-cell>
          <table:table-cell table:style-name="ce7" office:value-type="float" office:value="18668" calcext:value-type="float">
            <text:p>18668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2.17284220896503" calcext:value-type="float">
            <text:p>2.17284220896503</text:p>
          </table:table-cell>
          <table:table-cell table:style-name="ce7" office:value-type="string" calcext:value-type="string">
            <text:p>frontends/nagini/testsfunctionalverificationtest_iterator_set.py.vp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3"/>
          <table:table-cell table:number-columns-repeated="3"/>
          <table:table-cell table:formula="of:=IF([.H324]=0;&quot;&quot;;[.F324])" office:value-type="float" office:value="2.17284220896503" calcext:value-type="float">
            <text:p>2.17284220896503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allocationERC20_alloc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9365" calcext:value-type="float">
            <text:p>19365</text:p>
          </table:table-cell>
          <table:table-cell table:style-name="ce7" office:value-type="float" office:value="35815" calcext:value-type="float">
            <text:p>35815</text:p>
          </table:table-cell>
          <table:table-cell table:style-name="ce7" office:value-type="float" office:value="16450" calcext:value-type="float">
            <text:p>16450</text:p>
          </table:table-cell>
          <table:table-cell table:style-name="ce7" office:value-type="float" office:value="84.9470694552027" calcext:value-type="float">
            <text:p>84.9470694552027</text:p>
          </table:table-cell>
          <table:table-cell table:style-name="ce7" office:value-type="string" calcext:value-type="string">
            <text:p>frontends/vyper/testsresourcesallocationERC20_alloc.vy.vpr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number-columns-repeated="3"/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rontends/vyper/testsresourcesallocationauction_alloc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21825" calcext:value-type="float">
            <text:p>21825</text:p>
          </table:table-cell>
          <table:table-cell table:style-name="ce7" office:value-type="float" office:value="30449" calcext:value-type="float">
            <text:p>30449</text:p>
          </table:table-cell>
          <table:table-cell table:style-name="ce7" office:value-type="float" office:value="8624" calcext:value-type="float">
            <text:p>8624</text:p>
          </table:table-cell>
          <table:table-cell table:style-name="ce7" office:value-type="float" office:value="39.5143184421535" calcext:value-type="float">
            <text:p>39.5143184421535</text:p>
          </table:table-cell>
          <table:table-cell table:style-name="ce7" office:value-type="string" calcext:value-type="string">
            <text:p>frontends/vyper/testsresourcesallocationauction_alloc.vy.vpr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number-columns-repeated="3"/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rontends/prusti/with-spec-list.rs.vpr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23264" calcext:value-type="float">
            <text:p>23264</text:p>
          </table:table-cell>
          <table:table-cell table:style-name="ce7" office:value-type="float" office:value="23151" calcext:value-type="float">
            <text:p>23151</text:p>
          </table:table-cell>
          <table:table-cell table:style-name="ce7" office:value-type="float" office:value="-113" calcext:value-type="float">
            <text:p>-113</text:p>
          </table:table-cell>
          <table:table-cell table:style-name="ce7" office:value-type="float" office:value="-0.485729023383769" calcext:value-type="float">
            <text:p>-0.485729023383769</text:p>
          </table:table-cell>
          <table:table-cell table:style-name="ce7" office:value-type="string" calcext:value-type="string">
            <text:p>frontends/prusti/with-spec-list.rs.vpr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3"/>
          <table:table-cell table:number-columns-repeated="11"/>
        </table:table-row>
        <table:table-row table:style-name="ro1">
          <table:table-cell table:style-name="ce7" office:value-type="string" calcext:value-type="string">
            <text:p>frontends/prusti/Heapsort_generic.rs.vpr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23407" calcext:value-type="float">
            <text:p>23407</text:p>
          </table:table-cell>
          <table:table-cell table:style-name="ce7" office:value-type="float" office:value="48574" calcext:value-type="float">
            <text:p>48574</text:p>
          </table:table-cell>
          <table:table-cell table:style-name="ce7" office:value-type="float" office:value="25167" calcext:value-type="float">
            <text:p>25167</text:p>
          </table:table-cell>
          <table:table-cell table:style-name="ce7" office:value-type="float" office:value="107.519118212501" calcext:value-type="float">
            <text:p>107.519118212501</text:p>
          </table:table-cell>
          <table:table-cell table:style-name="ce7" office:value-type="string" calcext:value-type="string">
            <text:p>frontends/prusti/Heapsort_generic.rs.vpr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3"/>
          <table:table-cell table:number-columns-repeated="11"/>
        </table:table-row>
        <table:table-row table:style-name="ro1">
          <table:table-cell table:style-name="ce7" office:value-type="string" calcext:value-type="string">
            <text:p>frontends/nagini/testssifverificationtest_threads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24056" calcext:value-type="float">
            <text:p>24056</text:p>
          </table:table-cell>
          <table:table-cell table:style-name="ce7" office:value-type="float" office:value="25221" calcext:value-type="float">
            <text:p>25221</text:p>
          </table:table-cell>
          <table:table-cell table:style-name="ce7" office:value-type="float" office:value="1165" calcext:value-type="float">
            <text:p>1165</text:p>
          </table:table-cell>
          <table:table-cell table:style-name="ce7" office:value-type="float" office:value="4.84286664449618" calcext:value-type="float">
            <text:p>4.84286664449618</text:p>
          </table:table-cell>
          <table:table-cell table:style-name="ce7" office:value-type="string" calcext:value-type="string">
            <text:p>frontends/nagini/testssifverificationtest_threads.py.vpr</text:p>
          </table:table-cell>
          <table:table-cell table:style-name="ce7" office:value-type="float" office:value="171" calcext:value-type="float">
            <text:p>171</text:p>
          </table:table-cell>
          <table:table-cell table:style-name="ce7" table:number-columns-repeated="3"/>
          <table:table-cell table:number-columns-repeated="3"/>
          <table:table-cell table:formula="of:=IF([.H329]=0;&quot;&quot;;[.F329])" office:value-type="float" office:value="4.84286664449618" calcext:value-type="float">
            <text:p>4.8428666444961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sifverificationtest_lowval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24446" calcext:value-type="float">
            <text:p>24446</text:p>
          </table:table-cell>
          <table:table-cell table:style-name="ce7" office:value-type="float" office:value="39095" calcext:value-type="float">
            <text:p>39095</text:p>
          </table:table-cell>
          <table:table-cell table:style-name="ce7" office:value-type="float" office:value="14649" calcext:value-type="float">
            <text:p>14649</text:p>
          </table:table-cell>
          <table:table-cell table:style-name="ce7" office:value-type="float" office:value="59.9239139327497" calcext:value-type="float">
            <text:p>59.9239139327497</text:p>
          </table:table-cell>
          <table:table-cell table:style-name="ce7" office:value-type="string" calcext:value-type="string">
            <text:p>frontends/nagini/testssifverificationtest_lowval.py.vpr</text:p>
          </table:table-cell>
          <table:table-cell table:style-name="ce7" office:value-type="float" office:value="237" calcext:value-type="float">
            <text:p>237</text:p>
          </table:table-cell>
          <table:table-cell table:style-name="ce7" table:number-columns-repeated="3"/>
          <table:table-cell table:number-columns-repeated="3"/>
          <table:table-cell table:formula="of:=IF([.H330]=0;&quot;&quot;;[.F330])" office:value-type="float" office:value="59.9239139327497" calcext:value-type="float">
            <text:p>59.923913932749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Binary_search.rs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30452" calcext:value-type="float">
            <text:p>30452</text:p>
          </table:table-cell>
          <table:table-cell table:style-name="ce7" office:value-type="float" office:value="42944" calcext:value-type="float">
            <text:p>42944</text:p>
          </table:table-cell>
          <table:table-cell table:style-name="ce7" office:value-type="float" office:value="12492" calcext:value-type="float">
            <text:p>12492</text:p>
          </table:table-cell>
          <table:table-cell table:style-name="ce7" office:value-type="float" office:value="41.0219361618285" calcext:value-type="float">
            <text:p>41.0219361618285</text:p>
          </table:table-cell>
          <table:table-cell table:style-name="ce7" office:value-type="string" calcext:value-type="string">
            <text:p>frontends/prusti/Binary_search.rs.vpr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3"/>
          <table:table-cell table:number-columns-repeated="3"/>
          <table:table-cell table:formula="of:=IF([.H331]=0;&quot;&quot;;[.F331])" office:value-type="float" office:value="41.0219361618285" calcext:value-type="float">
            <text:p>41.021936161828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sifverificationtest_exception_loop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34367" calcext:value-type="float">
            <text:p>34367</text:p>
          </table:table-cell>
          <table:table-cell table:style-name="ce7" office:value-type="float" office:value="23631" calcext:value-type="float">
            <text:p>23631</text:p>
          </table:table-cell>
          <table:table-cell table:style-name="ce7" office:value-type="float" office:value="-10736" calcext:value-type="float">
            <text:p>-10736</text:p>
          </table:table-cell>
          <table:table-cell table:style-name="ce7" office:value-type="float" office:value="-31.2392702301627" calcext:value-type="float">
            <text:p>-31.2392702301627</text:p>
          </table:table-cell>
          <table:table-cell table:style-name="ce7" office:value-type="string" calcext:value-type="string">
            <text:p>frontends/nagini/testssifverificationtest_exception_loop.py.vpr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number-columns-repeated="3"/>
          <table:table-cell table:number-columns-repeated="3"/>
          <table:table-cell table:formula="of:=IF([.H332]=0;&quot;&quot;;[.F332])" office:value-type="float" office:value="-31.2392702301627" calcext:value-type="float">
            <text:p>-31.239270230162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allocationsafe_remote_purchase_alloc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35897" calcext:value-type="float">
            <text:p>35897</text:p>
          </table:table-cell>
          <table:table-cell table:style-name="ce7" office:value-type="float" office:value="59595" calcext:value-type="float">
            <text:p>59595</text:p>
          </table:table-cell>
          <table:table-cell table:style-name="ce7" office:value-type="float" office:value="23698" calcext:value-type="float">
            <text:p>23698</text:p>
          </table:table-cell>
          <table:table-cell table:style-name="ce7" office:value-type="float" office:value="66.0166587737137" calcext:value-type="float">
            <text:p>66.0166587737137</text:p>
          </table:table-cell>
          <table:table-cell table:style-name="ce7" office:value-type="string" calcext:value-type="string">
            <text:p>frontends/vyper/testsresourcesallocationsafe_remote_purchase_alloc.vy.vpr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number-columns-repeated="3"/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rontends/nagini/testssifverificationtest_try_catch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39384" calcext:value-type="float">
            <text:p>39384</text:p>
          </table:table-cell>
          <table:table-cell table:style-name="ce7" office:value-type="float" office:value="26237" calcext:value-type="float">
            <text:p>26237</text:p>
          </table:table-cell>
          <table:table-cell table:style-name="ce7" office:value-type="float" office:value="-13147" calcext:value-type="float">
            <text:p>-13147</text:p>
          </table:table-cell>
          <table:table-cell table:style-name="ce7" office:value-type="float" office:value="-33.3815762746293" calcext:value-type="float">
            <text:p>-33.3815762746293</text:p>
          </table:table-cell>
          <table:table-cell table:style-name="ce7" office:value-type="string" calcext:value-type="string">
            <text:p>frontends/nagini/testssifverificationtest_try_catch.py.vpr</text:p>
          </table:table-cell>
          <table:table-cell table:style-name="ce7" office:value-type="float" office:value="306" calcext:value-type="float">
            <text:p>306</text:p>
          </table:table-cell>
          <table:table-cell table:style-name="ce7" table:number-columns-repeated="3"/>
          <table:table-cell table:number-columns-repeated="3"/>
          <table:table-cell table:formula="of:=IF([.H334]=0;&quot;&quot;;[.F334])" office:value-type="float" office:value="-33.3815762746293" calcext:value-type="float">
            <text:p>-33.3815762746293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TreeWandSilverE1-silicon.sil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53174" calcext:value-type="float">
            <text:p>53174</text:p>
          </table:table-cell>
          <table:table-cell table:style-name="ce7" office:value-type="float" office:value="1404" calcext:value-type="float">
            <text:p>1404</text:p>
          </table:table-cell>
          <table:table-cell table:style-name="ce7" office:value-type="float" office:value="-51770" calcext:value-type="float">
            <text:p>-51770</text:p>
          </table:table-cell>
          <table:table-cell table:style-name="ce7" office:value-type="float" office:value="-97.3596118403731" calcext:value-type="float">
            <text:p>-97.3596118403731</text:p>
          </table:table-cell>
          <table:table-cell table:style-name="ce7" office:value-type="string" calcext:value-type="string">
            <text:p>allSil/TreeWandSilverE1-silicon.sil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3"/>
          <table:table-cell table:number-columns-repeated="3"/>
          <table:table-cell table:formula="of:=IF([.H335]=0;&quot;&quot;;[.F335])" office:value-type="float" office:value="-97.3596118403731" calcext:value-type="float">
            <text:p>-97.359611840373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OpenMPSectionReduced-silicon.sil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82405" calcext:value-type="float">
            <text:p>82405</text:p>
          </table:table-cell>
          <table:table-cell table:style-name="ce7" table:number-columns-repeated="8"/>
          <table:table-cell table:number-columns-repeated="3"/>
          <table:table-cell table:formula="of:=IF([.H336]=0;&quot;&quot;;[.F336])">
            <text:p/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ansi-term-external-call.rs.vpr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119277" calcext:value-type="float">
            <text:p>119277</text:p>
          </table:table-cell>
          <table:table-cell table:style-name="ce7" table:number-columns-repeated="8"/>
          <table:table-cell table:number-columns-repeated="3"/>
          <table:table-cell table:formula="of:=IF([.H337]=0;&quot;&quot;;[.F337])">
            <text:p/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Knights_tour.rs.vpr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147700" calcext:value-type="float">
            <text:p>147700</text:p>
          </table:table-cell>
          <table:table-cell table:style-name="ce7" office:value-type="float" office:value="79059" calcext:value-type="float">
            <text:p>79059</text:p>
          </table:table-cell>
          <table:table-cell table:style-name="ce7" office:value-type="float" office:value="-68641" calcext:value-type="float">
            <text:p>-68641</text:p>
          </table:table-cell>
          <table:table-cell table:style-name="ce7" office:value-type="float" office:value="-46.4732566012187" calcext:value-type="float">
            <text:p>-46.4732566012187</text:p>
          </table:table-cell>
          <table:table-cell table:style-name="ce7" office:value-type="string" calcext:value-type="string">
            <text:p>frontends/prusti/Knights_tour.rs.vpr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number-columns-repeated="3"/>
          <table:table-cell table:number-columns-repeated="11"/>
        </table:table-row>
        <table:table-row table:style-name="ro1">
          <table:table-cell table:style-name="ce7" office:value-type="string" calcext:value-type="string">
            <text:p>allSil/OpenMPSectionReducedFail1-silicon.sil</text:p>
          </table:table-cell>
          <table:table-cell table:style-name="ce7" office:value-type="string" calcext:value-type="string">
            <text:p>False</text:p>
          </table:table-cell>
          <table:table-cell table:style-name="ce7"/>
          <table:table-cell table:style-name="ce7" office:value-type="float" office:value="32638" calcext:value-type="float">
            <text:p>32638</text:p>
          </table:table-cell>
          <table:table-cell table:style-name="ce7" table:number-columns-repeated="2"/>
          <table:table-cell table:style-name="ce7" office:value-type="string" calcext:value-type="string">
            <text:p>allSil/OpenMPSectionReducedFail1-silicon.sil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3"/>
          <table:table-cell table:formula="of:=IF([.H339]=0;&quot;&quot;;[.F339]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23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'variant.csv__vs-base'.A2:'variant.csv__vs-base'.AMJ33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.00.0000</text:date>, <text:time style:data-style-name="N2" text:time-value="15:40:35.945126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3T19:00:16.320048888</dc:date>
    <meta:editing-duration>PT3H58M1S</meta:editing-duration>
    <meta:editing-cycles>9</meta:editing-cycles>
    <meta:generator>LibreOffice/7.0.6.2$Linux_X86_64 LibreOffice_project/00$Build-2</meta:generator>
    <meta:document-statistic meta:table-count="1" meta:cell-count="30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999999" draw:fill-color="#9999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5cm" svg:height="10.387cm" xlink:href=".." xlink:type="simple" chart:class="chart:scatter" chart:style-name="ch1">
        <chart:plot-area chart:style-name="ch2" table:cell-range-address="'variant.csv__vs-base'.H2:'variant.csv__vs-base'.H339 'variant.csv__vs-base'.O1:'variant.csv__vs-base'.O339" chart:data-source-has-labels="row" svg:x="1.371cm" svg:y="0.207cm" svg:width="16.314cm" svg:height="8.992cm">
          <chart:coordinate-region svg:x="2.283cm" svg:y="0.406cm" svg:width="15.122cm" svg:height="8.594cm"/>
          <chart:axis chart:dimension="x" chart:name="primary-x" chart:style-name="ch3">
            <chart:title svg:x="8.135cm" svg:y="9.406cm" chart:style-name="ch4">
              <text:p>Number of Merges</text:p>
            </chart:title>
          </chart:axis>
          <chart:axis chart:dimension="y" chart:name="primary-y" chart:style-name="ch5">
            <chart:title svg:x="0.451cm" svg:y="6.652cm" chart:style-name="ch6">
              <text:p>% Performance Difference</text:p>
            </chart:title>
            <chart:grid chart:style-name="ch7" chart:class="major"/>
          </chart:axis>
          <chart:series chart:style-name="ch8" chart:values-cell-range-address="'variant.csv__vs-base'.O2:'variant.csv__vs-base'.O339" chart:label-cell-address="'variant.csv__vs-base'.O1:'variant.csv__vs-base'.O1" chart:class="chart:scatter">
            <chart:domain table:cell-range-address="'variant.csv__vs-base'.H2:'variant.csv__vs-base'.H339"/>
            <chart:data-point chart:repeated="3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ΔMean excluding no merges [%]</text:p>
                <draw:g>
                  <svg:desc>'variant.csv__vs-base'.O1:'variant.csv__vs-base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variant.csv__vs-base'.H2:'variant.csv__vs-base'.H339</svg:desc>
                </draw:g>
              </table:table-cell>
              <table:table-cell office:value-type="float" office:value="NaN">
                <text:p>NaN</text:p>
                <draw:g>
                  <svg:desc>'variant.csv__vs-base'.O2:'variant.csv__vs-base'.O3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.45772594752187">
                <text:p>1.45772594752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-7.20461095100865">
                <text:p>-7.20461095100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-7.04960835509138">
                <text:p>-7.04960835509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-0.488997555012225">
                <text:p>-0.488997555012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2.18446601941748">
                <text:p>2.18446601941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-1.67865707434053">
                <text:p>-1.67865707434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-3.24825986078886">
                <text:p>-3.248259860788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-9.9537037037037">
                <text:p>-9.9537037037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-0.221238938053097">
                <text:p>-0.221238938053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-3.7280701754386">
                <text:p>-3.72807017543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.31004366812227">
                <text:p>-1.310043668122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-7.88381742738589">
                <text:p>-7.88381742738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">
                <text:p>31</text:p>
              </table:table-cell>
              <table:table-cell office:value-type="float" office:value="0.824742268041237">
                <text:p>0.8247422680412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-8.21643286573146">
                <text:p>-8.21643286573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-3.94477317554241">
                <text:p>-3.944773175542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-0.56390977443609">
                <text:p>-0.563909774436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7.62081784386617">
                <text:p>7.620817843866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3.31491712707182">
                <text:p>3.31491712707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3.82513661202186">
                <text:p>3.82513661202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-3.6101083032491">
                <text:p>-3.61010830324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-3.49761526232114">
                <text:p>-3.497615262321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-6.19047619047619">
                <text:p>-6.190476190476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.07692307692308">
                <text:p>1.07692307692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60882800608828">
                <text:p>0.608828006088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  <table:table-cell office:value-type="float" office:value="-2.00860832137733">
                <text:p>-2.008608321377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-11.9718309859155">
                <text:p>-11.97183098591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4.01662049861496">
                <text:p>4.016620498614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11.8294360385144">
                <text:p>11.82943603851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-2.98507462686567">
                <text:p>-2.985074626865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">
                <text:p>3</text:p>
              </table:table-cell>
              <table:table-cell office:value-type="float" office:value="4.06290956749672">
                <text:p>4.062909567496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6.80628272251309">
                <text:p>6.806282722513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  <table:table-cell office:value-type="float" office:value="8.5427135678392">
                <text:p>8.54271356783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">
                <text:p>16</text:p>
              </table:table-cell>
              <table:table-cell office:value-type="float" office:value="-7.87949015063731">
                <text:p>-7.879490150637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15.3409090909091">
                <text:p>15.34090909090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">
                <text:p>8</text:p>
              </table:table-cell>
              <table:table-cell office:value-type="float" office:value="-5.18378887841659">
                <text:p>-5.183788878416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-12.9943502824859">
                <text:p>-12.99435028248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0.615858352578907">
                <text:p>0.6158583525789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-15.1330798479087">
                <text:p>-15.13307984790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2.56593014967926">
                <text:p>2.565930149679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-5.68022440392707">
                <text:p>-5.680224403927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-6.30119722747322">
                <text:p>-6.301197227473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1.34110787172012">
                <text:p>1.341107871720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6.18908382066277">
                <text:p>6.189083820662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  <table:table-cell office:value-type="float" office:value="-1.79090029041626">
                <text:p>-1.790900290416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">
                <text:p>6</text:p>
              </table:table-cell>
              <table:table-cell office:value-type="float" office:value="5.53949903660886">
                <text:p>5.539499036608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">
                <text:p>4</text:p>
              </table:table-cell>
              <table:table-cell office:value-type="float" office:value="2.92314945780292">
                <text:p>2.92314945780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">
                <text:p>5</text:p>
              </table:table-cell>
              <table:table-cell office:value-type="float" office:value="10.2183000464468">
                <text:p>10.21830004644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  <table:table-cell office:value-type="float" office:value="5.67343173431734">
                <text:p>5.673431734317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13.2718894009217">
                <text:p>13.27188940092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">
                <text:p>4</text:p>
              </table:table-cell>
              <table:table-cell office:value-type="float" office:value="1.77192185370286">
                <text:p>1.771921853702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11.4709851551957">
                <text:p>11.47098515519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">
                <text:p>8</text:p>
              </table:table-cell>
              <table:table-cell office:value-type="float" office:value="4.83654276757725">
                <text:p>4.83654276757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">
                <text:p>7</text:p>
              </table:table-cell>
              <table:table-cell office:value-type="float" office:value="10.2688408990745">
                <text:p>10.26884089907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  <table:table-cell office:value-type="float" office:value="6.517047906776">
                <text:p>6.517047906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">
                <text:p>6</text:p>
              </table:table-cell>
              <table:table-cell office:value-type="float" office:value="2.87677114641477">
                <text:p>2.876771146414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2.60906757912746">
                <text:p>2.609067579127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6.4366848969289">
                <text:p>6.43668489692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  <table:table-cell office:value-type="float" office:value="-2.62187628021303">
                <text:p>-2.621876280213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">
                <text:p>13</text:p>
              </table:table-cell>
              <table:table-cell office:value-type="float" office:value="6.76661264181524">
                <text:p>6.76661264181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-20.1593625498008">
                <text:p>-20.1593625498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  <table:table-cell office:value-type="float" office:value="1.58856235107228">
                <text:p>1.588562351072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">
                <text:p>6</text:p>
              </table:table-cell>
              <table:table-cell office:value-type="float" office:value="3.7810161480898">
                <text:p>3.78101614808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">
                <text:p>13</text:p>
              </table:table-cell>
              <table:table-cell office:value-type="float" office:value="6.14611519134132">
                <text:p>6.146115191341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11.2921561197423">
                <text:p>11.29215611974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">
                <text:p>19</text:p>
              </table:table-cell>
              <table:table-cell office:value-type="float" office:value="5.44646165246388">
                <text:p>5.446461652463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">
                <text:p>9</text:p>
              </table:table-cell>
              <table:table-cell office:value-type="float" office:value="-2.4340770791075">
                <text:p>-2.43407707910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14.2668428005284">
                <text:p>14.26684280052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-4.50097847358121">
                <text:p>-4.500978473581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">
                <text:p>11</text:p>
              </table:table-cell>
              <table:table-cell office:value-type="float" office:value="-0.615883306320908">
                <text:p>-0.6158833063209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">
                <text:p>15</text:p>
              </table:table-cell>
              <table:table-cell office:value-type="float" office:value="6.00706713780919">
                <text:p>6.007067137809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.89359054138146">
                <text:p>2.893590541381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">
                <text:p>8</text:p>
              </table:table-cell>
              <table:table-cell office:value-type="float" office:value="-12.8063725490196">
                <text:p>-12.80637254901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  <table:table-cell office:value-type="float" office:value="1.20772946859903">
                <text:p>1.207729468599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">
                <text:p>20</text:p>
              </table:table-cell>
              <table:table-cell office:value-type="float" office:value="0.202722270489429">
                <text:p>0.2027222704894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  <table:table-cell office:value-type="float" office:value="7.39678899082569">
                <text:p>7.396788990825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">
                <text:p>14</text:p>
              </table:table-cell>
              <table:table-cell office:value-type="float" office:value="4.07532321528949">
                <text:p>4.075323215289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2.45467224546722">
                <text:p>2.454672245467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">
                <text:p>20</text:p>
              </table:table-cell>
              <table:table-cell office:value-type="float" office:value="27.2604951560818">
                <text:p>27.26049515608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">
                <text:p>24</text:p>
              </table:table-cell>
              <table:table-cell office:value-type="float" office:value="-13.6989862230309">
                <text:p>-13.69898622303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5.21605727435439">
                <text:p>5.216057274354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">
                <text:p>20</text:p>
              </table:table-cell>
              <table:table-cell office:value-type="float" office:value="4.76543209876543">
                <text:p>4.765432098765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">
                <text:p>22</text:p>
              </table:table-cell>
              <table:table-cell office:value-type="float" office:value="0.344912540034491">
                <text:p>0.3449125400344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0.120048019207683">
                <text:p>0.1200480192076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">
                <text:p>26</text:p>
              </table:table-cell>
              <table:table-cell office:value-type="float" office:value="3.38903271357967">
                <text:p>3.389032713579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4">
                <text:p>64</text:p>
              </table:table-cell>
              <table:table-cell office:value-type="float" office:value="13.2028226724334">
                <text:p>13.2028226724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">
                <text:p>13</text:p>
              </table:table-cell>
              <table:table-cell office:value-type="float" office:value="4.02756838251131">
                <text:p>4.027568382511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">
                <text:p>27</text:p>
              </table:table-cell>
              <table:table-cell office:value-type="float" office:value="5.88119202684034">
                <text:p>5.881192026840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">
                <text:p>25</text:p>
              </table:table-cell>
              <table:table-cell office:value-type="float" office:value="9.14296621492651">
                <text:p>9.142966214926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  <table:table-cell office:value-type="float" office:value="23.8715769593957">
                <text:p>23.87157695939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6">
                <text:p>56</text:p>
              </table:table-cell>
              <table:table-cell office:value-type="float" office:value="-21.6351983370864">
                <text:p>-21.63519833708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">
                <text:p>69</text:p>
              </table:table-cell>
              <table:table-cell office:value-type="float" office:value="80.2000689893067">
                <text:p>80.20006898930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">
                <text:p>45</text:p>
              </table:table-cell>
              <table:table-cell office:value-type="float" office:value="36.0591900311526">
                <text:p>36.05919003115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">
                <text:p>9</text:p>
              </table:table-cell>
              <table:table-cell office:value-type="float" office:value="-6.96969696969697">
                <text:p>-6.969696969696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">
                <text:p>7</text:p>
              </table:table-cell>
              <table:table-cell office:value-type="float" office:value="14.2773551784669">
                <text:p>14.27735517846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">
                <text:p>9</text:p>
              </table:table-cell>
              <table:table-cell office:value-type="float" office:value="18.531169940222">
                <text:p>18.5311699402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28.3533568904594">
                <text:p>28.35335689045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4.197565412061">
                <text:p>4.1975654120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  <table:table-cell office:value-type="float" office:value="-7.41413013124826">
                <text:p>-7.414130131248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">
                <text:p>6</text:p>
              </table:table-cell>
              <table:table-cell office:value-type="float" office:value="-0.110177661479135">
                <text:p>-0.1101776614791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">
                <text:p>12</text:p>
              </table:table-cell>
              <table:table-cell office:value-type="float" office:value="-5.72910079676236">
                <text:p>-5.729100796762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1">
                <text:p>181</text:p>
              </table:table-cell>
              <table:table-cell office:value-type="float" office:value="20.5442039247421">
                <text:p>20.54420392474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">
                <text:p>31</text:p>
              </table:table-cell>
              <table:table-cell office:value-type="float" office:value="91.4573355488222">
                <text:p>91.45733554882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  <table:table-cell office:value-type="float" office:value="-28.3746043567306">
                <text:p>-28.37460435673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">
                <text:p>43</text:p>
              </table:table-cell>
              <table:table-cell office:value-type="float" office:value="-14.4015303333941">
                <text:p>-14.40153033339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">
                <text:p>11</text:p>
              </table:table-cell>
              <table:table-cell office:value-type="float" office:value="8.74485596707819">
                <text:p>8.744855967078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">
                <text:p>35</text:p>
              </table:table-cell>
              <table:table-cell office:value-type="float" office:value="33.0183056619838">
                <text:p>33.01830566198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">
                <text:p>28</text:p>
              </table:table-cell>
              <table:table-cell office:value-type="float" office:value="-0.641385392447687">
                <text:p>-0.6413853924476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">
                <text:p>10</text:p>
              </table:table-cell>
              <table:table-cell office:value-type="float" office:value="11.4273108316788">
                <text:p>11.42731083167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">
                <text:p>47</text:p>
              </table:table-cell>
              <table:table-cell office:value-type="float" office:value="34.1263566448645">
                <text:p>34.12635664486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">
                <text:p>35</text:p>
              </table:table-cell>
              <table:table-cell office:value-type="float" office:value="7.76463883744123">
                <text:p>7.764638837441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">
                <text:p>10</text:p>
              </table:table-cell>
              <table:table-cell office:value-type="float" office:value="-39.6531258243208">
                <text:p>-39.65312582432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">
                <text:p>8</text:p>
              </table:table-cell>
              <table:table-cell office:value-type="float" office:value="2.17284220896503">
                <text:p>2.172842208965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1">
                <text:p>171</text:p>
              </table:table-cell>
              <table:table-cell office:value-type="float" office:value="4.84286664449618">
                <text:p>4.842866644496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7">
                <text:p>237</text:p>
              </table:table-cell>
              <table:table-cell office:value-type="float" office:value="59.9239139327497">
                <text:p>59.92391393274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">
                <text:p>7</text:p>
              </table:table-cell>
              <table:table-cell office:value-type="float" office:value="41.0219361618285">
                <text:p>41.02193616182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">
                <text:p>200</text:p>
              </table:table-cell>
              <table:table-cell office:value-type="float" office:value="-31.2392702301627">
                <text:p>-31.23927023016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6">
                <text:p>306</text:p>
              </table:table-cell>
              <table:table-cell office:value-type="float" office:value="-33.3815762746293">
                <text:p>-33.38157627462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">
                <text:p>24</text:p>
              </table:table-cell>
              <table:table-cell office:value-type="float" office:value="-97.3596118403731">
                <text:p>-97.35961184037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01cm" svg:height="9.962cm" xlink:href=".." xlink:type="simple" chart:class="chart:bar" chart:style-name="ch1">
        <chart:plot-area chart:style-name="ch2" table:cell-range-address="'variant.csv__vs-base'.T2:'variant.csv__vs-base'.T6 'variant.csv__vs-base'.V1:'variant.csv__vs-base'.V6" chart:data-source-has-labels="both" svg:x="1.377cm" svg:y="0.199cm" svg:width="16.558cm" svg:height="8.583cm">
          <chart:coordinate-region svg:x="1.998cm" svg:y="0.399cm" svg:width="15.937cm" svg:height="8.184cm"/>
          <chart:axis chart:dimension="x" chart:name="primary-x" chart:style-name="ch3" chartooo:axis-type="auto">
            <chartooo:date-scale/>
            <chart:title svg:x="8.395cm" svg:y="8.981cm" chart:style-name="ch4">
              <text:p>Verification Time</text:p>
            </chart:title>
            <chart:categories table:cell-range-address="'variant.csv__vs-base'.T2:'variant.csv__vs-base'.T6"/>
          </chart:axis>
          <chart:axis chart:dimension="y" chart:name="primary-y" chart:style-name="ch5">
            <chart:title svg:x="0.451cm" svg:y="6.439cm" chart:style-name="ch6">
              <text:p>% Performance Difference</text:p>
            </chart:title>
            <chart:grid chart:style-name="ch7" chart:class="major"/>
          </chart:axis>
          <chart:series chart:style-name="ch8" chart:values-cell-range-address="'variant.csv__vs-base'.V2:'variant.csv__vs-base'.V6" chart:label-cell-address="'variant.csv__vs-base'.V1:'variant.csv__vs-base'.V1" chart:class="chart:bar">
            <chart:data-point chart:repeated="4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ΔMean exluding no merges [%]</text:p>
                <draw:g>
                  <svg:desc>'variant.csv__vs-base'.V1:'variant.csv__vs-base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s – 0.5s (14)</text:p>
                <draw:g>
                  <svg:desc>'variant.csv__vs-base'.T2:'variant.csv__vs-base'.T6</svg:desc>
                </draw:g>
              </table:table-cell>
              <table:table-cell office:value-type="float" office:value="-3.3">
                <text:p>-3.3</text:p>
                <draw:g>
                  <svg:desc>'variant.csv__vs-base'.V2:'variant.csv__vs-base'.V6</svg:desc>
                </draw:g>
              </table:table-cell>
            </table:table-row>
            <table:table-row>
              <table:table-cell office:value-type="string">
                <text:p>0.5s – 1s (20)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s – 5s (54)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s – 10s (15)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&gt; 10s (17)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